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291in" svg:height="5.5319in" svg:x="6.298in" svg:y="14.0024in">
            <draw:object draw:notify-on-update-of-ranges="Sheet1.A1:Sheet1.A1 Sheet1.A2:Sheet1.A129 Sheet1.B1:Sheet1.B1 Sheet1.B2:Sheet1.B129 Sheet1.C1:Sheet1.C1 Sheet1.C2:Sheet1.C129 Sheet1.D1:Sheet1.D1 Sheet1.D2:Sheet1.D129 Sheet1.E1:Sheet1.E1 Sheet1.E2:Sheet1.E129 Sheet1.F1:Sheet1.F1 Sheet1.F2:Sheet1.F129 Sheet1.G1:Sheet1.G1 Sheet1.G2:Sheet1.G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res (n)</text:p>
          </table:table-cell>
          <table:table-cell office:value-type="string" calcext:value-type="string">
            <text:p>Ideal</text:p>
          </table:table-cell>
          <table:table-cell office:value-type="string" calcext:value-type="string">
            <text:p>F = 0.2 </text:p>
          </table:table-cell>
          <table:table-cell office:value-type="string" calcext:value-type="string">
            <text:p>F = 0.1 </text:p>
          </table:table-cell>
          <table:table-cell office:value-type="string" calcext:value-type="string">
            <text:p>F = 0.05</text:p>
          </table:table-cell>
          <table:table-cell office:value-type="string" calcext:value-type="string">
            <text:p>F = 0.01</text:p>
          </table:table-cell>
          <table:table-cell office:value-type="string" calcext:value-type="string">
            <text:p>F = 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1 / (0.2+(1 -0.2) / [.A2])" office:value-type="float" office:value="1" calcext:value-type="float">
            <text:p>1</text:p>
          </table:table-cell>
          <table:table-cell table:formula="of:=1 / (0.1+(1 -0.1) / [.A2])" office:value-type="float" office:value="1" calcext:value-type="float">
            <text:p>1</text:p>
          </table:table-cell>
          <table:table-cell table:formula="of:=1 / (0.05+(1 - 0.05) / [.A2])" office:value-type="float" office:value="1" calcext:value-type="float">
            <text:p>1</text:p>
          </table:table-cell>
          <table:table-cell table:formula="of:=1 / (0.05+(1 - 0.05) / [.A2])" office:value-type="float" office:value="1" calcext:value-type="float">
            <text:p>1</text:p>
          </table:table-cell>
          <table:table-cell table:formula="of:=1 / (0.001+(1 - 0.001) / [.A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table:formula="of:=1 / (0.2+(1 -0.2) / [.A3])" office:value-type="float" office:value="1.66666666666667" calcext:value-type="float">
            <text:p>1.66666666666667</text:p>
          </table:table-cell>
          <table:table-cell table:formula="of:=1 / (0.1+(1 -0.1) / [.A3])" office:value-type="float" office:value="1.81818181818182" calcext:value-type="float">
            <text:p>1.81818181818182</text:p>
          </table:table-cell>
          <table:table-cell table:formula="of:=1 / (0.05+(1 - 0.05) / [.A3])" office:value-type="float" office:value="1.9047619047619" calcext:value-type="float">
            <text:p>1.9047619047619</text:p>
          </table:table-cell>
          <table:table-cell table:formula="of:=1 / (0.05+(1 - 0.05) / [.A3])" office:value-type="float" office:value="1.9047619047619" calcext:value-type="float">
            <text:p>1.9047619047619</text:p>
          </table:table-cell>
          <table:table-cell table:formula="of:=1 / (0.001+(1 - 0.001) / [.A3])" office:value-type="float" office:value="1.998001998002" calcext:value-type="float">
            <text:p>1.998001998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" office:value-type="float" office:value="3" calcext:value-type="float">
            <text:p>3</text:p>
          </table:table-cell>
          <table:table-cell table:formula="of:=1 / (0.2+(1 -0.2) / [.A4])" office:value-type="float" office:value="2.14285714285714" calcext:value-type="float">
            <text:p>2.14285714285714</text:p>
          </table:table-cell>
          <table:table-cell table:formula="of:=1 / (0.1+(1 -0.1) / [.A4])" office:value-type="float" office:value="2.5" calcext:value-type="float">
            <text:p>2.5</text:p>
          </table:table-cell>
          <table:table-cell table:formula="of:=1 / (0.05+(1 - 0.05) / [.A4])" office:value-type="float" office:value="2.72727272727273" calcext:value-type="float">
            <text:p>2.72727272727273</text:p>
          </table:table-cell>
          <table:table-cell table:formula="of:=1 / (0.05+(1 - 0.05) / [.A4])" office:value-type="float" office:value="2.72727272727273" calcext:value-type="float">
            <text:p>2.72727272727273</text:p>
          </table:table-cell>
          <table:table-cell table:formula="of:=1 / (0.001+(1 - 0.001) / [.A4])" office:value-type="float" office:value="2.9940119760479" calcext:value-type="float">
            <text:p>2.99401197604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  <table:table-cell table:formula="of:=1 / (0.2+(1 -0.2) / [.A5])" office:value-type="float" office:value="2.5" calcext:value-type="float">
            <text:p>2.5</text:p>
          </table:table-cell>
          <table:table-cell table:formula="of:=1 / (0.1+(1 -0.1) / [.A5])" office:value-type="float" office:value="3.07692307692308" calcext:value-type="float">
            <text:p>3.07692307692308</text:p>
          </table:table-cell>
          <table:table-cell table:formula="of:=1 / (0.05+(1 - 0.05) / [.A5])" office:value-type="float" office:value="3.47826086956522" calcext:value-type="float">
            <text:p>3.47826086956522</text:p>
          </table:table-cell>
          <table:table-cell table:formula="of:=1 / (0.05+(1 - 0.05) / [.A5])" office:value-type="float" office:value="3.47826086956522" calcext:value-type="float">
            <text:p>3.47826086956522</text:p>
          </table:table-cell>
          <table:table-cell table:formula="of:=1 / (0.001+(1 - 0.001) / [.A5])" office:value-type="float" office:value="3.98803589232303" calcext:value-type="float">
            <text:p>3.98803589232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" office:value-type="float" office:value="5" calcext:value-type="float">
            <text:p>5</text:p>
          </table:table-cell>
          <table:table-cell table:formula="of:=1 / (0.2+(1 -0.2) / [.A6])" office:value-type="float" office:value="2.77777777777778" calcext:value-type="float">
            <text:p>2.77777777777778</text:p>
          </table:table-cell>
          <table:table-cell table:formula="of:=1 / (0.1+(1 -0.1) / [.A6])" office:value-type="float" office:value="3.57142857142857" calcext:value-type="float">
            <text:p>3.57142857142857</text:p>
          </table:table-cell>
          <table:table-cell table:formula="of:=1 / (0.05+(1 - 0.05) / [.A6])" office:value-type="float" office:value="4.16666666666667" calcext:value-type="float">
            <text:p>4.16666666666667</text:p>
          </table:table-cell>
          <table:table-cell table:formula="of:=1 / (0.05+(1 - 0.05) / [.A6])" office:value-type="float" office:value="4.16666666666667" calcext:value-type="float">
            <text:p>4.16666666666667</text:p>
          </table:table-cell>
          <table:table-cell table:formula="of:=1 / (0.001+(1 - 0.001) / [.A6])" office:value-type="float" office:value="4.9800796812749" calcext:value-type="float">
            <text:p>4.98007968127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" office:value-type="float" office:value="6" calcext:value-type="float">
            <text:p>6</text:p>
          </table:table-cell>
          <table:table-cell table:formula="of:=1 / (0.2+(1 -0.2) / [.A7])" office:value-type="float" office:value="3" calcext:value-type="float">
            <text:p>3</text:p>
          </table:table-cell>
          <table:table-cell table:formula="of:=1 / (0.1+(1 -0.1) / [.A7])" office:value-type="float" office:value="4" calcext:value-type="float">
            <text:p>4</text:p>
          </table:table-cell>
          <table:table-cell table:formula="of:=1 / (0.05+(1 - 0.05) / [.A7])" office:value-type="float" office:value="4.8" calcext:value-type="float">
            <text:p>4.8</text:p>
          </table:table-cell>
          <table:table-cell table:formula="of:=1 / (0.05+(1 - 0.05) / [.A7])" office:value-type="float" office:value="4.8" calcext:value-type="float">
            <text:p>4.8</text:p>
          </table:table-cell>
          <table:table-cell table:formula="of:=1 / (0.001+(1 - 0.001) / [.A7])" office:value-type="float" office:value="5.97014925373134" calcext:value-type="float">
            <text:p>5.97014925373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" office:value-type="float" office:value="7" calcext:value-type="float">
            <text:p>7</text:p>
          </table:table-cell>
          <table:table-cell table:formula="of:=1 / (0.2+(1 -0.2) / [.A8])" office:value-type="float" office:value="3.18181818181818" calcext:value-type="float">
            <text:p>3.18181818181818</text:p>
          </table:table-cell>
          <table:table-cell table:formula="of:=1 / (0.1+(1 -0.1) / [.A8])" office:value-type="float" office:value="4.375" calcext:value-type="float">
            <text:p>4.375</text:p>
          </table:table-cell>
          <table:table-cell table:formula="of:=1 / (0.05+(1 - 0.05) / [.A8])" office:value-type="float" office:value="5.38461538461538" calcext:value-type="float">
            <text:p>5.38461538461538</text:p>
          </table:table-cell>
          <table:table-cell table:formula="of:=1 / (0.05+(1 - 0.05) / [.A8])" office:value-type="float" office:value="5.38461538461538" calcext:value-type="float">
            <text:p>5.38461538461538</text:p>
          </table:table-cell>
          <table:table-cell table:formula="of:=1 / (0.001+(1 - 0.001) / [.A8])" office:value-type="float" office:value="6.95825049701789" calcext:value-type="float">
            <text:p>6.95825049701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" office:value-type="float" office:value="8" calcext:value-type="float">
            <text:p>8</text:p>
          </table:table-cell>
          <table:table-cell table:formula="of:=1 / (0.2+(1 -0.2) / [.A9])" office:value-type="float" office:value="3.33333333333333" calcext:value-type="float">
            <text:p>3.33333333333333</text:p>
          </table:table-cell>
          <table:table-cell table:formula="of:=1 / (0.1+(1 -0.1) / [.A9])" office:value-type="float" office:value="4.70588235294118" calcext:value-type="float">
            <text:p>4.70588235294118</text:p>
          </table:table-cell>
          <table:table-cell table:formula="of:=1 / (0.05+(1 - 0.05) / [.A9])" office:value-type="float" office:value="5.92592592592593" calcext:value-type="float">
            <text:p>5.92592592592593</text:p>
          </table:table-cell>
          <table:table-cell table:formula="of:=1 / (0.05+(1 - 0.05) / [.A9])" office:value-type="float" office:value="5.92592592592593" calcext:value-type="float">
            <text:p>5.92592592592593</text:p>
          </table:table-cell>
          <table:table-cell table:formula="of:=1 / (0.001+(1 - 0.001) / [.A9])" office:value-type="float" office:value="7.94438927507448" calcext:value-type="float">
            <text:p>7.94438927507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" office:value-type="float" office:value="9" calcext:value-type="float">
            <text:p>9</text:p>
          </table:table-cell>
          <table:table-cell table:formula="of:=1 / (0.2+(1 -0.2) / [.A10])" office:value-type="float" office:value="3.46153846153846" calcext:value-type="float">
            <text:p>3.46153846153846</text:p>
          </table:table-cell>
          <table:table-cell table:formula="of:=1 / (0.1+(1 -0.1) / [.A10])" office:value-type="float" office:value="5" calcext:value-type="float">
            <text:p>5</text:p>
          </table:table-cell>
          <table:table-cell table:formula="of:=1 / (0.05+(1 - 0.05) / [.A10])" office:value-type="float" office:value="6.42857142857143" calcext:value-type="float">
            <text:p>6.42857142857143</text:p>
          </table:table-cell>
          <table:table-cell table:formula="of:=1 / (0.05+(1 - 0.05) / [.A10])" office:value-type="float" office:value="6.42857142857143" calcext:value-type="float">
            <text:p>6.42857142857143</text:p>
          </table:table-cell>
          <table:table-cell table:formula="of:=1 / (0.001+(1 - 0.001) / [.A10])" office:value-type="float" office:value="8.92857142857143" calcext:value-type="float">
            <text:p>8.92857142857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" office:value-type="float" office:value="10" calcext:value-type="float">
            <text:p>10</text:p>
          </table:table-cell>
          <table:table-cell table:formula="of:=1 / (0.2+(1 -0.2) / [.A11])" office:value-type="float" office:value="3.57142857142857" calcext:value-type="float">
            <text:p>3.57142857142857</text:p>
          </table:table-cell>
          <table:table-cell table:formula="of:=1 / (0.1+(1 -0.1) / [.A11])" office:value-type="float" office:value="5.26315789473684" calcext:value-type="float">
            <text:p>5.26315789473684</text:p>
          </table:table-cell>
          <table:table-cell table:formula="of:=1 / (0.05+(1 - 0.05) / [.A11])" office:value-type="float" office:value="6.89655172413793" calcext:value-type="float">
            <text:p>6.89655172413793</text:p>
          </table:table-cell>
          <table:table-cell table:formula="of:=1 / (0.05+(1 - 0.05) / [.A11])" office:value-type="float" office:value="6.89655172413793" calcext:value-type="float">
            <text:p>6.89655172413793</text:p>
          </table:table-cell>
          <table:table-cell table:formula="of:=1 / (0.001+(1 - 0.001) / [.A11])" office:value-type="float" office:value="9.91080277502478" calcext:value-type="float">
            <text:p>9.910802775024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" office:value-type="float" office:value="11" calcext:value-type="float">
            <text:p>11</text:p>
          </table:table-cell>
          <table:table-cell table:formula="of:=1 / (0.2+(1 -0.2) / [.A12])" office:value-type="float" office:value="3.66666666666667" calcext:value-type="float">
            <text:p>3.66666666666667</text:p>
          </table:table-cell>
          <table:table-cell table:formula="of:=1 / (0.1+(1 -0.1) / [.A12])" office:value-type="float" office:value="5.5" calcext:value-type="float">
            <text:p>5.5</text:p>
          </table:table-cell>
          <table:table-cell table:formula="of:=1 / (0.05+(1 - 0.05) / [.A12])" office:value-type="float" office:value="7.33333333333333" calcext:value-type="float">
            <text:p>7.33333333333333</text:p>
          </table:table-cell>
          <table:table-cell table:formula="of:=1 / (0.05+(1 - 0.05) / [.A12])" office:value-type="float" office:value="7.33333333333333" calcext:value-type="float">
            <text:p>7.33333333333333</text:p>
          </table:table-cell>
          <table:table-cell table:formula="of:=1 / (0.001+(1 - 0.001) / [.A12])" office:value-type="float" office:value="10.8910891089109" calcext:value-type="float">
            <text:p>10.8910891089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" office:value-type="float" office:value="12" calcext:value-type="float">
            <text:p>12</text:p>
          </table:table-cell>
          <table:table-cell table:formula="of:=1 / (0.2+(1 -0.2) / [.A13])" office:value-type="float" office:value="3.75" calcext:value-type="float">
            <text:p>3.75</text:p>
          </table:table-cell>
          <table:table-cell table:formula="of:=1 / (0.1+(1 -0.1) / [.A13])" office:value-type="float" office:value="5.71428571428571" calcext:value-type="float">
            <text:p>5.71428571428571</text:p>
          </table:table-cell>
          <table:table-cell table:formula="of:=1 / (0.05+(1 - 0.05) / [.A13])" office:value-type="float" office:value="7.74193548387097" calcext:value-type="float">
            <text:p>7.74193548387097</text:p>
          </table:table-cell>
          <table:table-cell table:formula="of:=1 / (0.05+(1 - 0.05) / [.A13])" office:value-type="float" office:value="7.74193548387097" calcext:value-type="float">
            <text:p>7.74193548387097</text:p>
          </table:table-cell>
          <table:table-cell table:formula="of:=1 / (0.001+(1 - 0.001) / [.A13])" office:value-type="float" office:value="11.8694362017804" calcext:value-type="float">
            <text:p>11.86943620178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" office:value-type="float" office:value="13" calcext:value-type="float">
            <text:p>13</text:p>
          </table:table-cell>
          <table:table-cell table:formula="of:=1 / (0.2+(1 -0.2) / [.A14])" office:value-type="float" office:value="3.82352941176471" calcext:value-type="float">
            <text:p>3.82352941176471</text:p>
          </table:table-cell>
          <table:table-cell table:formula="of:=1 / (0.1+(1 -0.1) / [.A14])" office:value-type="float" office:value="5.90909090909091" calcext:value-type="float">
            <text:p>5.90909090909091</text:p>
          </table:table-cell>
          <table:table-cell table:formula="of:=1 / (0.05+(1 - 0.05) / [.A14])" office:value-type="float" office:value="8.125" calcext:value-type="float">
            <text:p>8.125</text:p>
          </table:table-cell>
          <table:table-cell table:formula="of:=1 / (0.05+(1 - 0.05) / [.A14])" office:value-type="float" office:value="8.125" calcext:value-type="float">
            <text:p>8.125</text:p>
          </table:table-cell>
          <table:table-cell table:formula="of:=1 / (0.001+(1 - 0.001) / [.A14])" office:value-type="float" office:value="12.8458498023715" calcext:value-type="float">
            <text:p>12.84584980237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" office:value-type="float" office:value="14" calcext:value-type="float">
            <text:p>14</text:p>
          </table:table-cell>
          <table:table-cell table:formula="of:=1 / (0.2+(1 -0.2) / [.A15])" office:value-type="float" office:value="3.88888888888889" calcext:value-type="float">
            <text:p>3.88888888888889</text:p>
          </table:table-cell>
          <table:table-cell table:formula="of:=1 / (0.1+(1 -0.1) / [.A15])" office:value-type="float" office:value="6.08695652173913" calcext:value-type="float">
            <text:p>6.08695652173913</text:p>
          </table:table-cell>
          <table:table-cell table:formula="of:=1 / (0.05+(1 - 0.05) / [.A15])" office:value-type="float" office:value="8.48484848484848" calcext:value-type="float">
            <text:p>8.48484848484848</text:p>
          </table:table-cell>
          <table:table-cell table:formula="of:=1 / (0.05+(1 - 0.05) / [.A15])" office:value-type="float" office:value="8.48484848484848" calcext:value-type="float">
            <text:p>8.48484848484848</text:p>
          </table:table-cell>
          <table:table-cell table:formula="of:=1 / (0.001+(1 - 0.001) / [.A15])" office:value-type="float" office:value="13.8203356367226" calcext:value-type="float">
            <text:p>13.8203356367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" office:value-type="float" office:value="15" calcext:value-type="float">
            <text:p>15</text:p>
          </table:table-cell>
          <table:table-cell table:formula="of:=1 / (0.2+(1 -0.2) / [.A16])" office:value-type="float" office:value="3.94736842105263" calcext:value-type="float">
            <text:p>3.94736842105263</text:p>
          </table:table-cell>
          <table:table-cell table:formula="of:=1 / (0.1+(1 -0.1) / [.A16])" office:value-type="float" office:value="6.25" calcext:value-type="float">
            <text:p>6.25</text:p>
          </table:table-cell>
          <table:table-cell table:formula="of:=1 / (0.05+(1 - 0.05) / [.A16])" office:value-type="float" office:value="8.82352941176471" calcext:value-type="float">
            <text:p>8.82352941176471</text:p>
          </table:table-cell>
          <table:table-cell table:formula="of:=1 / (0.05+(1 - 0.05) / [.A16])" office:value-type="float" office:value="8.82352941176471" calcext:value-type="float">
            <text:p>8.82352941176471</text:p>
          </table:table-cell>
          <table:table-cell table:formula="of:=1 / (0.001+(1 - 0.001) / [.A16])" office:value-type="float" office:value="14.792899408284" calcext:value-type="float">
            <text:p>14.7928994082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" office:value-type="float" office:value="16" calcext:value-type="float">
            <text:p>16</text:p>
          </table:table-cell>
          <table:table-cell table:formula="of:=1 / (0.2+(1 -0.2) / [.A17])" office:value-type="float" office:value="4" calcext:value-type="float">
            <text:p>4</text:p>
          </table:table-cell>
          <table:table-cell table:formula="of:=1 / (0.1+(1 -0.1) / [.A17])" office:value-type="float" office:value="6.4" calcext:value-type="float">
            <text:p>6.4</text:p>
          </table:table-cell>
          <table:table-cell table:formula="of:=1 / (0.05+(1 - 0.05) / [.A17])" office:value-type="float" office:value="9.14285714285714" calcext:value-type="float">
            <text:p>9.14285714285714</text:p>
          </table:table-cell>
          <table:table-cell table:formula="of:=1 / (0.05+(1 - 0.05) / [.A17])" office:value-type="float" office:value="9.14285714285714" calcext:value-type="float">
            <text:p>9.14285714285714</text:p>
          </table:table-cell>
          <table:table-cell table:formula="of:=1 / (0.001+(1 - 0.001) / [.A17])" office:value-type="float" office:value="15.7635467980296" calcext:value-type="float">
            <text:p>15.76354679802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" office:value-type="float" office:value="17" calcext:value-type="float">
            <text:p>17</text:p>
          </table:table-cell>
          <table:table-cell table:formula="of:=1 / (0.2+(1 -0.2) / [.A18])" office:value-type="float" office:value="4.04761904761905" calcext:value-type="float">
            <text:p>4.04761904761905</text:p>
          </table:table-cell>
          <table:table-cell table:formula="of:=1 / (0.1+(1 -0.1) / [.A18])" office:value-type="float" office:value="6.53846153846154" calcext:value-type="float">
            <text:p>6.53846153846154</text:p>
          </table:table-cell>
          <table:table-cell table:formula="of:=1 / (0.05+(1 - 0.05) / [.A18])" office:value-type="float" office:value="9.44444444444445" calcext:value-type="float">
            <text:p>9.44444444444445</text:p>
          </table:table-cell>
          <table:table-cell table:formula="of:=1 / (0.05+(1 - 0.05) / [.A18])" office:value-type="float" office:value="9.44444444444445" calcext:value-type="float">
            <text:p>9.44444444444445</text:p>
          </table:table-cell>
          <table:table-cell table:formula="of:=1 / (0.001+(1 - 0.001) / [.A18])" office:value-type="float" office:value="16.7322834645669" calcext:value-type="float">
            <text:p>16.73228346456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" office:value-type="float" office:value="18" calcext:value-type="float">
            <text:p>18</text:p>
          </table:table-cell>
          <table:table-cell table:formula="of:=1 / (0.2+(1 -0.2) / [.A19])" office:value-type="float" office:value="4.09090909090909" calcext:value-type="float">
            <text:p>4.09090909090909</text:p>
          </table:table-cell>
          <table:table-cell table:formula="of:=1 / (0.1+(1 -0.1) / [.A19])" office:value-type="float" office:value="6.66666666666667" calcext:value-type="float">
            <text:p>6.66666666666667</text:p>
          </table:table-cell>
          <table:table-cell table:formula="of:=1 / (0.05+(1 - 0.05) / [.A19])" office:value-type="float" office:value="9.72972972972973" calcext:value-type="float">
            <text:p>9.72972972972973</text:p>
          </table:table-cell>
          <table:table-cell table:formula="of:=1 / (0.05+(1 - 0.05) / [.A19])" office:value-type="float" office:value="9.72972972972973" calcext:value-type="float">
            <text:p>9.72972972972973</text:p>
          </table:table-cell>
          <table:table-cell table:formula="of:=1 / (0.001+(1 - 0.001) / [.A19])" office:value-type="float" office:value="17.6991150442478" calcext:value-type="float">
            <text:p>17.69911504424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" office:value-type="float" office:value="19" calcext:value-type="float">
            <text:p>19</text:p>
          </table:table-cell>
          <table:table-cell table:formula="of:=1 / (0.2+(1 -0.2) / [.A20])" office:value-type="float" office:value="4.1304347826087" calcext:value-type="float">
            <text:p>4.1304347826087</text:p>
          </table:table-cell>
          <table:table-cell table:formula="of:=1 / (0.1+(1 -0.1) / [.A20])" office:value-type="float" office:value="6.78571428571429" calcext:value-type="float">
            <text:p>6.78571428571429</text:p>
          </table:table-cell>
          <table:table-cell table:formula="of:=1 / (0.05+(1 - 0.05) / [.A20])" office:value-type="float" office:value="10" calcext:value-type="float">
            <text:p>10</text:p>
          </table:table-cell>
          <table:table-cell table:formula="of:=1 / (0.05+(1 - 0.05) / [.A20])" office:value-type="float" office:value="10" calcext:value-type="float">
            <text:p>10</text:p>
          </table:table-cell>
          <table:table-cell table:formula="of:=1 / (0.001+(1 - 0.001) / [.A20])" office:value-type="float" office:value="18.664047151277" calcext:value-type="float">
            <text:p>18.6640471512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" office:value-type="float" office:value="20" calcext:value-type="float">
            <text:p>20</text:p>
          </table:table-cell>
          <table:table-cell table:formula="of:=1 / (0.2+(1 -0.2) / [.A21])" office:value-type="float" office:value="4.16666666666667" calcext:value-type="float">
            <text:p>4.16666666666667</text:p>
          </table:table-cell>
          <table:table-cell table:formula="of:=1 / (0.1+(1 -0.1) / [.A21])" office:value-type="float" office:value="6.89655172413793" calcext:value-type="float">
            <text:p>6.89655172413793</text:p>
          </table:table-cell>
          <table:table-cell table:formula="of:=1 / (0.05+(1 - 0.05) / [.A21])" office:value-type="float" office:value="10.2564102564103" calcext:value-type="float">
            <text:p>10.2564102564103</text:p>
          </table:table-cell>
          <table:table-cell table:formula="of:=1 / (0.05+(1 - 0.05) / [.A21])" office:value-type="float" office:value="10.2564102564103" calcext:value-type="float">
            <text:p>10.2564102564103</text:p>
          </table:table-cell>
          <table:table-cell table:formula="of:=1 / (0.001+(1 - 0.001) / [.A21])" office:value-type="float" office:value="19.6270853778214" calcext:value-type="float">
            <text:p>19.62708537782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" office:value-type="float" office:value="21" calcext:value-type="float">
            <text:p>21</text:p>
          </table:table-cell>
          <table:table-cell table:formula="of:=1 / (0.2+(1 -0.2) / [.A22])" office:value-type="float" office:value="4.2" calcext:value-type="float">
            <text:p>4.2</text:p>
          </table:table-cell>
          <table:table-cell table:formula="of:=1 / (0.1+(1 -0.1) / [.A22])" office:value-type="float" office:value="7" calcext:value-type="float">
            <text:p>7</text:p>
          </table:table-cell>
          <table:table-cell table:formula="of:=1 / (0.05+(1 - 0.05) / [.A22])" office:value-type="float" office:value="10.5" calcext:value-type="float">
            <text:p>10.5</text:p>
          </table:table-cell>
          <table:table-cell table:formula="of:=1 / (0.05+(1 - 0.05) / [.A22])" office:value-type="float" office:value="10.5" calcext:value-type="float">
            <text:p>10.5</text:p>
          </table:table-cell>
          <table:table-cell table:formula="of:=1 / (0.001+(1 - 0.001) / [.A22])" office:value-type="float" office:value="20.5882352941177" calcext:value-type="float">
            <text:p>20.58823529411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" office:value-type="float" office:value="22" calcext:value-type="float">
            <text:p>22</text:p>
          </table:table-cell>
          <table:table-cell table:formula="of:=1 / (0.2+(1 -0.2) / [.A23])" office:value-type="float" office:value="4.23076923076923" calcext:value-type="float">
            <text:p>4.23076923076923</text:p>
          </table:table-cell>
          <table:table-cell table:formula="of:=1 / (0.1+(1 -0.1) / [.A23])" office:value-type="float" office:value="7.09677419354839" calcext:value-type="float">
            <text:p>7.09677419354839</text:p>
          </table:table-cell>
          <table:table-cell table:formula="of:=1 / (0.05+(1 - 0.05) / [.A23])" office:value-type="float" office:value="10.7317073170732" calcext:value-type="float">
            <text:p>10.7317073170732</text:p>
          </table:table-cell>
          <table:table-cell table:formula="of:=1 / (0.05+(1 - 0.05) / [.A23])" office:value-type="float" office:value="10.7317073170732" calcext:value-type="float">
            <text:p>10.7317073170732</text:p>
          </table:table-cell>
          <table:table-cell table:formula="of:=1 / (0.001+(1 - 0.001) / [.A23])" office:value-type="float" office:value="21.5475024485798" calcext:value-type="float">
            <text:p>21.54750244857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" office:value-type="float" office:value="23" calcext:value-type="float">
            <text:p>23</text:p>
          </table:table-cell>
          <table:table-cell table:formula="of:=1 / (0.2+(1 -0.2) / [.A24])" office:value-type="float" office:value="4.25925925925926" calcext:value-type="float">
            <text:p>4.25925925925926</text:p>
          </table:table-cell>
          <table:table-cell table:formula="of:=1 / (0.1+(1 -0.1) / [.A24])" office:value-type="float" office:value="7.1875" calcext:value-type="float">
            <text:p>7.1875</text:p>
          </table:table-cell>
          <table:table-cell table:formula="of:=1 / (0.05+(1 - 0.05) / [.A24])" office:value-type="float" office:value="10.952380952381" calcext:value-type="float">
            <text:p>10.952380952381</text:p>
          </table:table-cell>
          <table:table-cell table:formula="of:=1 / (0.05+(1 - 0.05) / [.A24])" office:value-type="float" office:value="10.952380952381" calcext:value-type="float">
            <text:p>10.952380952381</text:p>
          </table:table-cell>
          <table:table-cell table:formula="of:=1 / (0.001+(1 - 0.001) / [.A24])" office:value-type="float" office:value="22.5048923679061" calcext:value-type="float">
            <text:p>22.50489236790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" office:value-type="float" office:value="24" calcext:value-type="float">
            <text:p>24</text:p>
          </table:table-cell>
          <table:table-cell table:formula="of:=1 / (0.2+(1 -0.2) / [.A25])" office:value-type="float" office:value="4.28571428571429" calcext:value-type="float">
            <text:p>4.28571428571429</text:p>
          </table:table-cell>
          <table:table-cell table:formula="of:=1 / (0.1+(1 -0.1) / [.A25])" office:value-type="float" office:value="7.27272727272727" calcext:value-type="float">
            <text:p>7.27272727272727</text:p>
          </table:table-cell>
          <table:table-cell table:formula="of:=1 / (0.05+(1 - 0.05) / [.A25])" office:value-type="float" office:value="11.1627906976744" calcext:value-type="float">
            <text:p>11.1627906976744</text:p>
          </table:table-cell>
          <table:table-cell table:formula="of:=1 / (0.05+(1 - 0.05) / [.A25])" office:value-type="float" office:value="11.1627906976744" calcext:value-type="float">
            <text:p>11.1627906976744</text:p>
          </table:table-cell>
          <table:table-cell table:formula="of:=1 / (0.001+(1 - 0.001) / [.A25])" office:value-type="float" office:value="23.4604105571847" calcext:value-type="float">
            <text:p>23.46041055718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" office:value-type="float" office:value="25" calcext:value-type="float">
            <text:p>25</text:p>
          </table:table-cell>
          <table:table-cell table:formula="of:=1 / (0.2+(1 -0.2) / [.A26])" office:value-type="float" office:value="4.31034482758621" calcext:value-type="float">
            <text:p>4.31034482758621</text:p>
          </table:table-cell>
          <table:table-cell table:formula="of:=1 / (0.1+(1 -0.1) / [.A26])" office:value-type="float" office:value="7.35294117647059" calcext:value-type="float">
            <text:p>7.35294117647059</text:p>
          </table:table-cell>
          <table:table-cell table:formula="of:=1 / (0.05+(1 - 0.05) / [.A26])" office:value-type="float" office:value="11.3636363636364" calcext:value-type="float">
            <text:p>11.3636363636364</text:p>
          </table:table-cell>
          <table:table-cell table:formula="of:=1 / (0.05+(1 - 0.05) / [.A26])" office:value-type="float" office:value="11.3636363636364" calcext:value-type="float">
            <text:p>11.3636363636364</text:p>
          </table:table-cell>
          <table:table-cell table:formula="of:=1 / (0.001+(1 - 0.001) / [.A26])" office:value-type="float" office:value="24.4140625" calcext:value-type="float">
            <text:p>24.4140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" office:value-type="float" office:value="26" calcext:value-type="float">
            <text:p>26</text:p>
          </table:table-cell>
          <table:table-cell table:formula="of:=1 / (0.2+(1 -0.2) / [.A27])" office:value-type="float" office:value="4.33333333333333" calcext:value-type="float">
            <text:p>4.33333333333333</text:p>
          </table:table-cell>
          <table:table-cell table:formula="of:=1 / (0.1+(1 -0.1) / [.A27])" office:value-type="float" office:value="7.42857142857143" calcext:value-type="float">
            <text:p>7.42857142857143</text:p>
          </table:table-cell>
          <table:table-cell table:formula="of:=1 / (0.05+(1 - 0.05) / [.A27])" office:value-type="float" office:value="11.5555555555556" calcext:value-type="float">
            <text:p>11.5555555555556</text:p>
          </table:table-cell>
          <table:table-cell table:formula="of:=1 / (0.05+(1 - 0.05) / [.A27])" office:value-type="float" office:value="11.5555555555556" calcext:value-type="float">
            <text:p>11.5555555555556</text:p>
          </table:table-cell>
          <table:table-cell table:formula="of:=1 / (0.001+(1 - 0.001) / [.A27])" office:value-type="float" office:value="25.3658536585366" calcext:value-type="float">
            <text:p>25.36585365853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" office:value-type="float" office:value="27" calcext:value-type="float">
            <text:p>27</text:p>
          </table:table-cell>
          <table:table-cell table:formula="of:=1 / (0.2+(1 -0.2) / [.A28])" office:value-type="float" office:value="4.35483870967742" calcext:value-type="float">
            <text:p>4.35483870967742</text:p>
          </table:table-cell>
          <table:table-cell table:formula="of:=1 / (0.1+(1 -0.1) / [.A28])" office:value-type="float" office:value="7.5" calcext:value-type="float">
            <text:p>7.5</text:p>
          </table:table-cell>
          <table:table-cell table:formula="of:=1 / (0.05+(1 - 0.05) / [.A28])" office:value-type="float" office:value="11.7391304347826" calcext:value-type="float">
            <text:p>11.7391304347826</text:p>
          </table:table-cell>
          <table:table-cell table:formula="of:=1 / (0.05+(1 - 0.05) / [.A28])" office:value-type="float" office:value="11.7391304347826" calcext:value-type="float">
            <text:p>11.7391304347826</text:p>
          </table:table-cell>
          <table:table-cell table:formula="of:=1 / (0.001+(1 - 0.001) / [.A28])" office:value-type="float" office:value="26.3157894736842" calcext:value-type="float">
            <text:p>26.31578947368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" office:value-type="float" office:value="28" calcext:value-type="float">
            <text:p>28</text:p>
          </table:table-cell>
          <table:table-cell table:formula="of:=1 / (0.2+(1 -0.2) / [.A29])" office:value-type="float" office:value="4.375" calcext:value-type="float">
            <text:p>4.375</text:p>
          </table:table-cell>
          <table:table-cell table:formula="of:=1 / (0.1+(1 -0.1) / [.A29])" office:value-type="float" office:value="7.56756756756757" calcext:value-type="float">
            <text:p>7.56756756756757</text:p>
          </table:table-cell>
          <table:table-cell table:formula="of:=1 / (0.05+(1 - 0.05) / [.A29])" office:value-type="float" office:value="11.9148936170213" calcext:value-type="float">
            <text:p>11.9148936170213</text:p>
          </table:table-cell>
          <table:table-cell table:formula="of:=1 / (0.05+(1 - 0.05) / [.A29])" office:value-type="float" office:value="11.9148936170213" calcext:value-type="float">
            <text:p>11.9148936170213</text:p>
          </table:table-cell>
          <table:table-cell table:formula="of:=1 / (0.001+(1 - 0.001) / [.A29])" office:value-type="float" office:value="27.2638753651412" calcext:value-type="float">
            <text:p>27.26387536514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" office:value-type="float" office:value="29" calcext:value-type="float">
            <text:p>29</text:p>
          </table:table-cell>
          <table:table-cell table:formula="of:=1 / (0.2+(1 -0.2) / [.A30])" office:value-type="float" office:value="4.39393939393939" calcext:value-type="float">
            <text:p>4.39393939393939</text:p>
          </table:table-cell>
          <table:table-cell table:formula="of:=1 / (0.1+(1 -0.1) / [.A30])" office:value-type="float" office:value="7.63157894736842" calcext:value-type="float">
            <text:p>7.63157894736842</text:p>
          </table:table-cell>
          <table:table-cell table:formula="of:=1 / (0.05+(1 - 0.05) / [.A30])" office:value-type="float" office:value="12.0833333333333" calcext:value-type="float">
            <text:p>12.0833333333333</text:p>
          </table:table-cell>
          <table:table-cell table:formula="of:=1 / (0.05+(1 - 0.05) / [.A30])" office:value-type="float" office:value="12.0833333333333" calcext:value-type="float">
            <text:p>12.0833333333333</text:p>
          </table:table-cell>
          <table:table-cell table:formula="of:=1 / (0.001+(1 - 0.001) / [.A30])" office:value-type="float" office:value="28.2101167315175" calcext:value-type="float">
            <text:p>28.21011673151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" office:value-type="float" office:value="30" calcext:value-type="float">
            <text:p>30</text:p>
          </table:table-cell>
          <table:table-cell table:formula="of:=1 / (0.2+(1 -0.2) / [.A31])" office:value-type="float" office:value="4.41176470588235" calcext:value-type="float">
            <text:p>4.41176470588235</text:p>
          </table:table-cell>
          <table:table-cell table:formula="of:=1 / (0.1+(1 -0.1) / [.A31])" office:value-type="float" office:value="7.69230769230769" calcext:value-type="float">
            <text:p>7.69230769230769</text:p>
          </table:table-cell>
          <table:table-cell table:formula="of:=1 / (0.05+(1 - 0.05) / [.A31])" office:value-type="float" office:value="12.2448979591837" calcext:value-type="float">
            <text:p>12.2448979591837</text:p>
          </table:table-cell>
          <table:table-cell table:formula="of:=1 / (0.05+(1 - 0.05) / [.A31])" office:value-type="float" office:value="12.2448979591837" calcext:value-type="float">
            <text:p>12.2448979591837</text:p>
          </table:table-cell>
          <table:table-cell table:formula="of:=1 / (0.001+(1 - 0.001) / [.A31])" office:value-type="float" office:value="29.1545189504373" calcext:value-type="float">
            <text:p>29.1545189504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" office:value-type="float" office:value="31" calcext:value-type="float">
            <text:p>31</text:p>
          </table:table-cell>
          <table:table-cell table:formula="of:=1 / (0.2+(1 -0.2) / [.A32])" office:value-type="float" office:value="4.42857142857143" calcext:value-type="float">
            <text:p>4.42857142857143</text:p>
          </table:table-cell>
          <table:table-cell table:formula="of:=1 / (0.1+(1 -0.1) / [.A32])" office:value-type="float" office:value="7.75" calcext:value-type="float">
            <text:p>7.75</text:p>
          </table:table-cell>
          <table:table-cell table:formula="of:=1 / (0.05+(1 - 0.05) / [.A32])" office:value-type="float" office:value="12.4" calcext:value-type="float">
            <text:p>12.4</text:p>
          </table:table-cell>
          <table:table-cell table:formula="of:=1 / (0.05+(1 - 0.05) / [.A32])" office:value-type="float" office:value="12.4" calcext:value-type="float">
            <text:p>12.4</text:p>
          </table:table-cell>
          <table:table-cell table:formula="of:=1 / (0.001+(1 - 0.001) / [.A32])" office:value-type="float" office:value="30.0970873786408" calcext:value-type="float">
            <text:p>30.09708737864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" office:value-type="float" office:value="32" calcext:value-type="float">
            <text:p>32</text:p>
          </table:table-cell>
          <table:table-cell table:formula="of:=1 / (0.2+(1 -0.2) / [.A33])" office:value-type="float" office:value="4.44444444444445" calcext:value-type="float">
            <text:p>4.44444444444445</text:p>
          </table:table-cell>
          <table:table-cell table:formula="of:=1 / (0.1+(1 -0.1) / [.A33])" office:value-type="float" office:value="7.80487804878049" calcext:value-type="float">
            <text:p>7.80487804878049</text:p>
          </table:table-cell>
          <table:table-cell table:formula="of:=1 / (0.05+(1 - 0.05) / [.A33])" office:value-type="float" office:value="12.5490196078431" calcext:value-type="float">
            <text:p>12.5490196078431</text:p>
          </table:table-cell>
          <table:table-cell table:formula="of:=1 / (0.05+(1 - 0.05) / [.A33])" office:value-type="float" office:value="12.5490196078431" calcext:value-type="float">
            <text:p>12.5490196078431</text:p>
          </table:table-cell>
          <table:table-cell table:formula="of:=1 / (0.001+(1 - 0.001) / [.A33])" office:value-type="float" office:value="31.0378273520854" calcext:value-type="float">
            <text:p>31.03782735208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" office:value-type="float" office:value="33" calcext:value-type="float">
            <text:p>33</text:p>
          </table:table-cell>
          <table:table-cell table:formula="of:=1 / (0.2+(1 -0.2) / [.A34])" office:value-type="float" office:value="4.45945945945946" calcext:value-type="float">
            <text:p>4.45945945945946</text:p>
          </table:table-cell>
          <table:table-cell table:formula="of:=1 / (0.1+(1 -0.1) / [.A34])" office:value-type="float" office:value="7.85714285714286" calcext:value-type="float">
            <text:p>7.85714285714286</text:p>
          </table:table-cell>
          <table:table-cell table:formula="of:=1 / (0.05+(1 - 0.05) / [.A34])" office:value-type="float" office:value="12.6923076923077" calcext:value-type="float">
            <text:p>12.6923076923077</text:p>
          </table:table-cell>
          <table:table-cell table:formula="of:=1 / (0.05+(1 - 0.05) / [.A34])" office:value-type="float" office:value="12.6923076923077" calcext:value-type="float">
            <text:p>12.6923076923077</text:p>
          </table:table-cell>
          <table:table-cell table:formula="of:=1 / (0.001+(1 - 0.001) / [.A34])" office:value-type="float" office:value="31.9767441860465" calcext:value-type="float">
            <text:p>31.97674418604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" office:value-type="float" office:value="34" calcext:value-type="float">
            <text:p>34</text:p>
          </table:table-cell>
          <table:table-cell table:formula="of:=1 / (0.2+(1 -0.2) / [.A35])" office:value-type="float" office:value="4.47368421052632" calcext:value-type="float">
            <text:p>4.47368421052632</text:p>
          </table:table-cell>
          <table:table-cell table:formula="of:=1 / (0.1+(1 -0.1) / [.A35])" office:value-type="float" office:value="7.90697674418605" calcext:value-type="float">
            <text:p>7.90697674418605</text:p>
          </table:table-cell>
          <table:table-cell table:formula="of:=1 / (0.05+(1 - 0.05) / [.A35])" office:value-type="float" office:value="12.8301886792453" calcext:value-type="float">
            <text:p>12.8301886792453</text:p>
          </table:table-cell>
          <table:table-cell table:formula="of:=1 / (0.05+(1 - 0.05) / [.A35])" office:value-type="float" office:value="12.8301886792453" calcext:value-type="float">
            <text:p>12.8301886792453</text:p>
          </table:table-cell>
          <table:table-cell table:formula="of:=1 / (0.001+(1 - 0.001) / [.A35])" office:value-type="float" office:value="32.9138431752178" calcext:value-type="float">
            <text:p>32.91384317521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" office:value-type="float" office:value="35" calcext:value-type="float">
            <text:p>35</text:p>
          </table:table-cell>
          <table:table-cell table:formula="of:=1 / (0.2+(1 -0.2) / [.A36])" office:value-type="float" office:value="4.48717948717949" calcext:value-type="float">
            <text:p>4.48717948717949</text:p>
          </table:table-cell>
          <table:table-cell table:formula="of:=1 / (0.1+(1 -0.1) / [.A36])" office:value-type="float" office:value="7.95454545454545" calcext:value-type="float">
            <text:p>7.95454545454545</text:p>
          </table:table-cell>
          <table:table-cell table:formula="of:=1 / (0.05+(1 - 0.05) / [.A36])" office:value-type="float" office:value="12.962962962963" calcext:value-type="float">
            <text:p>12.962962962963</text:p>
          </table:table-cell>
          <table:table-cell table:formula="of:=1 / (0.05+(1 - 0.05) / [.A36])" office:value-type="float" office:value="12.962962962963" calcext:value-type="float">
            <text:p>12.962962962963</text:p>
          </table:table-cell>
          <table:table-cell table:formula="of:=1 / (0.001+(1 - 0.001) / [.A36])" office:value-type="float" office:value="33.8491295938104" calcext:value-type="float">
            <text:p>33.8491295938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" office:value-type="float" office:value="36" calcext:value-type="float">
            <text:p>36</text:p>
          </table:table-cell>
          <table:table-cell table:formula="of:=1 / (0.2+(1 -0.2) / [.A37])" office:value-type="float" office:value="4.5" calcext:value-type="float">
            <text:p>4.5</text:p>
          </table:table-cell>
          <table:table-cell table:formula="of:=1 / (0.1+(1 -0.1) / [.A37])" office:value-type="float" office:value="8" calcext:value-type="float">
            <text:p>8</text:p>
          </table:table-cell>
          <table:table-cell table:formula="of:=1 / (0.05+(1 - 0.05) / [.A37])" office:value-type="float" office:value="13.0909090909091" calcext:value-type="float">
            <text:p>13.0909090909091</text:p>
          </table:table-cell>
          <table:table-cell table:formula="of:=1 / (0.05+(1 - 0.05) / [.A37])" office:value-type="float" office:value="13.0909090909091" calcext:value-type="float">
            <text:p>13.0909090909091</text:p>
          </table:table-cell>
          <table:table-cell table:formula="of:=1 / (0.001+(1 - 0.001) / [.A37])" office:value-type="float" office:value="34.7826086956522" calcext:value-type="float">
            <text:p>34.78260869565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" office:value-type="float" office:value="37" calcext:value-type="float">
            <text:p>37</text:p>
          </table:table-cell>
          <table:table-cell table:formula="of:=1 / (0.2+(1 -0.2) / [.A38])" office:value-type="float" office:value="4.51219512195122" calcext:value-type="float">
            <text:p>4.51219512195122</text:p>
          </table:table-cell>
          <table:table-cell table:formula="of:=1 / (0.1+(1 -0.1) / [.A38])" office:value-type="float" office:value="8.04347826086957" calcext:value-type="float">
            <text:p>8.04347826086957</text:p>
          </table:table-cell>
          <table:table-cell table:formula="of:=1 / (0.05+(1 - 0.05) / [.A38])" office:value-type="float" office:value="13.2142857142857" calcext:value-type="float">
            <text:p>13.2142857142857</text:p>
          </table:table-cell>
          <table:table-cell table:formula="of:=1 / (0.05+(1 - 0.05) / [.A38])" office:value-type="float" office:value="13.2142857142857" calcext:value-type="float">
            <text:p>13.2142857142857</text:p>
          </table:table-cell>
          <table:table-cell table:formula="of:=1 / (0.001+(1 - 0.001) / [.A38])" office:value-type="float" office:value="35.7142857142857" calcext:value-type="float">
            <text:p>35.71428571428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" office:value-type="float" office:value="38" calcext:value-type="float">
            <text:p>38</text:p>
          </table:table-cell>
          <table:table-cell table:formula="of:=1 / (0.2+(1 -0.2) / [.A39])" office:value-type="float" office:value="4.52380952380952" calcext:value-type="float">
            <text:p>4.52380952380952</text:p>
          </table:table-cell>
          <table:table-cell table:formula="of:=1 / (0.1+(1 -0.1) / [.A39])" office:value-type="float" office:value="8.08510638297872" calcext:value-type="float">
            <text:p>8.08510638297872</text:p>
          </table:table-cell>
          <table:table-cell table:formula="of:=1 / (0.05+(1 - 0.05) / [.A39])" office:value-type="float" office:value="13.3333333333333" calcext:value-type="float">
            <text:p>13.3333333333333</text:p>
          </table:table-cell>
          <table:table-cell table:formula="of:=1 / (0.05+(1 - 0.05) / [.A39])" office:value-type="float" office:value="13.3333333333333" calcext:value-type="float">
            <text:p>13.3333333333333</text:p>
          </table:table-cell>
          <table:table-cell table:formula="of:=1 / (0.001+(1 - 0.001) / [.A39])" office:value-type="float" office:value="36.6441658630665" calcext:value-type="float">
            <text:p>36.64416586306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" office:value-type="float" office:value="39" calcext:value-type="float">
            <text:p>39</text:p>
          </table:table-cell>
          <table:table-cell table:formula="of:=1 / (0.2+(1 -0.2) / [.A40])" office:value-type="float" office:value="4.53488372093023" calcext:value-type="float">
            <text:p>4.53488372093023</text:p>
          </table:table-cell>
          <table:table-cell table:formula="of:=1 / (0.1+(1 -0.1) / [.A40])" office:value-type="float" office:value="8.125" calcext:value-type="float">
            <text:p>8.125</text:p>
          </table:table-cell>
          <table:table-cell table:formula="of:=1 / (0.05+(1 - 0.05) / [.A40])" office:value-type="float" office:value="13.448275862069" calcext:value-type="float">
            <text:p>13.448275862069</text:p>
          </table:table-cell>
          <table:table-cell table:formula="of:=1 / (0.05+(1 - 0.05) / [.A40])" office:value-type="float" office:value="13.448275862069" calcext:value-type="float">
            <text:p>13.448275862069</text:p>
          </table:table-cell>
          <table:table-cell table:formula="of:=1 / (0.001+(1 - 0.001) / [.A40])" office:value-type="float" office:value="37.5722543352601" calcext:value-type="float">
            <text:p>37.57225433526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" office:value-type="float" office:value="40" calcext:value-type="float">
            <text:p>40</text:p>
          </table:table-cell>
          <table:table-cell table:formula="of:=1 / (0.2+(1 -0.2) / [.A41])" office:value-type="float" office:value="4.54545454545455" calcext:value-type="float">
            <text:p>4.54545454545455</text:p>
          </table:table-cell>
          <table:table-cell table:formula="of:=1 / (0.1+(1 -0.1) / [.A41])" office:value-type="float" office:value="8.16326530612245" calcext:value-type="float">
            <text:p>8.16326530612245</text:p>
          </table:table-cell>
          <table:table-cell table:formula="of:=1 / (0.05+(1 - 0.05) / [.A41])" office:value-type="float" office:value="13.5593220338983" calcext:value-type="float">
            <text:p>13.5593220338983</text:p>
          </table:table-cell>
          <table:table-cell table:formula="of:=1 / (0.05+(1 - 0.05) / [.A41])" office:value-type="float" office:value="13.5593220338983" calcext:value-type="float">
            <text:p>13.5593220338983</text:p>
          </table:table-cell>
          <table:table-cell table:formula="of:=1 / (0.001+(1 - 0.001) / [.A41])" office:value-type="float" office:value="38.4985563041386" calcext:value-type="float">
            <text:p>38.49855630413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" office:value-type="float" office:value="41" calcext:value-type="float">
            <text:p>41</text:p>
          </table:table-cell>
          <table:table-cell table:formula="of:=1 / (0.2+(1 -0.2) / [.A42])" office:value-type="float" office:value="4.55555555555556" calcext:value-type="float">
            <text:p>4.55555555555556</text:p>
          </table:table-cell>
          <table:table-cell table:formula="of:=1 / (0.1+(1 -0.1) / [.A42])" office:value-type="float" office:value="8.2" calcext:value-type="float">
            <text:p>8.2</text:p>
          </table:table-cell>
          <table:table-cell table:formula="of:=1 / (0.05+(1 - 0.05) / [.A42])" office:value-type="float" office:value="13.6666666666667" calcext:value-type="float">
            <text:p>13.6666666666667</text:p>
          </table:table-cell>
          <table:table-cell table:formula="of:=1 / (0.05+(1 - 0.05) / [.A42])" office:value-type="float" office:value="13.6666666666667" calcext:value-type="float">
            <text:p>13.6666666666667</text:p>
          </table:table-cell>
          <table:table-cell table:formula="of:=1 / (0.001+(1 - 0.001) / [.A42])" office:value-type="float" office:value="39.4230769230769" calcext:value-type="float">
            <text:p>39.42307692307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" office:value-type="float" office:value="42" calcext:value-type="float">
            <text:p>42</text:p>
          </table:table-cell>
          <table:table-cell table:formula="of:=1 / (0.2+(1 -0.2) / [.A43])" office:value-type="float" office:value="4.56521739130435" calcext:value-type="float">
            <text:p>4.56521739130435</text:p>
          </table:table-cell>
          <table:table-cell table:formula="of:=1 / (0.1+(1 -0.1) / [.A43])" office:value-type="float" office:value="8.23529411764706" calcext:value-type="float">
            <text:p>8.23529411764706</text:p>
          </table:table-cell>
          <table:table-cell table:formula="of:=1 / (0.05+(1 - 0.05) / [.A43])" office:value-type="float" office:value="13.7704918032787" calcext:value-type="float">
            <text:p>13.7704918032787</text:p>
          </table:table-cell>
          <table:table-cell table:formula="of:=1 / (0.05+(1 - 0.05) / [.A43])" office:value-type="float" office:value="13.7704918032787" calcext:value-type="float">
            <text:p>13.7704918032787</text:p>
          </table:table-cell>
          <table:table-cell table:formula="of:=1 / (0.001+(1 - 0.001) / [.A43])" office:value-type="float" office:value="40.3458213256484" calcext:value-type="float">
            <text:p>40.34582132564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" office:value-type="float" office:value="43" calcext:value-type="float">
            <text:p>43</text:p>
          </table:table-cell>
          <table:table-cell table:formula="of:=1 / (0.2+(1 -0.2) / [.A44])" office:value-type="float" office:value="4.57446808510638" calcext:value-type="float">
            <text:p>4.57446808510638</text:p>
          </table:table-cell>
          <table:table-cell table:formula="of:=1 / (0.1+(1 -0.1) / [.A44])" office:value-type="float" office:value="8.26923076923077" calcext:value-type="float">
            <text:p>8.26923076923077</text:p>
          </table:table-cell>
          <table:table-cell table:formula="of:=1 / (0.05+(1 - 0.05) / [.A44])" office:value-type="float" office:value="13.8709677419355" calcext:value-type="float">
            <text:p>13.8709677419355</text:p>
          </table:table-cell>
          <table:table-cell table:formula="of:=1 / (0.05+(1 - 0.05) / [.A44])" office:value-type="float" office:value="13.8709677419355" calcext:value-type="float">
            <text:p>13.8709677419355</text:p>
          </table:table-cell>
          <table:table-cell table:formula="of:=1 / (0.001+(1 - 0.001) / [.A44])" office:value-type="float" office:value="41.2667946257198" calcext:value-type="float">
            <text:p>41.26679462571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" office:value-type="float" office:value="44" calcext:value-type="float">
            <text:p>44</text:p>
          </table:table-cell>
          <table:table-cell table:formula="of:=1 / (0.2+(1 -0.2) / [.A45])" office:value-type="float" office:value="4.58333333333333" calcext:value-type="float">
            <text:p>4.58333333333333</text:p>
          </table:table-cell>
          <table:table-cell table:formula="of:=1 / (0.1+(1 -0.1) / [.A45])" office:value-type="float" office:value="8.30188679245283" calcext:value-type="float">
            <text:p>8.30188679245283</text:p>
          </table:table-cell>
          <table:table-cell table:formula="of:=1 / (0.05+(1 - 0.05) / [.A45])" office:value-type="float" office:value="13.968253968254" calcext:value-type="float">
            <text:p>13.968253968254</text:p>
          </table:table-cell>
          <table:table-cell table:formula="of:=1 / (0.05+(1 - 0.05) / [.A45])" office:value-type="float" office:value="13.968253968254" calcext:value-type="float">
            <text:p>13.968253968254</text:p>
          </table:table-cell>
          <table:table-cell table:formula="of:=1 / (0.001+(1 - 0.001) / [.A45])" office:value-type="float" office:value="42.1860019175455" calcext:value-type="float">
            <text:p>42.18600191754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" office:value-type="float" office:value="45" calcext:value-type="float">
            <text:p>45</text:p>
          </table:table-cell>
          <table:table-cell table:formula="of:=1 / (0.2+(1 -0.2) / [.A46])" office:value-type="float" office:value="4.59183673469388" calcext:value-type="float">
            <text:p>4.59183673469388</text:p>
          </table:table-cell>
          <table:table-cell table:formula="of:=1 / (0.1+(1 -0.1) / [.A46])" office:value-type="float" office:value="8.33333333333333" calcext:value-type="float">
            <text:p>8.33333333333333</text:p>
          </table:table-cell>
          <table:table-cell table:formula="of:=1 / (0.05+(1 - 0.05) / [.A46])" office:value-type="float" office:value="14.0625" calcext:value-type="float">
            <text:p>14.0625</text:p>
          </table:table-cell>
          <table:table-cell table:formula="of:=1 / (0.05+(1 - 0.05) / [.A46])" office:value-type="float" office:value="14.0625" calcext:value-type="float">
            <text:p>14.0625</text:p>
          </table:table-cell>
          <table:table-cell table:formula="of:=1 / (0.001+(1 - 0.001) / [.A46])" office:value-type="float" office:value="43.1034482758621" calcext:value-type="float">
            <text:p>43.10344827586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" office:value-type="float" office:value="46" calcext:value-type="float">
            <text:p>46</text:p>
          </table:table-cell>
          <table:table-cell table:formula="of:=1 / (0.2+(1 -0.2) / [.A47])" office:value-type="float" office:value="4.6" calcext:value-type="float">
            <text:p>4.6</text:p>
          </table:table-cell>
          <table:table-cell table:formula="of:=1 / (0.1+(1 -0.1) / [.A47])" office:value-type="float" office:value="8.36363636363636" calcext:value-type="float">
            <text:p>8.36363636363636</text:p>
          </table:table-cell>
          <table:table-cell table:formula="of:=1 / (0.05+(1 - 0.05) / [.A47])" office:value-type="float" office:value="14.1538461538462" calcext:value-type="float">
            <text:p>14.1538461538462</text:p>
          </table:table-cell>
          <table:table-cell table:formula="of:=1 / (0.05+(1 - 0.05) / [.A47])" office:value-type="float" office:value="14.1538461538462" calcext:value-type="float">
            <text:p>14.1538461538462</text:p>
          </table:table-cell>
          <table:table-cell table:formula="of:=1 / (0.001+(1 - 0.001) / [.A47])" office:value-type="float" office:value="44.0191387559809" calcext:value-type="float">
            <text:p>44.01913875598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" office:value-type="float" office:value="47" calcext:value-type="float">
            <text:p>47</text:p>
          </table:table-cell>
          <table:table-cell table:formula="of:=1 / (0.2+(1 -0.2) / [.A48])" office:value-type="float" office:value="4.6078431372549" calcext:value-type="float">
            <text:p>4.6078431372549</text:p>
          </table:table-cell>
          <table:table-cell table:formula="of:=1 / (0.1+(1 -0.1) / [.A48])" office:value-type="float" office:value="8.39285714285714" calcext:value-type="float">
            <text:p>8.39285714285714</text:p>
          </table:table-cell>
          <table:table-cell table:formula="of:=1 / (0.05+(1 - 0.05) / [.A48])" office:value-type="float" office:value="14.2424242424242" calcext:value-type="float">
            <text:p>14.2424242424242</text:p>
          </table:table-cell>
          <table:table-cell table:formula="of:=1 / (0.05+(1 - 0.05) / [.A48])" office:value-type="float" office:value="14.2424242424242" calcext:value-type="float">
            <text:p>14.2424242424242</text:p>
          </table:table-cell>
          <table:table-cell table:formula="of:=1 / (0.001+(1 - 0.001) / [.A48])" office:value-type="float" office:value="44.9330783938815" calcext:value-type="float">
            <text:p>44.93307839388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" office:value-type="float" office:value="48" calcext:value-type="float">
            <text:p>48</text:p>
          </table:table-cell>
          <table:table-cell table:formula="of:=1 / (0.2+(1 -0.2) / [.A49])" office:value-type="float" office:value="4.61538461538462" calcext:value-type="float">
            <text:p>4.61538461538462</text:p>
          </table:table-cell>
          <table:table-cell table:formula="of:=1 / (0.1+(1 -0.1) / [.A49])" office:value-type="float" office:value="8.42105263157895" calcext:value-type="float">
            <text:p>8.42105263157895</text:p>
          </table:table-cell>
          <table:table-cell table:formula="of:=1 / (0.05+(1 - 0.05) / [.A49])" office:value-type="float" office:value="14.3283582089552" calcext:value-type="float">
            <text:p>14.3283582089552</text:p>
          </table:table-cell>
          <table:table-cell table:formula="of:=1 / (0.05+(1 - 0.05) / [.A49])" office:value-type="float" office:value="14.3283582089552" calcext:value-type="float">
            <text:p>14.3283582089552</text:p>
          </table:table-cell>
          <table:table-cell table:formula="of:=1 / (0.001+(1 - 0.001) / [.A49])" office:value-type="float" office:value="45.8452722063037" calcext:value-type="float">
            <text:p>45.84527220630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" office:value-type="float" office:value="49" calcext:value-type="float">
            <text:p>49</text:p>
          </table:table-cell>
          <table:table-cell table:formula="of:=1 / (0.2+(1 -0.2) / [.A50])" office:value-type="float" office:value="4.62264150943396" calcext:value-type="float">
            <text:p>4.62264150943396</text:p>
          </table:table-cell>
          <table:table-cell table:formula="of:=1 / (0.1+(1 -0.1) / [.A50])" office:value-type="float" office:value="8.44827586206896" calcext:value-type="float">
            <text:p>8.44827586206896</text:p>
          </table:table-cell>
          <table:table-cell table:formula="of:=1 / (0.05+(1 - 0.05) / [.A50])" office:value-type="float" office:value="14.4117647058824" calcext:value-type="float">
            <text:p>14.4117647058824</text:p>
          </table:table-cell>
          <table:table-cell table:formula="of:=1 / (0.05+(1 - 0.05) / [.A50])" office:value-type="float" office:value="14.4117647058824" calcext:value-type="float">
            <text:p>14.4117647058824</text:p>
          </table:table-cell>
          <table:table-cell table:formula="of:=1 / (0.001+(1 - 0.001) / [.A50])" office:value-type="float" office:value="46.7557251908397" calcext:value-type="float">
            <text:p>46.75572519083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" office:value-type="float" office:value="50" calcext:value-type="float">
            <text:p>50</text:p>
          </table:table-cell>
          <table:table-cell table:formula="of:=1 / (0.2+(1 -0.2) / [.A51])" office:value-type="float" office:value="4.62962962962963" calcext:value-type="float">
            <text:p>4.62962962962963</text:p>
          </table:table-cell>
          <table:table-cell table:formula="of:=1 / (0.1+(1 -0.1) / [.A51])" office:value-type="float" office:value="8.47457627118644" calcext:value-type="float">
            <text:p>8.47457627118644</text:p>
          </table:table-cell>
          <table:table-cell table:formula="of:=1 / (0.05+(1 - 0.05) / [.A51])" office:value-type="float" office:value="14.4927536231884" calcext:value-type="float">
            <text:p>14.4927536231884</text:p>
          </table:table-cell>
          <table:table-cell table:formula="of:=1 / (0.05+(1 - 0.05) / [.A51])" office:value-type="float" office:value="14.4927536231884" calcext:value-type="float">
            <text:p>14.4927536231884</text:p>
          </table:table-cell>
          <table:table-cell table:formula="of:=1 / (0.001+(1 - 0.001) / [.A51])" office:value-type="float" office:value="47.6644423260248" calcext:value-type="float">
            <text:p>47.66444232602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" office:value-type="float" office:value="51" calcext:value-type="float">
            <text:p>51</text:p>
          </table:table-cell>
          <table:table-cell table:formula="of:=1 / (0.2+(1 -0.2) / [.A52])" office:value-type="float" office:value="4.63636363636364" calcext:value-type="float">
            <text:p>4.63636363636364</text:p>
          </table:table-cell>
          <table:table-cell table:formula="of:=1 / (0.1+(1 -0.1) / [.A52])" office:value-type="float" office:value="8.5" calcext:value-type="float">
            <text:p>8.5</text:p>
          </table:table-cell>
          <table:table-cell table:formula="of:=1 / (0.05+(1 - 0.05) / [.A52])" office:value-type="float" office:value="14.5714285714286" calcext:value-type="float">
            <text:p>14.5714285714286</text:p>
          </table:table-cell>
          <table:table-cell table:formula="of:=1 / (0.05+(1 - 0.05) / [.A52])" office:value-type="float" office:value="14.5714285714286" calcext:value-type="float">
            <text:p>14.5714285714286</text:p>
          </table:table-cell>
          <table:table-cell table:formula="of:=1 / (0.001+(1 - 0.001) / [.A52])" office:value-type="float" office:value="48.5714285714286" calcext:value-type="float">
            <text:p>48.5714285714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" office:value-type="float" office:value="52" calcext:value-type="float">
            <text:p>52</text:p>
          </table:table-cell>
          <table:table-cell table:formula="of:=1 / (0.2+(1 -0.2) / [.A53])" office:value-type="float" office:value="4.64285714285714" calcext:value-type="float">
            <text:p>4.64285714285714</text:p>
          </table:table-cell>
          <table:table-cell table:formula="of:=1 / (0.1+(1 -0.1) / [.A53])" office:value-type="float" office:value="8.52459016393443" calcext:value-type="float">
            <text:p>8.52459016393443</text:p>
          </table:table-cell>
          <table:table-cell table:formula="of:=1 / (0.05+(1 - 0.05) / [.A53])" office:value-type="float" office:value="14.6478873239437" calcext:value-type="float">
            <text:p>14.6478873239437</text:p>
          </table:table-cell>
          <table:table-cell table:formula="of:=1 / (0.05+(1 - 0.05) / [.A53])" office:value-type="float" office:value="14.6478873239437" calcext:value-type="float">
            <text:p>14.6478873239437</text:p>
          </table:table-cell>
          <table:table-cell table:formula="of:=1 / (0.001+(1 - 0.001) / [.A53])" office:value-type="float" office:value="49.476688867745" calcext:value-type="float">
            <text:p>49.4766888677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" office:value-type="float" office:value="53" calcext:value-type="float">
            <text:p>53</text:p>
          </table:table-cell>
          <table:table-cell table:formula="of:=1 / (0.2+(1 -0.2) / [.A54])" office:value-type="float" office:value="4.64912280701754" calcext:value-type="float">
            <text:p>4.64912280701754</text:p>
          </table:table-cell>
          <table:table-cell table:formula="of:=1 / (0.1+(1 -0.1) / [.A54])" office:value-type="float" office:value="8.54838709677419" calcext:value-type="float">
            <text:p>8.54838709677419</text:p>
          </table:table-cell>
          <table:table-cell table:formula="of:=1 / (0.05+(1 - 0.05) / [.A54])" office:value-type="float" office:value="14.7222222222222" calcext:value-type="float">
            <text:p>14.7222222222222</text:p>
          </table:table-cell>
          <table:table-cell table:formula="of:=1 / (0.05+(1 - 0.05) / [.A54])" office:value-type="float" office:value="14.7222222222222" calcext:value-type="float">
            <text:p>14.7222222222222</text:p>
          </table:table-cell>
          <table:table-cell table:formula="of:=1 / (0.001+(1 - 0.001) / [.A54])" office:value-type="float" office:value="50.3802281368821" calcext:value-type="float">
            <text:p>50.38022813688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" office:value-type="float" office:value="54" calcext:value-type="float">
            <text:p>54</text:p>
          </table:table-cell>
          <table:table-cell table:formula="of:=1 / (0.2+(1 -0.2) / [.A55])" office:value-type="float" office:value="4.6551724137931" calcext:value-type="float">
            <text:p>4.6551724137931</text:p>
          </table:table-cell>
          <table:table-cell table:formula="of:=1 / (0.1+(1 -0.1) / [.A55])" office:value-type="float" office:value="8.57142857142857" calcext:value-type="float">
            <text:p>8.57142857142857</text:p>
          </table:table-cell>
          <table:table-cell table:formula="of:=1 / (0.05+(1 - 0.05) / [.A55])" office:value-type="float" office:value="14.7945205479452" calcext:value-type="float">
            <text:p>14.7945205479452</text:p>
          </table:table-cell>
          <table:table-cell table:formula="of:=1 / (0.05+(1 - 0.05) / [.A55])" office:value-type="float" office:value="14.7945205479452" calcext:value-type="float">
            <text:p>14.7945205479452</text:p>
          </table:table-cell>
          <table:table-cell table:formula="of:=1 / (0.001+(1 - 0.001) / [.A55])" office:value-type="float" office:value="51.2820512820513" calcext:value-type="float">
            <text:p>51.28205128205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" office:value-type="float" office:value="55" calcext:value-type="float">
            <text:p>55</text:p>
          </table:table-cell>
          <table:table-cell table:formula="of:=1 / (0.2+(1 -0.2) / [.A56])" office:value-type="float" office:value="4.66101694915254" calcext:value-type="float">
            <text:p>4.66101694915254</text:p>
          </table:table-cell>
          <table:table-cell table:formula="of:=1 / (0.1+(1 -0.1) / [.A56])" office:value-type="float" office:value="8.59375" calcext:value-type="float">
            <text:p>8.59375</text:p>
          </table:table-cell>
          <table:table-cell table:formula="of:=1 / (0.05+(1 - 0.05) / [.A56])" office:value-type="float" office:value="14.8648648648649" calcext:value-type="float">
            <text:p>14.8648648648649</text:p>
          </table:table-cell>
          <table:table-cell table:formula="of:=1 / (0.05+(1 - 0.05) / [.A56])" office:value-type="float" office:value="14.8648648648649" calcext:value-type="float">
            <text:p>14.8648648648649</text:p>
          </table:table-cell>
          <table:table-cell table:formula="of:=1 / (0.001+(1 - 0.001) / [.A56])" office:value-type="float" office:value="52.1821631878558" calcext:value-type="float">
            <text:p>52.18216318785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" office:value-type="float" office:value="56" calcext:value-type="float">
            <text:p>56</text:p>
          </table:table-cell>
          <table:table-cell table:formula="of:=1 / (0.2+(1 -0.2) / [.A57])" office:value-type="float" office:value="4.66666666666667" calcext:value-type="float">
            <text:p>4.66666666666667</text:p>
          </table:table-cell>
          <table:table-cell table:formula="of:=1 / (0.1+(1 -0.1) / [.A57])" office:value-type="float" office:value="8.61538461538462" calcext:value-type="float">
            <text:p>8.61538461538462</text:p>
          </table:table-cell>
          <table:table-cell table:formula="of:=1 / (0.05+(1 - 0.05) / [.A57])" office:value-type="float" office:value="14.9333333333333" calcext:value-type="float">
            <text:p>14.9333333333333</text:p>
          </table:table-cell>
          <table:table-cell table:formula="of:=1 / (0.05+(1 - 0.05) / [.A57])" office:value-type="float" office:value="14.9333333333333" calcext:value-type="float">
            <text:p>14.9333333333333</text:p>
          </table:table-cell>
          <table:table-cell table:formula="of:=1 / (0.001+(1 - 0.001) / [.A57])" office:value-type="float" office:value="53.0805687203792" calcext:value-type="float">
            <text:p>53.08056872037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" office:value-type="float" office:value="57" calcext:value-type="float">
            <text:p>57</text:p>
          </table:table-cell>
          <table:table-cell table:formula="of:=1 / (0.2+(1 -0.2) / [.A58])" office:value-type="float" office:value="4.67213114754098" calcext:value-type="float">
            <text:p>4.67213114754098</text:p>
          </table:table-cell>
          <table:table-cell table:formula="of:=1 / (0.1+(1 -0.1) / [.A58])" office:value-type="float" office:value="8.63636363636364" calcext:value-type="float">
            <text:p>8.63636363636364</text:p>
          </table:table-cell>
          <table:table-cell table:formula="of:=1 / (0.05+(1 - 0.05) / [.A58])" office:value-type="float" office:value="15" calcext:value-type="float">
            <text:p>15</text:p>
          </table:table-cell>
          <table:table-cell table:formula="of:=1 / (0.05+(1 - 0.05) / [.A58])" office:value-type="float" office:value="15" calcext:value-type="float">
            <text:p>15</text:p>
          </table:table-cell>
          <table:table-cell table:formula="of:=1 / (0.001+(1 - 0.001) / [.A58])" office:value-type="float" office:value="53.9772727272727" calcext:value-type="float">
            <text:p>53.97727272727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" office:value-type="float" office:value="58" calcext:value-type="float">
            <text:p>58</text:p>
          </table:table-cell>
          <table:table-cell table:formula="of:=1 / (0.2+(1 -0.2) / [.A59])" office:value-type="float" office:value="4.67741935483871" calcext:value-type="float">
            <text:p>4.67741935483871</text:p>
          </table:table-cell>
          <table:table-cell table:formula="of:=1 / (0.1+(1 -0.1) / [.A59])" office:value-type="float" office:value="8.65671641791045" calcext:value-type="float">
            <text:p>8.65671641791045</text:p>
          </table:table-cell>
          <table:table-cell table:formula="of:=1 / (0.05+(1 - 0.05) / [.A59])" office:value-type="float" office:value="15.0649350649351" calcext:value-type="float">
            <text:p>15.0649350649351</text:p>
          </table:table-cell>
          <table:table-cell table:formula="of:=1 / (0.05+(1 - 0.05) / [.A59])" office:value-type="float" office:value="15.0649350649351" calcext:value-type="float">
            <text:p>15.0649350649351</text:p>
          </table:table-cell>
          <table:table-cell table:formula="of:=1 / (0.001+(1 - 0.001) / [.A59])" office:value-type="float" office:value="54.872280037843" calcext:value-type="float">
            <text:p>54.872280037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" office:value-type="float" office:value="59" calcext:value-type="float">
            <text:p>59</text:p>
          </table:table-cell>
          <table:table-cell table:formula="of:=1 / (0.2+(1 -0.2) / [.A60])" office:value-type="float" office:value="4.68253968253968" calcext:value-type="float">
            <text:p>4.68253968253968</text:p>
          </table:table-cell>
          <table:table-cell table:formula="of:=1 / (0.1+(1 -0.1) / [.A60])" office:value-type="float" office:value="8.67647058823529" calcext:value-type="float">
            <text:p>8.67647058823529</text:p>
          </table:table-cell>
          <table:table-cell table:formula="of:=1 / (0.05+(1 - 0.05) / [.A60])" office:value-type="float" office:value="15.1282051282051" calcext:value-type="float">
            <text:p>15.1282051282051</text:p>
          </table:table-cell>
          <table:table-cell table:formula="of:=1 / (0.05+(1 - 0.05) / [.A60])" office:value-type="float" office:value="15.1282051282051" calcext:value-type="float">
            <text:p>15.1282051282051</text:p>
          </table:table-cell>
          <table:table-cell table:formula="of:=1 / (0.001+(1 - 0.001) / [.A60])" office:value-type="float" office:value="55.765595463138" calcext:value-type="float">
            <text:p>55.7655954631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" office:value-type="float" office:value="60" calcext:value-type="float">
            <text:p>60</text:p>
          </table:table-cell>
          <table:table-cell table:formula="of:=1 / (0.2+(1 -0.2) / [.A61])" office:value-type="float" office:value="4.6875" calcext:value-type="float">
            <text:p>4.6875</text:p>
          </table:table-cell>
          <table:table-cell table:formula="of:=1 / (0.1+(1 -0.1) / [.A61])" office:value-type="float" office:value="8.69565217391304" calcext:value-type="float">
            <text:p>8.69565217391304</text:p>
          </table:table-cell>
          <table:table-cell table:formula="of:=1 / (0.05+(1 - 0.05) / [.A61])" office:value-type="float" office:value="15.1898734177215" calcext:value-type="float">
            <text:p>15.1898734177215</text:p>
          </table:table-cell>
          <table:table-cell table:formula="of:=1 / (0.05+(1 - 0.05) / [.A61])" office:value-type="float" office:value="15.1898734177215" calcext:value-type="float">
            <text:p>15.1898734177215</text:p>
          </table:table-cell>
          <table:table-cell table:formula="of:=1 / (0.001+(1 - 0.001) / [.A61])" office:value-type="float" office:value="56.657223796034" calcext:value-type="float">
            <text:p>56.6572237960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" office:value-type="float" office:value="61" calcext:value-type="float">
            <text:p>61</text:p>
          </table:table-cell>
          <table:table-cell table:formula="of:=1 / (0.2+(1 -0.2) / [.A62])" office:value-type="float" office:value="4.69230769230769" calcext:value-type="float">
            <text:p>4.69230769230769</text:p>
          </table:table-cell>
          <table:table-cell table:formula="of:=1 / (0.1+(1 -0.1) / [.A62])" office:value-type="float" office:value="8.71428571428571" calcext:value-type="float">
            <text:p>8.71428571428571</text:p>
          </table:table-cell>
          <table:table-cell table:formula="of:=1 / (0.05+(1 - 0.05) / [.A62])" office:value-type="float" office:value="15.25" calcext:value-type="float">
            <text:p>15.25</text:p>
          </table:table-cell>
          <table:table-cell table:formula="of:=1 / (0.05+(1 - 0.05) / [.A62])" office:value-type="float" office:value="15.25" calcext:value-type="float">
            <text:p>15.25</text:p>
          </table:table-cell>
          <table:table-cell table:formula="of:=1 / (0.001+(1 - 0.001) / [.A62])" office:value-type="float" office:value="57.5471698113208" calcext:value-type="float">
            <text:p>57.54716981132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" office:value-type="float" office:value="62" calcext:value-type="float">
            <text:p>62</text:p>
          </table:table-cell>
          <table:table-cell table:formula="of:=1 / (0.2+(1 -0.2) / [.A63])" office:value-type="float" office:value="4.6969696969697" calcext:value-type="float">
            <text:p>4.6969696969697</text:p>
          </table:table-cell>
          <table:table-cell table:formula="of:=1 / (0.1+(1 -0.1) / [.A63])" office:value-type="float" office:value="8.73239436619718" calcext:value-type="float">
            <text:p>8.73239436619718</text:p>
          </table:table-cell>
          <table:table-cell table:formula="of:=1 / (0.05+(1 - 0.05) / [.A63])" office:value-type="float" office:value="15.3086419753086" calcext:value-type="float">
            <text:p>15.3086419753086</text:p>
          </table:table-cell>
          <table:table-cell table:formula="of:=1 / (0.05+(1 - 0.05) / [.A63])" office:value-type="float" office:value="15.3086419753086" calcext:value-type="float">
            <text:p>15.3086419753086</text:p>
          </table:table-cell>
          <table:table-cell table:formula="of:=1 / (0.001+(1 - 0.001) / [.A63])" office:value-type="float" office:value="58.435438265787" calcext:value-type="float">
            <text:p>58.4354382657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" office:value-type="float" office:value="63" calcext:value-type="float">
            <text:p>63</text:p>
          </table:table-cell>
          <table:table-cell table:formula="of:=1 / (0.2+(1 -0.2) / [.A64])" office:value-type="float" office:value="4.70149253731343" calcext:value-type="float">
            <text:p>4.70149253731343</text:p>
          </table:table-cell>
          <table:table-cell table:formula="of:=1 / (0.1+(1 -0.1) / [.A64])" office:value-type="float" office:value="8.75" calcext:value-type="float">
            <text:p>8.75</text:p>
          </table:table-cell>
          <table:table-cell table:formula="of:=1 / (0.05+(1 - 0.05) / [.A64])" office:value-type="float" office:value="15.3658536585366" calcext:value-type="float">
            <text:p>15.3658536585366</text:p>
          </table:table-cell>
          <table:table-cell table:formula="of:=1 / (0.05+(1 - 0.05) / [.A64])" office:value-type="float" office:value="15.3658536585366" calcext:value-type="float">
            <text:p>15.3658536585366</text:p>
          </table:table-cell>
          <table:table-cell table:formula="of:=1 / (0.001+(1 - 0.001) / [.A64])" office:value-type="float" office:value="59.3220338983051" calcext:value-type="float">
            <text:p>59.32203389830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" office:value-type="float" office:value="64" calcext:value-type="float">
            <text:p>64</text:p>
          </table:table-cell>
          <table:table-cell table:formula="of:=1 / (0.2+(1 -0.2) / [.A65])" office:value-type="float" office:value="4.70588235294118" calcext:value-type="float">
            <text:p>4.70588235294118</text:p>
          </table:table-cell>
          <table:table-cell table:formula="of:=1 / (0.1+(1 -0.1) / [.A65])" office:value-type="float" office:value="8.76712328767123" calcext:value-type="float">
            <text:p>8.76712328767123</text:p>
          </table:table-cell>
          <table:table-cell table:formula="of:=1 / (0.05+(1 - 0.05) / [.A65])" office:value-type="float" office:value="15.421686746988" calcext:value-type="float">
            <text:p>15.421686746988</text:p>
          </table:table-cell>
          <table:table-cell table:formula="of:=1 / (0.05+(1 - 0.05) / [.A65])" office:value-type="float" office:value="15.421686746988" calcext:value-type="float">
            <text:p>15.421686746988</text:p>
          </table:table-cell>
          <table:table-cell table:formula="of:=1 / (0.001+(1 - 0.001) / [.A65])" office:value-type="float" office:value="60.2069614299153" calcext:value-type="float">
            <text:p>60.20696142991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" office:value-type="float" office:value="65" calcext:value-type="float">
            <text:p>65</text:p>
          </table:table-cell>
          <table:table-cell table:formula="of:=1 / (0.2+(1 -0.2) / [.A66])" office:value-type="float" office:value="4.71014492753623" calcext:value-type="float">
            <text:p>4.71014492753623</text:p>
          </table:table-cell>
          <table:table-cell table:formula="of:=1 / (0.1+(1 -0.1) / [.A66])" office:value-type="float" office:value="8.78378378378378" calcext:value-type="float">
            <text:p>8.78378378378378</text:p>
          </table:table-cell>
          <table:table-cell table:formula="of:=1 / (0.05+(1 - 0.05) / [.A66])" office:value-type="float" office:value="15.4761904761905" calcext:value-type="float">
            <text:p>15.4761904761905</text:p>
          </table:table-cell>
          <table:table-cell table:formula="of:=1 / (0.05+(1 - 0.05) / [.A66])" office:value-type="float" office:value="15.4761904761905" calcext:value-type="float">
            <text:p>15.4761904761905</text:p>
          </table:table-cell>
          <table:table-cell table:formula="of:=1 / (0.001+(1 - 0.001) / [.A66])" office:value-type="float" office:value="61.0902255639098" calcext:value-type="float">
            <text:p>61.09022556390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" office:value-type="float" office:value="66" calcext:value-type="float">
            <text:p>66</text:p>
          </table:table-cell>
          <table:table-cell table:formula="of:=1 / (0.2+(1 -0.2) / [.A67])" office:value-type="float" office:value="4.71428571428571" calcext:value-type="float">
            <text:p>4.71428571428571</text:p>
          </table:table-cell>
          <table:table-cell table:formula="of:=1 / (0.1+(1 -0.1) / [.A67])" office:value-type="float" office:value="8.8" calcext:value-type="float">
            <text:p>8.8</text:p>
          </table:table-cell>
          <table:table-cell table:formula="of:=1 / (0.05+(1 - 0.05) / [.A67])" office:value-type="float" office:value="15.5294117647059" calcext:value-type="float">
            <text:p>15.5294117647059</text:p>
          </table:table-cell>
          <table:table-cell table:formula="of:=1 / (0.05+(1 - 0.05) / [.A67])" office:value-type="float" office:value="15.5294117647059" calcext:value-type="float">
            <text:p>15.5294117647059</text:p>
          </table:table-cell>
          <table:table-cell table:formula="of:=1 / (0.001+(1 - 0.001) / [.A67])" office:value-type="float" office:value="61.9718309859155" calcext:value-type="float">
            <text:p>61.97183098591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" office:value-type="float" office:value="67" calcext:value-type="float">
            <text:p>67</text:p>
          </table:table-cell>
          <table:table-cell table:formula="of:=1 / (0.2+(1 -0.2) / [.A68])" office:value-type="float" office:value="4.71830985915493" calcext:value-type="float">
            <text:p>4.71830985915493</text:p>
          </table:table-cell>
          <table:table-cell table:formula="of:=1 / (0.1+(1 -0.1) / [.A68])" office:value-type="float" office:value="8.81578947368421" calcext:value-type="float">
            <text:p>8.81578947368421</text:p>
          </table:table-cell>
          <table:table-cell table:formula="of:=1 / (0.05+(1 - 0.05) / [.A68])" office:value-type="float" office:value="15.5813953488372" calcext:value-type="float">
            <text:p>15.5813953488372</text:p>
          </table:table-cell>
          <table:table-cell table:formula="of:=1 / (0.05+(1 - 0.05) / [.A68])" office:value-type="float" office:value="15.5813953488372" calcext:value-type="float">
            <text:p>15.5813953488372</text:p>
          </table:table-cell>
          <table:table-cell table:formula="of:=1 / (0.001+(1 - 0.001) / [.A68])" office:value-type="float" office:value="62.8517823639775" calcext:value-type="float">
            <text:p>62.85178236397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" office:value-type="float" office:value="68" calcext:value-type="float">
            <text:p>68</text:p>
          </table:table-cell>
          <table:table-cell table:formula="of:=1 / (0.2+(1 -0.2) / [.A69])" office:value-type="float" office:value="4.72222222222222" calcext:value-type="float">
            <text:p>4.72222222222222</text:p>
          </table:table-cell>
          <table:table-cell table:formula="of:=1 / (0.1+(1 -0.1) / [.A69])" office:value-type="float" office:value="8.83116883116883" calcext:value-type="float">
            <text:p>8.83116883116883</text:p>
          </table:table-cell>
          <table:table-cell table:formula="of:=1 / (0.05+(1 - 0.05) / [.A69])" office:value-type="float" office:value="15.632183908046" calcext:value-type="float">
            <text:p>15.632183908046</text:p>
          </table:table-cell>
          <table:table-cell table:formula="of:=1 / (0.05+(1 - 0.05) / [.A69])" office:value-type="float" office:value="15.632183908046" calcext:value-type="float">
            <text:p>15.632183908046</text:p>
          </table:table-cell>
          <table:table-cell table:formula="of:=1 / (0.001+(1 - 0.001) / [.A69])" office:value-type="float" office:value="63.730084348641" calcext:value-type="float">
            <text:p>63.7300843486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" office:value-type="float" office:value="69" calcext:value-type="float">
            <text:p>69</text:p>
          </table:table-cell>
          <table:table-cell table:formula="of:=1 / (0.2+(1 -0.2) / [.A70])" office:value-type="float" office:value="4.72602739726027" calcext:value-type="float">
            <text:p>4.72602739726027</text:p>
          </table:table-cell>
          <table:table-cell table:formula="of:=1 / (0.1+(1 -0.1) / [.A70])" office:value-type="float" office:value="8.84615384615385" calcext:value-type="float">
            <text:p>8.84615384615385</text:p>
          </table:table-cell>
          <table:table-cell table:formula="of:=1 / (0.05+(1 - 0.05) / [.A70])" office:value-type="float" office:value="15.6818181818182" calcext:value-type="float">
            <text:p>15.6818181818182</text:p>
          </table:table-cell>
          <table:table-cell table:formula="of:=1 / (0.05+(1 - 0.05) / [.A70])" office:value-type="float" office:value="15.6818181818182" calcext:value-type="float">
            <text:p>15.6818181818182</text:p>
          </table:table-cell>
          <table:table-cell table:formula="of:=1 / (0.001+(1 - 0.001) / [.A70])" office:value-type="float" office:value="64.6067415730337" calcext:value-type="float">
            <text:p>64.60674157303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" office:value-type="float" office:value="70" calcext:value-type="float">
            <text:p>70</text:p>
          </table:table-cell>
          <table:table-cell table:formula="of:=1 / (0.2+(1 -0.2) / [.A71])" office:value-type="float" office:value="4.72972972972973" calcext:value-type="float">
            <text:p>4.72972972972973</text:p>
          </table:table-cell>
          <table:table-cell table:formula="of:=1 / (0.1+(1 -0.1) / [.A71])" office:value-type="float" office:value="8.86075949367089" calcext:value-type="float">
            <text:p>8.86075949367089</text:p>
          </table:table-cell>
          <table:table-cell table:formula="of:=1 / (0.05+(1 - 0.05) / [.A71])" office:value-type="float" office:value="15.7303370786517" calcext:value-type="float">
            <text:p>15.7303370786517</text:p>
          </table:table-cell>
          <table:table-cell table:formula="of:=1 / (0.05+(1 - 0.05) / [.A71])" office:value-type="float" office:value="15.7303370786517" calcext:value-type="float">
            <text:p>15.7303370786517</text:p>
          </table:table-cell>
          <table:table-cell table:formula="of:=1 / (0.001+(1 - 0.001) / [.A71])" office:value-type="float" office:value="65.4817586529467" calcext:value-type="float">
            <text:p>65.48175865294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" office:value-type="float" office:value="71" calcext:value-type="float">
            <text:p>71</text:p>
          </table:table-cell>
          <table:table-cell table:formula="of:=1 / (0.2+(1 -0.2) / [.A72])" office:value-type="float" office:value="4.73333333333333" calcext:value-type="float">
            <text:p>4.73333333333333</text:p>
          </table:table-cell>
          <table:table-cell table:formula="of:=1 / (0.1+(1 -0.1) / [.A72])" office:value-type="float" office:value="8.875" calcext:value-type="float">
            <text:p>8.875</text:p>
          </table:table-cell>
          <table:table-cell table:formula="of:=1 / (0.05+(1 - 0.05) / [.A72])" office:value-type="float" office:value="15.7777777777778" calcext:value-type="float">
            <text:p>15.7777777777778</text:p>
          </table:table-cell>
          <table:table-cell table:formula="of:=1 / (0.05+(1 - 0.05) / [.A72])" office:value-type="float" office:value="15.7777777777778" calcext:value-type="float">
            <text:p>15.7777777777778</text:p>
          </table:table-cell>
          <table:table-cell table:formula="of:=1 / (0.001+(1 - 0.001) / [.A72])" office:value-type="float" office:value="66.3551401869159" calcext:value-type="float">
            <text:p>66.35514018691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" office:value-type="float" office:value="72" calcext:value-type="float">
            <text:p>72</text:p>
          </table:table-cell>
          <table:table-cell table:formula="of:=1 / (0.2+(1 -0.2) / [.A73])" office:value-type="float" office:value="4.73684210526316" calcext:value-type="float">
            <text:p>4.73684210526316</text:p>
          </table:table-cell>
          <table:table-cell table:formula="of:=1 / (0.1+(1 -0.1) / [.A73])" office:value-type="float" office:value="8.88888888888889" calcext:value-type="float">
            <text:p>8.88888888888889</text:p>
          </table:table-cell>
          <table:table-cell table:formula="of:=1 / (0.05+(1 - 0.05) / [.A73])" office:value-type="float" office:value="15.8241758241758" calcext:value-type="float">
            <text:p>15.8241758241758</text:p>
          </table:table-cell>
          <table:table-cell table:formula="of:=1 / (0.05+(1 - 0.05) / [.A73])" office:value-type="float" office:value="15.8241758241758" calcext:value-type="float">
            <text:p>15.8241758241758</text:p>
          </table:table-cell>
          <table:table-cell table:formula="of:=1 / (0.001+(1 - 0.001) / [.A73])" office:value-type="float" office:value="67.2268907563025" calcext:value-type="float">
            <text:p>67.22689075630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" office:value-type="float" office:value="73" calcext:value-type="float">
            <text:p>73</text:p>
          </table:table-cell>
          <table:table-cell table:formula="of:=1 / (0.2+(1 -0.2) / [.A74])" office:value-type="float" office:value="4.74025974025974" calcext:value-type="float">
            <text:p>4.74025974025974</text:p>
          </table:table-cell>
          <table:table-cell table:formula="of:=1 / (0.1+(1 -0.1) / [.A74])" office:value-type="float" office:value="8.90243902439024" calcext:value-type="float">
            <text:p>8.90243902439024</text:p>
          </table:table-cell>
          <table:table-cell table:formula="of:=1 / (0.05+(1 - 0.05) / [.A74])" office:value-type="float" office:value="15.8695652173913" calcext:value-type="float">
            <text:p>15.8695652173913</text:p>
          </table:table-cell>
          <table:table-cell table:formula="of:=1 / (0.05+(1 - 0.05) / [.A74])" office:value-type="float" office:value="15.8695652173913" calcext:value-type="float">
            <text:p>15.8695652173913</text:p>
          </table:table-cell>
          <table:table-cell table:formula="of:=1 / (0.001+(1 - 0.001) / [.A74])" office:value-type="float" office:value="68.0970149253731" calcext:value-type="float">
            <text:p>68.09701492537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" office:value-type="float" office:value="74" calcext:value-type="float">
            <text:p>74</text:p>
          </table:table-cell>
          <table:table-cell table:formula="of:=1 / (0.2+(1 -0.2) / [.A75])" office:value-type="float" office:value="4.74358974358974" calcext:value-type="float">
            <text:p>4.74358974358974</text:p>
          </table:table-cell>
          <table:table-cell table:formula="of:=1 / (0.1+(1 -0.1) / [.A75])" office:value-type="float" office:value="8.91566265060241" calcext:value-type="float">
            <text:p>8.91566265060241</text:p>
          </table:table-cell>
          <table:table-cell table:formula="of:=1 / (0.05+(1 - 0.05) / [.A75])" office:value-type="float" office:value="15.9139784946237" calcext:value-type="float">
            <text:p>15.9139784946237</text:p>
          </table:table-cell>
          <table:table-cell table:formula="of:=1 / (0.05+(1 - 0.05) / [.A75])" office:value-type="float" office:value="15.9139784946237" calcext:value-type="float">
            <text:p>15.9139784946237</text:p>
          </table:table-cell>
          <table:table-cell table:formula="of:=1 / (0.001+(1 - 0.001) / [.A75])" office:value-type="float" office:value="68.9655172413793" calcext:value-type="float">
            <text:p>68.96551724137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" office:value-type="float" office:value="75" calcext:value-type="float">
            <text:p>75</text:p>
          </table:table-cell>
          <table:table-cell table:formula="of:=1 / (0.2+(1 -0.2) / [.A76])" office:value-type="float" office:value="4.74683544303797" calcext:value-type="float">
            <text:p>4.74683544303797</text:p>
          </table:table-cell>
          <table:table-cell table:formula="of:=1 / (0.1+(1 -0.1) / [.A76])" office:value-type="float" office:value="8.92857142857143" calcext:value-type="float">
            <text:p>8.92857142857143</text:p>
          </table:table-cell>
          <table:table-cell table:formula="of:=1 / (0.05+(1 - 0.05) / [.A76])" office:value-type="float" office:value="15.9574468085106" calcext:value-type="float">
            <text:p>15.9574468085106</text:p>
          </table:table-cell>
          <table:table-cell table:formula="of:=1 / (0.05+(1 - 0.05) / [.A76])" office:value-type="float" office:value="15.9574468085106" calcext:value-type="float">
            <text:p>15.9574468085106</text:p>
          </table:table-cell>
          <table:table-cell table:formula="of:=1 / (0.001+(1 - 0.001) / [.A76])" office:value-type="float" office:value="69.8324022346369" calcext:value-type="float">
            <text:p>69.8324022346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" office:value-type="float" office:value="76" calcext:value-type="float">
            <text:p>76</text:p>
          </table:table-cell>
          <table:table-cell table:formula="of:=1 / (0.2+(1 -0.2) / [.A77])" office:value-type="float" office:value="4.75" calcext:value-type="float">
            <text:p>4.75</text:p>
          </table:table-cell>
          <table:table-cell table:formula="of:=1 / (0.1+(1 -0.1) / [.A77])" office:value-type="float" office:value="8.94117647058824" calcext:value-type="float">
            <text:p>8.94117647058824</text:p>
          </table:table-cell>
          <table:table-cell table:formula="of:=1 / (0.05+(1 - 0.05) / [.A77])" office:value-type="float" office:value="16" calcext:value-type="float">
            <text:p>16</text:p>
          </table:table-cell>
          <table:table-cell table:formula="of:=1 / (0.05+(1 - 0.05) / [.A77])" office:value-type="float" office:value="16" calcext:value-type="float">
            <text:p>16</text:p>
          </table:table-cell>
          <table:table-cell table:formula="of:=1 / (0.001+(1 - 0.001) / [.A77])" office:value-type="float" office:value="70.6976744186047" calcext:value-type="float">
            <text:p>70.69767441860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" office:value-type="float" office:value="77" calcext:value-type="float">
            <text:p>77</text:p>
          </table:table-cell>
          <table:table-cell table:formula="of:=1 / (0.2+(1 -0.2) / [.A78])" office:value-type="float" office:value="4.75308641975309" calcext:value-type="float">
            <text:p>4.75308641975309</text:p>
          </table:table-cell>
          <table:table-cell table:formula="of:=1 / (0.1+(1 -0.1) / [.A78])" office:value-type="float" office:value="8.95348837209302" calcext:value-type="float">
            <text:p>8.95348837209302</text:p>
          </table:table-cell>
          <table:table-cell table:formula="of:=1 / (0.05+(1 - 0.05) / [.A78])" office:value-type="float" office:value="16.0416666666667" calcext:value-type="float">
            <text:p>16.0416666666667</text:p>
          </table:table-cell>
          <table:table-cell table:formula="of:=1 / (0.05+(1 - 0.05) / [.A78])" office:value-type="float" office:value="16.0416666666667" calcext:value-type="float">
            <text:p>16.0416666666667</text:p>
          </table:table-cell>
          <table:table-cell table:formula="of:=1 / (0.001+(1 - 0.001) / [.A78])" office:value-type="float" office:value="71.5613382899628" calcext:value-type="float">
            <text:p>71.56133828996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" office:value-type="float" office:value="78" calcext:value-type="float">
            <text:p>78</text:p>
          </table:table-cell>
          <table:table-cell table:formula="of:=1 / (0.2+(1 -0.2) / [.A79])" office:value-type="float" office:value="4.75609756097561" calcext:value-type="float">
            <text:p>4.75609756097561</text:p>
          </table:table-cell>
          <table:table-cell table:formula="of:=1 / (0.1+(1 -0.1) / [.A79])" office:value-type="float" office:value="8.96551724137931" calcext:value-type="float">
            <text:p>8.96551724137931</text:p>
          </table:table-cell>
          <table:table-cell table:formula="of:=1 / (0.05+(1 - 0.05) / [.A79])" office:value-type="float" office:value="16.0824742268041" calcext:value-type="float">
            <text:p>16.0824742268041</text:p>
          </table:table-cell>
          <table:table-cell table:formula="of:=1 / (0.05+(1 - 0.05) / [.A79])" office:value-type="float" office:value="16.0824742268041" calcext:value-type="float">
            <text:p>16.0824742268041</text:p>
          </table:table-cell>
          <table:table-cell table:formula="of:=1 / (0.001+(1 - 0.001) / [.A79])" office:value-type="float" office:value="72.4233983286908" calcext:value-type="float">
            <text:p>72.42339832869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" office:value-type="float" office:value="79" calcext:value-type="float">
            <text:p>79</text:p>
          </table:table-cell>
          <table:table-cell table:formula="of:=1 / (0.2+(1 -0.2) / [.A80])" office:value-type="float" office:value="4.75903614457831" calcext:value-type="float">
            <text:p>4.75903614457831</text:p>
          </table:table-cell>
          <table:table-cell table:formula="of:=1 / (0.1+(1 -0.1) / [.A80])" office:value-type="float" office:value="8.97727272727273" calcext:value-type="float">
            <text:p>8.97727272727273</text:p>
          </table:table-cell>
          <table:table-cell table:formula="of:=1 / (0.05+(1 - 0.05) / [.A80])" office:value-type="float" office:value="16.1224489795918" calcext:value-type="float">
            <text:p>16.1224489795918</text:p>
          </table:table-cell>
          <table:table-cell table:formula="of:=1 / (0.05+(1 - 0.05) / [.A80])" office:value-type="float" office:value="16.1224489795918" calcext:value-type="float">
            <text:p>16.1224489795918</text:p>
          </table:table-cell>
          <table:table-cell table:formula="of:=1 / (0.001+(1 - 0.001) / [.A80])" office:value-type="float" office:value="73.2838589981447" calcext:value-type="float">
            <text:p>73.28385899814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" office:value-type="float" office:value="80" calcext:value-type="float">
            <text:p>80</text:p>
          </table:table-cell>
          <table:table-cell table:formula="of:=1 / (0.2+(1 -0.2) / [.A81])" office:value-type="float" office:value="4.76190476190476" calcext:value-type="float">
            <text:p>4.76190476190476</text:p>
          </table:table-cell>
          <table:table-cell table:formula="of:=1 / (0.1+(1 -0.1) / [.A81])" office:value-type="float" office:value="8.98876404494382" calcext:value-type="float">
            <text:p>8.98876404494382</text:p>
          </table:table-cell>
          <table:table-cell table:formula="of:=1 / (0.05+(1 - 0.05) / [.A81])" office:value-type="float" office:value="16.1616161616162" calcext:value-type="float">
            <text:p>16.1616161616162</text:p>
          </table:table-cell>
          <table:table-cell table:formula="of:=1 / (0.05+(1 - 0.05) / [.A81])" office:value-type="float" office:value="16.1616161616162" calcext:value-type="float">
            <text:p>16.1616161616162</text:p>
          </table:table-cell>
          <table:table-cell table:formula="of:=1 / (0.001+(1 - 0.001) / [.A81])" office:value-type="float" office:value="74.1427247451344" calcext:value-type="float">
            <text:p>74.14272474513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" office:value-type="float" office:value="81" calcext:value-type="float">
            <text:p>81</text:p>
          </table:table-cell>
          <table:table-cell table:formula="of:=1 / (0.2+(1 -0.2) / [.A82])" office:value-type="float" office:value="4.76470588235294" calcext:value-type="float">
            <text:p>4.76470588235294</text:p>
          </table:table-cell>
          <table:table-cell table:formula="of:=1 / (0.1+(1 -0.1) / [.A82])" office:value-type="float" office:value="9" calcext:value-type="float">
            <text:p>9</text:p>
          </table:table-cell>
          <table:table-cell table:formula="of:=1 / (0.05+(1 - 0.05) / [.A82])" office:value-type="float" office:value="16.2" calcext:value-type="float">
            <text:p>16.2</text:p>
          </table:table-cell>
          <table:table-cell table:formula="of:=1 / (0.05+(1 - 0.05) / [.A82])" office:value-type="float" office:value="16.2" calcext:value-type="float">
            <text:p>16.2</text:p>
          </table:table-cell>
          <table:table-cell table:formula="of:=1 / (0.001+(1 - 0.001) / [.A82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" office:value-type="float" office:value="82" calcext:value-type="float">
            <text:p>82</text:p>
          </table:table-cell>
          <table:table-cell table:formula="of:=1 / (0.2+(1 -0.2) / [.A83])" office:value-type="float" office:value="4.76744186046512" calcext:value-type="float">
            <text:p>4.76744186046512</text:p>
          </table:table-cell>
          <table:table-cell table:formula="of:=1 / (0.1+(1 -0.1) / [.A83])" office:value-type="float" office:value="9.01098901098901" calcext:value-type="float">
            <text:p>9.01098901098901</text:p>
          </table:table-cell>
          <table:table-cell table:formula="of:=1 / (0.05+(1 - 0.05) / [.A83])" office:value-type="float" office:value="16.2376237623762" calcext:value-type="float">
            <text:p>16.2376237623762</text:p>
          </table:table-cell>
          <table:table-cell table:formula="of:=1 / (0.05+(1 - 0.05) / [.A83])" office:value-type="float" office:value="16.2376237623762" calcext:value-type="float">
            <text:p>16.2376237623762</text:p>
          </table:table-cell>
          <table:table-cell table:formula="of:=1 / (0.001+(1 - 0.001) / [.A83])" office:value-type="float" office:value="75.8556891766882" calcext:value-type="float">
            <text:p>75.85568917668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" office:value-type="float" office:value="83" calcext:value-type="float">
            <text:p>83</text:p>
          </table:table-cell>
          <table:table-cell table:formula="of:=1 / (0.2+(1 -0.2) / [.A84])" office:value-type="float" office:value="4.77011494252874" calcext:value-type="float">
            <text:p>4.77011494252874</text:p>
          </table:table-cell>
          <table:table-cell table:formula="of:=1 / (0.1+(1 -0.1) / [.A84])" office:value-type="float" office:value="9.02173913043478" calcext:value-type="float">
            <text:p>9.02173913043478</text:p>
          </table:table-cell>
          <table:table-cell table:formula="of:=1 / (0.05+(1 - 0.05) / [.A84])" office:value-type="float" office:value="16.2745098039216" calcext:value-type="float">
            <text:p>16.2745098039216</text:p>
          </table:table-cell>
          <table:table-cell table:formula="of:=1 / (0.05+(1 - 0.05) / [.A84])" office:value-type="float" office:value="16.2745098039216" calcext:value-type="float">
            <text:p>16.2745098039216</text:p>
          </table:table-cell>
          <table:table-cell table:formula="of:=1 / (0.001+(1 - 0.001) / [.A84])" office:value-type="float" office:value="76.7097966728281" calcext:value-type="float">
            <text:p>76.70979667282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" office:value-type="float" office:value="84" calcext:value-type="float">
            <text:p>84</text:p>
          </table:table-cell>
          <table:table-cell table:formula="of:=1 / (0.2+(1 -0.2) / [.A85])" office:value-type="float" office:value="4.77272727272727" calcext:value-type="float">
            <text:p>4.77272727272727</text:p>
          </table:table-cell>
          <table:table-cell table:formula="of:=1 / (0.1+(1 -0.1) / [.A85])" office:value-type="float" office:value="9.03225806451613" calcext:value-type="float">
            <text:p>9.03225806451613</text:p>
          </table:table-cell>
          <table:table-cell table:formula="of:=1 / (0.05+(1 - 0.05) / [.A85])" office:value-type="float" office:value="16.3106796116505" calcext:value-type="float">
            <text:p>16.3106796116505</text:p>
          </table:table-cell>
          <table:table-cell table:formula="of:=1 / (0.05+(1 - 0.05) / [.A85])" office:value-type="float" office:value="16.3106796116505" calcext:value-type="float">
            <text:p>16.3106796116505</text:p>
          </table:table-cell>
          <table:table-cell table:formula="of:=1 / (0.001+(1 - 0.001) / [.A85])" office:value-type="float" office:value="77.5623268698061" calcext:value-type="float">
            <text:p>77.56232686980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" office:value-type="float" office:value="85" calcext:value-type="float">
            <text:p>85</text:p>
          </table:table-cell>
          <table:table-cell table:formula="of:=1 / (0.2+(1 -0.2) / [.A86])" office:value-type="float" office:value="4.77528089887641" calcext:value-type="float">
            <text:p>4.77528089887641</text:p>
          </table:table-cell>
          <table:table-cell table:formula="of:=1 / (0.1+(1 -0.1) / [.A86])" office:value-type="float" office:value="9.04255319148936" calcext:value-type="float">
            <text:p>9.04255319148936</text:p>
          </table:table-cell>
          <table:table-cell table:formula="of:=1 / (0.05+(1 - 0.05) / [.A86])" office:value-type="float" office:value="16.3461538461538" calcext:value-type="float">
            <text:p>16.3461538461538</text:p>
          </table:table-cell>
          <table:table-cell table:formula="of:=1 / (0.05+(1 - 0.05) / [.A86])" office:value-type="float" office:value="16.3461538461538" calcext:value-type="float">
            <text:p>16.3461538461538</text:p>
          </table:table-cell>
          <table:table-cell table:formula="of:=1 / (0.001+(1 - 0.001) / [.A86])" office:value-type="float" office:value="78.4132841328413" calcext:value-type="float">
            <text:p>78.41328413284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" office:value-type="float" office:value="86" calcext:value-type="float">
            <text:p>86</text:p>
          </table:table-cell>
          <table:table-cell table:formula="of:=1 / (0.2+(1 -0.2) / [.A87])" office:value-type="float" office:value="4.77777777777778" calcext:value-type="float">
            <text:p>4.77777777777778</text:p>
          </table:table-cell>
          <table:table-cell table:formula="of:=1 / (0.1+(1 -0.1) / [.A87])" office:value-type="float" office:value="9.05263157894737" calcext:value-type="float">
            <text:p>9.05263157894737</text:p>
          </table:table-cell>
          <table:table-cell table:formula="of:=1 / (0.05+(1 - 0.05) / [.A87])" office:value-type="float" office:value="16.3809523809524" calcext:value-type="float">
            <text:p>16.3809523809524</text:p>
          </table:table-cell>
          <table:table-cell table:formula="of:=1 / (0.05+(1 - 0.05) / [.A87])" office:value-type="float" office:value="16.3809523809524" calcext:value-type="float">
            <text:p>16.3809523809524</text:p>
          </table:table-cell>
          <table:table-cell table:formula="of:=1 / (0.001+(1 - 0.001) / [.A87])" office:value-type="float" office:value="79.2626728110599" calcext:value-type="float">
            <text:p>79.26267281105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" office:value-type="float" office:value="87" calcext:value-type="float">
            <text:p>87</text:p>
          </table:table-cell>
          <table:table-cell table:formula="of:=1 / (0.2+(1 -0.2) / [.A88])" office:value-type="float" office:value="4.78021978021978" calcext:value-type="float">
            <text:p>4.78021978021978</text:p>
          </table:table-cell>
          <table:table-cell table:formula="of:=1 / (0.1+(1 -0.1) / [.A88])" office:value-type="float" office:value="9.0625" calcext:value-type="float">
            <text:p>9.0625</text:p>
          </table:table-cell>
          <table:table-cell table:formula="of:=1 / (0.05+(1 - 0.05) / [.A88])" office:value-type="float" office:value="16.4150943396226" calcext:value-type="float">
            <text:p>16.4150943396226</text:p>
          </table:table-cell>
          <table:table-cell table:formula="of:=1 / (0.05+(1 - 0.05) / [.A88])" office:value-type="float" office:value="16.4150943396226" calcext:value-type="float">
            <text:p>16.4150943396226</text:p>
          </table:table-cell>
          <table:table-cell table:formula="of:=1 / (0.001+(1 - 0.001) / [.A88])" office:value-type="float" office:value="80.1104972375691" calcext:value-type="float">
            <text:p>80.11049723756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" office:value-type="float" office:value="88" calcext:value-type="float">
            <text:p>88</text:p>
          </table:table-cell>
          <table:table-cell table:formula="of:=1 / (0.2+(1 -0.2) / [.A89])" office:value-type="float" office:value="4.78260869565217" calcext:value-type="float">
            <text:p>4.78260869565217</text:p>
          </table:table-cell>
          <table:table-cell table:formula="of:=1 / (0.1+(1 -0.1) / [.A89])" office:value-type="float" office:value="9.07216494845361" calcext:value-type="float">
            <text:p>9.07216494845361</text:p>
          </table:table-cell>
          <table:table-cell table:formula="of:=1 / (0.05+(1 - 0.05) / [.A89])" office:value-type="float" office:value="16.4485981308411" calcext:value-type="float">
            <text:p>16.4485981308411</text:p>
          </table:table-cell>
          <table:table-cell table:formula="of:=1 / (0.05+(1 - 0.05) / [.A89])" office:value-type="float" office:value="16.4485981308411" calcext:value-type="float">
            <text:p>16.4485981308411</text:p>
          </table:table-cell>
          <table:table-cell table:formula="of:=1 / (0.001+(1 - 0.001) / [.A89])" office:value-type="float" office:value="80.9567617295308" calcext:value-type="float">
            <text:p>80.95676172953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" office:value-type="float" office:value="89" calcext:value-type="float">
            <text:p>89</text:p>
          </table:table-cell>
          <table:table-cell table:formula="of:=1 / (0.2+(1 -0.2) / [.A90])" office:value-type="float" office:value="4.78494623655914" calcext:value-type="float">
            <text:p>4.78494623655914</text:p>
          </table:table-cell>
          <table:table-cell table:formula="of:=1 / (0.1+(1 -0.1) / [.A90])" office:value-type="float" office:value="9.08163265306122" calcext:value-type="float">
            <text:p>9.08163265306122</text:p>
          </table:table-cell>
          <table:table-cell table:formula="of:=1 / (0.05+(1 - 0.05) / [.A90])" office:value-type="float" office:value="16.4814814814815" calcext:value-type="float">
            <text:p>16.4814814814815</text:p>
          </table:table-cell>
          <table:table-cell table:formula="of:=1 / (0.05+(1 - 0.05) / [.A90])" office:value-type="float" office:value="16.4814814814815" calcext:value-type="float">
            <text:p>16.4814814814815</text:p>
          </table:table-cell>
          <table:table-cell table:formula="of:=1 / (0.001+(1 - 0.001) / [.A90])" office:value-type="float" office:value="81.8014705882353" calcext:value-type="float">
            <text:p>81.80147058823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" office:value-type="float" office:value="90" calcext:value-type="float">
            <text:p>90</text:p>
          </table:table-cell>
          <table:table-cell table:formula="of:=1 / (0.2+(1 -0.2) / [.A91])" office:value-type="float" office:value="4.78723404255319" calcext:value-type="float">
            <text:p>4.78723404255319</text:p>
          </table:table-cell>
          <table:table-cell table:formula="of:=1 / (0.1+(1 -0.1) / [.A91])" office:value-type="float" office:value="9.09090909090909" calcext:value-type="float">
            <text:p>9.09090909090909</text:p>
          </table:table-cell>
          <table:table-cell table:formula="of:=1 / (0.05+(1 - 0.05) / [.A91])" office:value-type="float" office:value="16.5137614678899" calcext:value-type="float">
            <text:p>16.5137614678899</text:p>
          </table:table-cell>
          <table:table-cell table:formula="of:=1 / (0.05+(1 - 0.05) / [.A91])" office:value-type="float" office:value="16.5137614678899" calcext:value-type="float">
            <text:p>16.5137614678899</text:p>
          </table:table-cell>
          <table:table-cell table:formula="of:=1 / (0.001+(1 - 0.001) / [.A91])" office:value-type="float" office:value="82.6446280991736" calcext:value-type="float">
            <text:p>82.64462809917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" office:value-type="float" office:value="91" calcext:value-type="float">
            <text:p>91</text:p>
          </table:table-cell>
          <table:table-cell table:formula="of:=1 / (0.2+(1 -0.2) / [.A92])" office:value-type="float" office:value="4.78947368421053" calcext:value-type="float">
            <text:p>4.78947368421053</text:p>
          </table:table-cell>
          <table:table-cell table:formula="of:=1 / (0.1+(1 -0.1) / [.A92])" office:value-type="float" office:value="9.1" calcext:value-type="float">
            <text:p>9.1</text:p>
          </table:table-cell>
          <table:table-cell table:formula="of:=1 / (0.05+(1 - 0.05) / [.A92])" office:value-type="float" office:value="16.5454545454545" calcext:value-type="float">
            <text:p>16.5454545454545</text:p>
          </table:table-cell>
          <table:table-cell table:formula="of:=1 / (0.05+(1 - 0.05) / [.A92])" office:value-type="float" office:value="16.5454545454545" calcext:value-type="float">
            <text:p>16.5454545454545</text:p>
          </table:table-cell>
          <table:table-cell table:formula="of:=1 / (0.001+(1 - 0.001) / [.A92])" office:value-type="float" office:value="83.4862385321101" calcext:value-type="float">
            <text:p>83.4862385321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" office:value-type="float" office:value="92" calcext:value-type="float">
            <text:p>92</text:p>
          </table:table-cell>
          <table:table-cell table:formula="of:=1 / (0.2+(1 -0.2) / [.A93])" office:value-type="float" office:value="4.79166666666667" calcext:value-type="float">
            <text:p>4.79166666666667</text:p>
          </table:table-cell>
          <table:table-cell table:formula="of:=1 / (0.1+(1 -0.1) / [.A93])" office:value-type="float" office:value="9.10891089108911" calcext:value-type="float">
            <text:p>9.10891089108911</text:p>
          </table:table-cell>
          <table:table-cell table:formula="of:=1 / (0.05+(1 - 0.05) / [.A93])" office:value-type="float" office:value="16.5765765765766" calcext:value-type="float">
            <text:p>16.5765765765766</text:p>
          </table:table-cell>
          <table:table-cell table:formula="of:=1 / (0.05+(1 - 0.05) / [.A93])" office:value-type="float" office:value="16.5765765765766" calcext:value-type="float">
            <text:p>16.5765765765766</text:p>
          </table:table-cell>
          <table:table-cell table:formula="of:=1 / (0.001+(1 - 0.001) / [.A93])" office:value-type="float" office:value="84.3263061411549" calcext:value-type="float">
            <text:p>84.32630614115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" office:value-type="float" office:value="93" calcext:value-type="float">
            <text:p>93</text:p>
          </table:table-cell>
          <table:table-cell table:formula="of:=1 / (0.2+(1 -0.2) / [.A94])" office:value-type="float" office:value="4.79381443298969" calcext:value-type="float">
            <text:p>4.79381443298969</text:p>
          </table:table-cell>
          <table:table-cell table:formula="of:=1 / (0.1+(1 -0.1) / [.A94])" office:value-type="float" office:value="9.11764705882353" calcext:value-type="float">
            <text:p>9.11764705882353</text:p>
          </table:table-cell>
          <table:table-cell table:formula="of:=1 / (0.05+(1 - 0.05) / [.A94])" office:value-type="float" office:value="16.6071428571429" calcext:value-type="float">
            <text:p>16.6071428571429</text:p>
          </table:table-cell>
          <table:table-cell table:formula="of:=1 / (0.05+(1 - 0.05) / [.A94])" office:value-type="float" office:value="16.6071428571429" calcext:value-type="float">
            <text:p>16.6071428571429</text:p>
          </table:table-cell>
          <table:table-cell table:formula="of:=1 / (0.001+(1 - 0.001) / [.A94])" office:value-type="float" office:value="85.1648351648352" calcext:value-type="float">
            <text:p>85.16483516483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" office:value-type="float" office:value="94" calcext:value-type="float">
            <text:p>94</text:p>
          </table:table-cell>
          <table:table-cell table:formula="of:=1 / (0.2+(1 -0.2) / [.A95])" office:value-type="float" office:value="4.79591836734694" calcext:value-type="float">
            <text:p>4.79591836734694</text:p>
          </table:table-cell>
          <table:table-cell table:formula="of:=1 / (0.1+(1 -0.1) / [.A95])" office:value-type="float" office:value="9.12621359223301" calcext:value-type="float">
            <text:p>9.12621359223301</text:p>
          </table:table-cell>
          <table:table-cell table:formula="of:=1 / (0.05+(1 - 0.05) / [.A95])" office:value-type="float" office:value="16.6371681415929" calcext:value-type="float">
            <text:p>16.6371681415929</text:p>
          </table:table-cell>
          <table:table-cell table:formula="of:=1 / (0.05+(1 - 0.05) / [.A95])" office:value-type="float" office:value="16.6371681415929" calcext:value-type="float">
            <text:p>16.6371681415929</text:p>
          </table:table-cell>
          <table:table-cell table:formula="of:=1 / (0.001+(1 - 0.001) / [.A95])" office:value-type="float" office:value="86.0018298261665" calcext:value-type="float">
            <text:p>86.00182982616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" office:value-type="float" office:value="95" calcext:value-type="float">
            <text:p>95</text:p>
          </table:table-cell>
          <table:table-cell table:formula="of:=1 / (0.2+(1 -0.2) / [.A96])" office:value-type="float" office:value="4.7979797979798" calcext:value-type="float">
            <text:p>4.7979797979798</text:p>
          </table:table-cell>
          <table:table-cell table:formula="of:=1 / (0.1+(1 -0.1) / [.A96])" office:value-type="float" office:value="9.13461538461539" calcext:value-type="float">
            <text:p>9.13461538461539</text:p>
          </table:table-cell>
          <table:table-cell table:formula="of:=1 / (0.05+(1 - 0.05) / [.A96])" office:value-type="float" office:value="16.6666666666667" calcext:value-type="float">
            <text:p>16.6666666666667</text:p>
          </table:table-cell>
          <table:table-cell table:formula="of:=1 / (0.05+(1 - 0.05) / [.A96])" office:value-type="float" office:value="16.6666666666667" calcext:value-type="float">
            <text:p>16.6666666666667</text:p>
          </table:table-cell>
          <table:table-cell table:formula="of:=1 / (0.001+(1 - 0.001) / [.A96])" office:value-type="float" office:value="86.8372943327239" calcext:value-type="float">
            <text:p>86.83729433272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" office:value-type="float" office:value="96" calcext:value-type="float">
            <text:p>96</text:p>
          </table:table-cell>
          <table:table-cell table:formula="of:=1 / (0.2+(1 -0.2) / [.A97])" office:value-type="float" office:value="4.8" calcext:value-type="float">
            <text:p>4.8</text:p>
          </table:table-cell>
          <table:table-cell table:formula="of:=1 / (0.1+(1 -0.1) / [.A97])" office:value-type="float" office:value="9.14285714285714" calcext:value-type="float">
            <text:p>9.14285714285714</text:p>
          </table:table-cell>
          <table:table-cell table:formula="of:=1 / (0.05+(1 - 0.05) / [.A97])" office:value-type="float" office:value="16.695652173913" calcext:value-type="float">
            <text:p>16.695652173913</text:p>
          </table:table-cell>
          <table:table-cell table:formula="of:=1 / (0.05+(1 - 0.05) / [.A97])" office:value-type="float" office:value="16.695652173913" calcext:value-type="float">
            <text:p>16.695652173913</text:p>
          </table:table-cell>
          <table:table-cell table:formula="of:=1 / (0.001+(1 - 0.001) / [.A97])" office:value-type="float" office:value="87.6712328767123" calcext:value-type="float">
            <text:p>87.6712328767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" office:value-type="float" office:value="97" calcext:value-type="float">
            <text:p>97</text:p>
          </table:table-cell>
          <table:table-cell table:formula="of:=1 / (0.2+(1 -0.2) / [.A98])" office:value-type="float" office:value="4.8019801980198" calcext:value-type="float">
            <text:p>4.8019801980198</text:p>
          </table:table-cell>
          <table:table-cell table:formula="of:=1 / (0.1+(1 -0.1) / [.A98])" office:value-type="float" office:value="9.15094339622642" calcext:value-type="float">
            <text:p>9.15094339622642</text:p>
          </table:table-cell>
          <table:table-cell table:formula="of:=1 / (0.05+(1 - 0.05) / [.A98])" office:value-type="float" office:value="16.7241379310345" calcext:value-type="float">
            <text:p>16.7241379310345</text:p>
          </table:table-cell>
          <table:table-cell table:formula="of:=1 / (0.05+(1 - 0.05) / [.A98])" office:value-type="float" office:value="16.7241379310345" calcext:value-type="float">
            <text:p>16.7241379310345</text:p>
          </table:table-cell>
          <table:table-cell table:formula="of:=1 / (0.001+(1 - 0.001) / [.A98])" office:value-type="float" office:value="88.5036496350365" calcext:value-type="float">
            <text:p>88.50364963503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" office:value-type="float" office:value="98" calcext:value-type="float">
            <text:p>98</text:p>
          </table:table-cell>
          <table:table-cell table:formula="of:=1 / (0.2+(1 -0.2) / [.A99])" office:value-type="float" office:value="4.80392156862745" calcext:value-type="float">
            <text:p>4.80392156862745</text:p>
          </table:table-cell>
          <table:table-cell table:formula="of:=1 / (0.1+(1 -0.1) / [.A99])" office:value-type="float" office:value="9.1588785046729" calcext:value-type="float">
            <text:p>9.1588785046729</text:p>
          </table:table-cell>
          <table:table-cell table:formula="of:=1 / (0.05+(1 - 0.05) / [.A99])" office:value-type="float" office:value="16.7521367521368" calcext:value-type="float">
            <text:p>16.7521367521368</text:p>
          </table:table-cell>
          <table:table-cell table:formula="of:=1 / (0.05+(1 - 0.05) / [.A99])" office:value-type="float" office:value="16.7521367521368" calcext:value-type="float">
            <text:p>16.7521367521368</text:p>
          </table:table-cell>
          <table:table-cell table:formula="of:=1 / (0.001+(1 - 0.001) / [.A99])" office:value-type="float" office:value="89.334548769371" calcext:value-type="float">
            <text:p>89.3345487693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" office:value-type="float" office:value="99" calcext:value-type="float">
            <text:p>99</text:p>
          </table:table-cell>
          <table:table-cell table:formula="of:=1 / (0.2+(1 -0.2) / [.A100])" office:value-type="float" office:value="4.80582524271845" calcext:value-type="float">
            <text:p>4.80582524271845</text:p>
          </table:table-cell>
          <table:table-cell table:formula="of:=1 / (0.1+(1 -0.1) / [.A100])" office:value-type="float" office:value="9.16666666666667" calcext:value-type="float">
            <text:p>9.16666666666667</text:p>
          </table:table-cell>
          <table:table-cell table:formula="of:=1 / (0.05+(1 - 0.05) / [.A100])" office:value-type="float" office:value="16.7796610169492" calcext:value-type="float">
            <text:p>16.7796610169492</text:p>
          </table:table-cell>
          <table:table-cell table:formula="of:=1 / (0.05+(1 - 0.05) / [.A100])" office:value-type="float" office:value="16.7796610169492" calcext:value-type="float">
            <text:p>16.7796610169492</text:p>
          </table:table-cell>
          <table:table-cell table:formula="of:=1 / (0.001+(1 - 0.001) / [.A100])" office:value-type="float" office:value="90.1639344262295" calcext:value-type="float">
            <text:p>90.1639344262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" office:value-type="float" office:value="100" calcext:value-type="float">
            <text:p>100</text:p>
          </table:table-cell>
          <table:table-cell table:formula="of:=1 / (0.2+(1 -0.2) / [.A101])" office:value-type="float" office:value="4.80769230769231" calcext:value-type="float">
            <text:p>4.80769230769231</text:p>
          </table:table-cell>
          <table:table-cell table:formula="of:=1 / (0.1+(1 -0.1) / [.A101])" office:value-type="float" office:value="9.1743119266055" calcext:value-type="float">
            <text:p>9.1743119266055</text:p>
          </table:table-cell>
          <table:table-cell table:formula="of:=1 / (0.05+(1 - 0.05) / [.A101])" office:value-type="float" office:value="16.8067226890756" calcext:value-type="float">
            <text:p>16.8067226890756</text:p>
          </table:table-cell>
          <table:table-cell table:formula="of:=1 / (0.05+(1 - 0.05) / [.A101])" office:value-type="float" office:value="16.8067226890756" calcext:value-type="float">
            <text:p>16.8067226890756</text:p>
          </table:table-cell>
          <table:table-cell table:formula="of:=1 / (0.001+(1 - 0.001) / [.A101])" office:value-type="float" office:value="90.9918107370337" calcext:value-type="float">
            <text:p>90.99181073703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2]" office:value-type="float" office:value="101" calcext:value-type="float">
            <text:p>101</text:p>
          </table:table-cell>
          <table:table-cell table:formula="of:=1 / (0.2+(1 -0.2) / [.A102])" office:value-type="float" office:value="4.80952380952381" calcext:value-type="float">
            <text:p>4.80952380952381</text:p>
          </table:table-cell>
          <table:table-cell table:formula="of:=1 / (0.1+(1 -0.1) / [.A102])" office:value-type="float" office:value="9.18181818181818" calcext:value-type="float">
            <text:p>9.18181818181818</text:p>
          </table:table-cell>
          <table:table-cell table:formula="of:=1 / (0.05+(1 - 0.05) / [.A102])" office:value-type="float" office:value="16.8333333333333" calcext:value-type="float">
            <text:p>16.8333333333333</text:p>
          </table:table-cell>
          <table:table-cell table:formula="of:=1 / (0.05+(1 - 0.05) / [.A102])" office:value-type="float" office:value="16.8333333333333" calcext:value-type="float">
            <text:p>16.8333333333333</text:p>
          </table:table-cell>
          <table:table-cell table:formula="of:=1 / (0.001+(1 - 0.001) / [.A102])" office:value-type="float" office:value="91.8181818181818" calcext:value-type="float">
            <text:p>91.81818181818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3]" office:value-type="float" office:value="102" calcext:value-type="float">
            <text:p>102</text:p>
          </table:table-cell>
          <table:table-cell table:formula="of:=1 / (0.2+(1 -0.2) / [.A103])" office:value-type="float" office:value="4.81132075471698" calcext:value-type="float">
            <text:p>4.81132075471698</text:p>
          </table:table-cell>
          <table:table-cell table:formula="of:=1 / (0.1+(1 -0.1) / [.A103])" office:value-type="float" office:value="9.18918918918919" calcext:value-type="float">
            <text:p>9.18918918918919</text:p>
          </table:table-cell>
          <table:table-cell table:formula="of:=1 / (0.05+(1 - 0.05) / [.A103])" office:value-type="float" office:value="16.8595041322314" calcext:value-type="float">
            <text:p>16.8595041322314</text:p>
          </table:table-cell>
          <table:table-cell table:formula="of:=1 / (0.05+(1 - 0.05) / [.A103])" office:value-type="float" office:value="16.8595041322314" calcext:value-type="float">
            <text:p>16.8595041322314</text:p>
          </table:table-cell>
          <table:table-cell table:formula="of:=1 / (0.001+(1 - 0.001) / [.A103])" office:value-type="float" office:value="92.6430517711172" calcext:value-type="float">
            <text:p>92.64305177111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4]" office:value-type="float" office:value="103" calcext:value-type="float">
            <text:p>103</text:p>
          </table:table-cell>
          <table:table-cell table:formula="of:=1 / (0.2+(1 -0.2) / [.A104])" office:value-type="float" office:value="4.81308411214953" calcext:value-type="float">
            <text:p>4.81308411214953</text:p>
          </table:table-cell>
          <table:table-cell table:formula="of:=1 / (0.1+(1 -0.1) / [.A104])" office:value-type="float" office:value="9.19642857142857" calcext:value-type="float">
            <text:p>9.19642857142857</text:p>
          </table:table-cell>
          <table:table-cell table:formula="of:=1 / (0.05+(1 - 0.05) / [.A104])" office:value-type="float" office:value="16.8852459016393" calcext:value-type="float">
            <text:p>16.8852459016393</text:p>
          </table:table-cell>
          <table:table-cell table:formula="of:=1 / (0.05+(1 - 0.05) / [.A104])" office:value-type="float" office:value="16.8852459016393" calcext:value-type="float">
            <text:p>16.8852459016393</text:p>
          </table:table-cell>
          <table:table-cell table:formula="of:=1 / (0.001+(1 - 0.001) / [.A104])" office:value-type="float" office:value="93.4664246823956" calcext:value-type="float">
            <text:p>93.46642468239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5]" office:value-type="float" office:value="104" calcext:value-type="float">
            <text:p>104</text:p>
          </table:table-cell>
          <table:table-cell table:formula="of:=1 / (0.2+(1 -0.2) / [.A105])" office:value-type="float" office:value="4.81481481481482" calcext:value-type="float">
            <text:p>4.81481481481482</text:p>
          </table:table-cell>
          <table:table-cell table:formula="of:=1 / (0.1+(1 -0.1) / [.A105])" office:value-type="float" office:value="9.20353982300885" calcext:value-type="float">
            <text:p>9.20353982300885</text:p>
          </table:table-cell>
          <table:table-cell table:formula="of:=1 / (0.05+(1 - 0.05) / [.A105])" office:value-type="float" office:value="16.9105691056911" calcext:value-type="float">
            <text:p>16.9105691056911</text:p>
          </table:table-cell>
          <table:table-cell table:formula="of:=1 / (0.05+(1 - 0.05) / [.A105])" office:value-type="float" office:value="16.9105691056911" calcext:value-type="float">
            <text:p>16.9105691056911</text:p>
          </table:table-cell>
          <table:table-cell table:formula="of:=1 / (0.001+(1 - 0.001) / [.A105])" office:value-type="float" office:value="94.2883046237534" calcext:value-type="float">
            <text:p>94.28830462375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6]" office:value-type="float" office:value="105" calcext:value-type="float">
            <text:p>105</text:p>
          </table:table-cell>
          <table:table-cell table:formula="of:=1 / (0.2+(1 -0.2) / [.A106])" office:value-type="float" office:value="4.81651376146789" calcext:value-type="float">
            <text:p>4.81651376146789</text:p>
          </table:table-cell>
          <table:table-cell table:formula="of:=1 / (0.1+(1 -0.1) / [.A106])" office:value-type="float" office:value="9.21052631578947" calcext:value-type="float">
            <text:p>9.21052631578947</text:p>
          </table:table-cell>
          <table:table-cell table:formula="of:=1 / (0.05+(1 - 0.05) / [.A106])" office:value-type="float" office:value="16.9354838709677" calcext:value-type="float">
            <text:p>16.9354838709677</text:p>
          </table:table-cell>
          <table:table-cell table:formula="of:=1 / (0.05+(1 - 0.05) / [.A106])" office:value-type="float" office:value="16.9354838709677" calcext:value-type="float">
            <text:p>16.9354838709677</text:p>
          </table:table-cell>
          <table:table-cell table:formula="of:=1 / (0.001+(1 - 0.001) / [.A106])" office:value-type="float" office:value="95.1086956521739" calcext:value-type="float">
            <text:p>95.10869565217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7]" office:value-type="float" office:value="106" calcext:value-type="float">
            <text:p>106</text:p>
          </table:table-cell>
          <table:table-cell table:formula="of:=1 / (0.2+(1 -0.2) / [.A107])" office:value-type="float" office:value="4.81818181818182" calcext:value-type="float">
            <text:p>4.81818181818182</text:p>
          </table:table-cell>
          <table:table-cell table:formula="of:=1 / (0.1+(1 -0.1) / [.A107])" office:value-type="float" office:value="9.21739130434783" calcext:value-type="float">
            <text:p>9.21739130434783</text:p>
          </table:table-cell>
          <table:table-cell table:formula="of:=1 / (0.05+(1 - 0.05) / [.A107])" office:value-type="float" office:value="16.96" calcext:value-type="float">
            <text:p>16.96</text:p>
          </table:table-cell>
          <table:table-cell table:formula="of:=1 / (0.05+(1 - 0.05) / [.A107])" office:value-type="float" office:value="16.96" calcext:value-type="float">
            <text:p>16.96</text:p>
          </table:table-cell>
          <table:table-cell table:formula="of:=1 / (0.001+(1 - 0.001) / [.A107])" office:value-type="float" office:value="95.9276018099548" calcext:value-type="float">
            <text:p>95.92760180995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8]" office:value-type="float" office:value="107" calcext:value-type="float">
            <text:p>107</text:p>
          </table:table-cell>
          <table:table-cell table:formula="of:=1 / (0.2+(1 -0.2) / [.A108])" office:value-type="float" office:value="4.81981981981982" calcext:value-type="float">
            <text:p>4.81981981981982</text:p>
          </table:table-cell>
          <table:table-cell table:formula="of:=1 / (0.1+(1 -0.1) / [.A108])" office:value-type="float" office:value="9.22413793103448" calcext:value-type="float">
            <text:p>9.22413793103448</text:p>
          </table:table-cell>
          <table:table-cell table:formula="of:=1 / (0.05+(1 - 0.05) / [.A108])" office:value-type="float" office:value="16.984126984127" calcext:value-type="float">
            <text:p>16.984126984127</text:p>
          </table:table-cell>
          <table:table-cell table:formula="of:=1 / (0.05+(1 - 0.05) / [.A108])" office:value-type="float" office:value="16.984126984127" calcext:value-type="float">
            <text:p>16.984126984127</text:p>
          </table:table-cell>
          <table:table-cell table:formula="of:=1 / (0.001+(1 - 0.001) / [.A108])" office:value-type="float" office:value="96.745027124774" calcext:value-type="float">
            <text:p>96.7450271247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9]" office:value-type="float" office:value="108" calcext:value-type="float">
            <text:p>108</text:p>
          </table:table-cell>
          <table:table-cell table:formula="of:=1 / (0.2+(1 -0.2) / [.A109])" office:value-type="float" office:value="4.82142857142857" calcext:value-type="float">
            <text:p>4.82142857142857</text:p>
          </table:table-cell>
          <table:table-cell table:formula="of:=1 / (0.1+(1 -0.1) / [.A109])" office:value-type="float" office:value="9.23076923076923" calcext:value-type="float">
            <text:p>9.23076923076923</text:p>
          </table:table-cell>
          <table:table-cell table:formula="of:=1 / (0.05+(1 - 0.05) / [.A109])" office:value-type="float" office:value="17.007874015748" calcext:value-type="float">
            <text:p>17.007874015748</text:p>
          </table:table-cell>
          <table:table-cell table:formula="of:=1 / (0.05+(1 - 0.05) / [.A109])" office:value-type="float" office:value="17.007874015748" calcext:value-type="float">
            <text:p>17.007874015748</text:p>
          </table:table-cell>
          <table:table-cell table:formula="of:=1 / (0.001+(1 - 0.001) / [.A109])" office:value-type="float" office:value="97.5609756097561" calcext:value-type="float">
            <text:p>97.56097560975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0]" office:value-type="float" office:value="109" calcext:value-type="float">
            <text:p>109</text:p>
          </table:table-cell>
          <table:table-cell table:formula="of:=1 / (0.2+(1 -0.2) / [.A110])" office:value-type="float" office:value="4.82300884955752" calcext:value-type="float">
            <text:p>4.82300884955752</text:p>
          </table:table-cell>
          <table:table-cell table:formula="of:=1 / (0.1+(1 -0.1) / [.A110])" office:value-type="float" office:value="9.23728813559322" calcext:value-type="float">
            <text:p>9.23728813559322</text:p>
          </table:table-cell>
          <table:table-cell table:formula="of:=1 / (0.05+(1 - 0.05) / [.A110])" office:value-type="float" office:value="17.03125" calcext:value-type="float">
            <text:p>17.03125</text:p>
          </table:table-cell>
          <table:table-cell table:formula="of:=1 / (0.05+(1 - 0.05) / [.A110])" office:value-type="float" office:value="17.03125" calcext:value-type="float">
            <text:p>17.03125</text:p>
          </table:table-cell>
          <table:table-cell table:formula="of:=1 / (0.001+(1 - 0.001) / [.A110])" office:value-type="float" office:value="98.3754512635379" calcext:value-type="float">
            <text:p>98.37545126353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1]" office:value-type="float" office:value="110" calcext:value-type="float">
            <text:p>110</text:p>
          </table:table-cell>
          <table:table-cell table:formula="of:=1 / (0.2+(1 -0.2) / [.A111])" office:value-type="float" office:value="4.82456140350877" calcext:value-type="float">
            <text:p>4.82456140350877</text:p>
          </table:table-cell>
          <table:table-cell table:formula="of:=1 / (0.1+(1 -0.1) / [.A111])" office:value-type="float" office:value="9.2436974789916" calcext:value-type="float">
            <text:p>9.2436974789916</text:p>
          </table:table-cell>
          <table:table-cell table:formula="of:=1 / (0.05+(1 - 0.05) / [.A111])" office:value-type="float" office:value="17.0542635658915" calcext:value-type="float">
            <text:p>17.0542635658915</text:p>
          </table:table-cell>
          <table:table-cell table:formula="of:=1 / (0.05+(1 - 0.05) / [.A111])" office:value-type="float" office:value="17.0542635658915" calcext:value-type="float">
            <text:p>17.0542635658915</text:p>
          </table:table-cell>
          <table:table-cell table:formula="of:=1 / (0.001+(1 - 0.001) / [.A111])" office:value-type="float" office:value="99.1884580703336" calcext:value-type="float">
            <text:p>99.18845807033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2]" office:value-type="float" office:value="111" calcext:value-type="float">
            <text:p>111</text:p>
          </table:table-cell>
          <table:table-cell table:formula="of:=1 / (0.2+(1 -0.2) / [.A112])" office:value-type="float" office:value="4.82608695652174" calcext:value-type="float">
            <text:p>4.82608695652174</text:p>
          </table:table-cell>
          <table:table-cell table:formula="of:=1 / (0.1+(1 -0.1) / [.A112])" office:value-type="float" office:value="9.25" calcext:value-type="float">
            <text:p>9.25</text:p>
          </table:table-cell>
          <table:table-cell table:formula="of:=1 / (0.05+(1 - 0.05) / [.A112])" office:value-type="float" office:value="17.0769230769231" calcext:value-type="float">
            <text:p>17.0769230769231</text:p>
          </table:table-cell>
          <table:table-cell table:formula="of:=1 / (0.05+(1 - 0.05) / [.A112])" office:value-type="float" office:value="17.0769230769231" calcext:value-type="float">
            <text:p>17.0769230769231</text:p>
          </table:table-cell>
          <table:table-cell table:formula="of:=1 / (0.001+(1 - 0.001) / [.A11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3]" office:value-type="float" office:value="112" calcext:value-type="float">
            <text:p>112</text:p>
          </table:table-cell>
          <table:table-cell table:formula="of:=1 / (0.2+(1 -0.2) / [.A113])" office:value-type="float" office:value="4.82758620689655" calcext:value-type="float">
            <text:p>4.82758620689655</text:p>
          </table:table-cell>
          <table:table-cell table:formula="of:=1 / (0.1+(1 -0.1) / [.A113])" office:value-type="float" office:value="9.25619834710744" calcext:value-type="float">
            <text:p>9.25619834710744</text:p>
          </table:table-cell>
          <table:table-cell table:formula="of:=1 / (0.05+(1 - 0.05) / [.A113])" office:value-type="float" office:value="17.0992366412214" calcext:value-type="float">
            <text:p>17.0992366412214</text:p>
          </table:table-cell>
          <table:table-cell table:formula="of:=1 / (0.05+(1 - 0.05) / [.A113])" office:value-type="float" office:value="17.0992366412214" calcext:value-type="float">
            <text:p>17.0992366412214</text:p>
          </table:table-cell>
          <table:table-cell table:formula="of:=1 / (0.001+(1 - 0.001) / [.A113])" office:value-type="float" office:value="100.810081008101" calcext:value-type="float">
            <text:p>100.8100810081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4]" office:value-type="float" office:value="113" calcext:value-type="float">
            <text:p>113</text:p>
          </table:table-cell>
          <table:table-cell table:formula="of:=1 / (0.2+(1 -0.2) / [.A114])" office:value-type="float" office:value="4.82905982905983" calcext:value-type="float">
            <text:p>4.82905982905983</text:p>
          </table:table-cell>
          <table:table-cell table:formula="of:=1 / (0.1+(1 -0.1) / [.A114])" office:value-type="float" office:value="9.26229508196721" calcext:value-type="float">
            <text:p>9.26229508196721</text:p>
          </table:table-cell>
          <table:table-cell table:formula="of:=1 / (0.05+(1 - 0.05) / [.A114])" office:value-type="float" office:value="17.1212121212121" calcext:value-type="float">
            <text:p>17.1212121212121</text:p>
          </table:table-cell>
          <table:table-cell table:formula="of:=1 / (0.05+(1 - 0.05) / [.A114])" office:value-type="float" office:value="17.1212121212121" calcext:value-type="float">
            <text:p>17.1212121212121</text:p>
          </table:table-cell>
          <table:table-cell table:formula="of:=1 / (0.001+(1 - 0.001) / [.A114])" office:value-type="float" office:value="101.618705035971" calcext:value-type="float">
            <text:p>101.6187050359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5]" office:value-type="float" office:value="114" calcext:value-type="float">
            <text:p>114</text:p>
          </table:table-cell>
          <table:table-cell table:formula="of:=1 / (0.2+(1 -0.2) / [.A115])" office:value-type="float" office:value="4.83050847457627" calcext:value-type="float">
            <text:p>4.83050847457627</text:p>
          </table:table-cell>
          <table:table-cell table:formula="of:=1 / (0.1+(1 -0.1) / [.A115])" office:value-type="float" office:value="9.26829268292683" calcext:value-type="float">
            <text:p>9.26829268292683</text:p>
          </table:table-cell>
          <table:table-cell table:formula="of:=1 / (0.05+(1 - 0.05) / [.A115])" office:value-type="float" office:value="17.1428571428571" calcext:value-type="float">
            <text:p>17.1428571428571</text:p>
          </table:table-cell>
          <table:table-cell table:formula="of:=1 / (0.05+(1 - 0.05) / [.A115])" office:value-type="float" office:value="17.1428571428571" calcext:value-type="float">
            <text:p>17.1428571428571</text:p>
          </table:table-cell>
          <table:table-cell table:formula="of:=1 / (0.001+(1 - 0.001) / [.A115])" office:value-type="float" office:value="102.425876010782" calcext:value-type="float">
            <text:p>102.4258760107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6]" office:value-type="float" office:value="115" calcext:value-type="float">
            <text:p>115</text:p>
          </table:table-cell>
          <table:table-cell table:formula="of:=1 / (0.2+(1 -0.2) / [.A116])" office:value-type="float" office:value="4.83193277310924" calcext:value-type="float">
            <text:p>4.83193277310924</text:p>
          </table:table-cell>
          <table:table-cell table:formula="of:=1 / (0.1+(1 -0.1) / [.A116])" office:value-type="float" office:value="9.2741935483871" calcext:value-type="float">
            <text:p>9.2741935483871</text:p>
          </table:table-cell>
          <table:table-cell table:formula="of:=1 / (0.05+(1 - 0.05) / [.A116])" office:value-type="float" office:value="17.1641791044776" calcext:value-type="float">
            <text:p>17.1641791044776</text:p>
          </table:table-cell>
          <table:table-cell table:formula="of:=1 / (0.05+(1 - 0.05) / [.A116])" office:value-type="float" office:value="17.1641791044776" calcext:value-type="float">
            <text:p>17.1641791044776</text:p>
          </table:table-cell>
          <table:table-cell table:formula="of:=1 / (0.001+(1 - 0.001) / [.A116])" office:value-type="float" office:value="103.231597845601" calcext:value-type="float">
            <text:p>103.2315978456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7]" office:value-type="float" office:value="116" calcext:value-type="float">
            <text:p>116</text:p>
          </table:table-cell>
          <table:table-cell table:formula="of:=1 / (0.2+(1 -0.2) / [.A117])" office:value-type="float" office:value="4.83333333333333" calcext:value-type="float">
            <text:p>4.83333333333333</text:p>
          </table:table-cell>
          <table:table-cell table:formula="of:=1 / (0.1+(1 -0.1) / [.A117])" office:value-type="float" office:value="9.28" calcext:value-type="float">
            <text:p>9.28</text:p>
          </table:table-cell>
          <table:table-cell table:formula="of:=1 / (0.05+(1 - 0.05) / [.A117])" office:value-type="float" office:value="17.1851851851852" calcext:value-type="float">
            <text:p>17.1851851851852</text:p>
          </table:table-cell>
          <table:table-cell table:formula="of:=1 / (0.05+(1 - 0.05) / [.A117])" office:value-type="float" office:value="17.1851851851852" calcext:value-type="float">
            <text:p>17.1851851851852</text:p>
          </table:table-cell>
          <table:table-cell table:formula="of:=1 / (0.001+(1 - 0.001) / [.A117])" office:value-type="float" office:value="104.035874439462" calcext:value-type="float">
            <text:p>104.0358744394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8]" office:value-type="float" office:value="117" calcext:value-type="float">
            <text:p>117</text:p>
          </table:table-cell>
          <table:table-cell table:formula="of:=1 / (0.2+(1 -0.2) / [.A118])" office:value-type="float" office:value="4.83471074380165" calcext:value-type="float">
            <text:p>4.83471074380165</text:p>
          </table:table-cell>
          <table:table-cell table:formula="of:=1 / (0.1+(1 -0.1) / [.A118])" office:value-type="float" office:value="9.28571428571429" calcext:value-type="float">
            <text:p>9.28571428571429</text:p>
          </table:table-cell>
          <table:table-cell table:formula="of:=1 / (0.05+(1 - 0.05) / [.A118])" office:value-type="float" office:value="17.2058823529412" calcext:value-type="float">
            <text:p>17.2058823529412</text:p>
          </table:table-cell>
          <table:table-cell table:formula="of:=1 / (0.05+(1 - 0.05) / [.A118])" office:value-type="float" office:value="17.2058823529412" calcext:value-type="float">
            <text:p>17.2058823529412</text:p>
          </table:table-cell>
          <table:table-cell table:formula="of:=1 / (0.001+(1 - 0.001) / [.A118])" office:value-type="float" office:value="104.838709677419" calcext:value-type="float">
            <text:p>104.8387096774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9]" office:value-type="float" office:value="118" calcext:value-type="float">
            <text:p>118</text:p>
          </table:table-cell>
          <table:table-cell table:formula="of:=1 / (0.2+(1 -0.2) / [.A119])" office:value-type="float" office:value="4.83606557377049" calcext:value-type="float">
            <text:p>4.83606557377049</text:p>
          </table:table-cell>
          <table:table-cell table:formula="of:=1 / (0.1+(1 -0.1) / [.A119])" office:value-type="float" office:value="9.29133858267717" calcext:value-type="float">
            <text:p>9.29133858267717</text:p>
          </table:table-cell>
          <table:table-cell table:formula="of:=1 / (0.05+(1 - 0.05) / [.A119])" office:value-type="float" office:value="17.2262773722628" calcext:value-type="float">
            <text:p>17.2262773722628</text:p>
          </table:table-cell>
          <table:table-cell table:formula="of:=1 / (0.05+(1 - 0.05) / [.A119])" office:value-type="float" office:value="17.2262773722628" calcext:value-type="float">
            <text:p>17.2262773722628</text:p>
          </table:table-cell>
          <table:table-cell table:formula="of:=1 / (0.001+(1 - 0.001) / [.A119])" office:value-type="float" office:value="105.640107430618" calcext:value-type="float">
            <text:p>105.6401074306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0]" office:value-type="float" office:value="119" calcext:value-type="float">
            <text:p>119</text:p>
          </table:table-cell>
          <table:table-cell table:formula="of:=1 / (0.2+(1 -0.2) / [.A120])" office:value-type="float" office:value="4.83739837398374" calcext:value-type="float">
            <text:p>4.83739837398374</text:p>
          </table:table-cell>
          <table:table-cell table:formula="of:=1 / (0.1+(1 -0.1) / [.A120])" office:value-type="float" office:value="9.296875" calcext:value-type="float">
            <text:p>9.296875</text:p>
          </table:table-cell>
          <table:table-cell table:formula="of:=1 / (0.05+(1 - 0.05) / [.A120])" office:value-type="float" office:value="17.2463768115942" calcext:value-type="float">
            <text:p>17.2463768115942</text:p>
          </table:table-cell>
          <table:table-cell table:formula="of:=1 / (0.05+(1 - 0.05) / [.A120])" office:value-type="float" office:value="17.2463768115942" calcext:value-type="float">
            <text:p>17.2463768115942</text:p>
          </table:table-cell>
          <table:table-cell table:formula="of:=1 / (0.001+(1 - 0.001) / [.A120])" office:value-type="float" office:value="106.440071556351" calcext:value-type="float">
            <text:p>106.4400715563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1]" office:value-type="float" office:value="120" calcext:value-type="float">
            <text:p>120</text:p>
          </table:table-cell>
          <table:table-cell table:formula="of:=1 / (0.2+(1 -0.2) / [.A121])" office:value-type="float" office:value="4.83870967741936" calcext:value-type="float">
            <text:p>4.83870967741936</text:p>
          </table:table-cell>
          <table:table-cell table:formula="of:=1 / (0.1+(1 -0.1) / [.A121])" office:value-type="float" office:value="9.30232558139535" calcext:value-type="float">
            <text:p>9.30232558139535</text:p>
          </table:table-cell>
          <table:table-cell table:formula="of:=1 / (0.05+(1 - 0.05) / [.A121])" office:value-type="float" office:value="17.2661870503597" calcext:value-type="float">
            <text:p>17.2661870503597</text:p>
          </table:table-cell>
          <table:table-cell table:formula="of:=1 / (0.05+(1 - 0.05) / [.A121])" office:value-type="float" office:value="17.2661870503597" calcext:value-type="float">
            <text:p>17.2661870503597</text:p>
          </table:table-cell>
          <table:table-cell table:formula="of:=1 / (0.001+(1 - 0.001) / [.A121])" office:value-type="float" office:value="107.238605898123" calcext:value-type="float">
            <text:p>107.238605898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2]" office:value-type="float" office:value="121" calcext:value-type="float">
            <text:p>121</text:p>
          </table:table-cell>
          <table:table-cell table:formula="of:=1 / (0.2+(1 -0.2) / [.A122])" office:value-type="float" office:value="4.84" calcext:value-type="float">
            <text:p>4.84</text:p>
          </table:table-cell>
          <table:table-cell table:formula="of:=1 / (0.1+(1 -0.1) / [.A122])" office:value-type="float" office:value="9.30769230769231" calcext:value-type="float">
            <text:p>9.30769230769231</text:p>
          </table:table-cell>
          <table:table-cell table:formula="of:=1 / (0.05+(1 - 0.05) / [.A122])" office:value-type="float" office:value="17.2857142857143" calcext:value-type="float">
            <text:p>17.2857142857143</text:p>
          </table:table-cell>
          <table:table-cell table:formula="of:=1 / (0.05+(1 - 0.05) / [.A122])" office:value-type="float" office:value="17.2857142857143" calcext:value-type="float">
            <text:p>17.2857142857143</text:p>
          </table:table-cell>
          <table:table-cell table:formula="of:=1 / (0.001+(1 - 0.001) / [.A122])" office:value-type="float" office:value="108.035714285714" calcext:value-type="float">
            <text:p>108.0357142857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3]" office:value-type="float" office:value="122" calcext:value-type="float">
            <text:p>122</text:p>
          </table:table-cell>
          <table:table-cell table:formula="of:=1 / (0.2+(1 -0.2) / [.A123])" office:value-type="float" office:value="4.84126984126984" calcext:value-type="float">
            <text:p>4.84126984126984</text:p>
          </table:table-cell>
          <table:table-cell table:formula="of:=1 / (0.1+(1 -0.1) / [.A123])" office:value-type="float" office:value="9.31297709923664" calcext:value-type="float">
            <text:p>9.31297709923664</text:p>
          </table:table-cell>
          <table:table-cell table:formula="of:=1 / (0.05+(1 - 0.05) / [.A123])" office:value-type="float" office:value="17.3049645390071" calcext:value-type="float">
            <text:p>17.3049645390071</text:p>
          </table:table-cell>
          <table:table-cell table:formula="of:=1 / (0.05+(1 - 0.05) / [.A123])" office:value-type="float" office:value="17.3049645390071" calcext:value-type="float">
            <text:p>17.3049645390071</text:p>
          </table:table-cell>
          <table:table-cell table:formula="of:=1 / (0.001+(1 - 0.001) / [.A123])" office:value-type="float" office:value="108.831400535236" calcext:value-type="float">
            <text:p>108.8314005352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4]" office:value-type="float" office:value="123" calcext:value-type="float">
            <text:p>123</text:p>
          </table:table-cell>
          <table:table-cell table:formula="of:=1 / (0.2+(1 -0.2) / [.A124])" office:value-type="float" office:value="4.84251968503937" calcext:value-type="float">
            <text:p>4.84251968503937</text:p>
          </table:table-cell>
          <table:table-cell table:formula="of:=1 / (0.1+(1 -0.1) / [.A124])" office:value-type="float" office:value="9.31818181818182" calcext:value-type="float">
            <text:p>9.31818181818182</text:p>
          </table:table-cell>
          <table:table-cell table:formula="of:=1 / (0.05+(1 - 0.05) / [.A124])" office:value-type="float" office:value="17.3239436619718" calcext:value-type="float">
            <text:p>17.3239436619718</text:p>
          </table:table-cell>
          <table:table-cell table:formula="of:=1 / (0.05+(1 - 0.05) / [.A124])" office:value-type="float" office:value="17.3239436619718" calcext:value-type="float">
            <text:p>17.3239436619718</text:p>
          </table:table-cell>
          <table:table-cell table:formula="of:=1 / (0.001+(1 - 0.001) / [.A124])" office:value-type="float" office:value="109.625668449198" calcext:value-type="float">
            <text:p>109.6256684491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5]" office:value-type="float" office:value="124" calcext:value-type="float">
            <text:p>124</text:p>
          </table:table-cell>
          <table:table-cell table:formula="of:=1 / (0.2+(1 -0.2) / [.A125])" office:value-type="float" office:value="4.84375" calcext:value-type="float">
            <text:p>4.84375</text:p>
          </table:table-cell>
          <table:table-cell table:formula="of:=1 / (0.1+(1 -0.1) / [.A125])" office:value-type="float" office:value="9.32330827067669" calcext:value-type="float">
            <text:p>9.32330827067669</text:p>
          </table:table-cell>
          <table:table-cell table:formula="of:=1 / (0.05+(1 - 0.05) / [.A125])" office:value-type="float" office:value="17.3426573426573" calcext:value-type="float">
            <text:p>17.3426573426573</text:p>
          </table:table-cell>
          <table:table-cell table:formula="of:=1 / (0.05+(1 - 0.05) / [.A125])" office:value-type="float" office:value="17.3426573426573" calcext:value-type="float">
            <text:p>17.3426573426573</text:p>
          </table:table-cell>
          <table:table-cell table:formula="of:=1 / (0.001+(1 - 0.001) / [.A125])" office:value-type="float" office:value="110.418521816563" calcext:value-type="float">
            <text:p>110.4185218165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6]" office:value-type="float" office:value="125" calcext:value-type="float">
            <text:p>125</text:p>
          </table:table-cell>
          <table:table-cell table:formula="of:=1 / (0.2+(1 -0.2) / [.A126])" office:value-type="float" office:value="4.84496124031008" calcext:value-type="float">
            <text:p>4.84496124031008</text:p>
          </table:table-cell>
          <table:table-cell table:formula="of:=1 / (0.1+(1 -0.1) / [.A126])" office:value-type="float" office:value="9.32835820895522" calcext:value-type="float">
            <text:p>9.32835820895522</text:p>
          </table:table-cell>
          <table:table-cell table:formula="of:=1 / (0.05+(1 - 0.05) / [.A126])" office:value-type="float" office:value="17.3611111111111" calcext:value-type="float">
            <text:p>17.3611111111111</text:p>
          </table:table-cell>
          <table:table-cell table:formula="of:=1 / (0.05+(1 - 0.05) / [.A126])" office:value-type="float" office:value="17.3611111111111" calcext:value-type="float">
            <text:p>17.3611111111111</text:p>
          </table:table-cell>
          <table:table-cell table:formula="of:=1 / (0.001+(1 - 0.001) / [.A126])" office:value-type="float" office:value="111.209964412811" calcext:value-type="float">
            <text:p>111.2099644128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7]" office:value-type="float" office:value="126" calcext:value-type="float">
            <text:p>126</text:p>
          </table:table-cell>
          <table:table-cell table:formula="of:=1 / (0.2+(1 -0.2) / [.A127])" office:value-type="float" office:value="4.84615384615385" calcext:value-type="float">
            <text:p>4.84615384615385</text:p>
          </table:table-cell>
          <table:table-cell table:formula="of:=1 / (0.1+(1 -0.1) / [.A127])" office:value-type="float" office:value="9.33333333333333" calcext:value-type="float">
            <text:p>9.33333333333333</text:p>
          </table:table-cell>
          <table:table-cell table:formula="of:=1 / (0.05+(1 - 0.05) / [.A127])" office:value-type="float" office:value="17.3793103448276" calcext:value-type="float">
            <text:p>17.3793103448276</text:p>
          </table:table-cell>
          <table:table-cell table:formula="of:=1 / (0.05+(1 - 0.05) / [.A127])" office:value-type="float" office:value="17.3793103448276" calcext:value-type="float">
            <text:p>17.3793103448276</text:p>
          </table:table-cell>
          <table:table-cell table:formula="of:=1 / (0.001+(1 - 0.001) / [.A127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8]" office:value-type="float" office:value="127" calcext:value-type="float">
            <text:p>127</text:p>
          </table:table-cell>
          <table:table-cell table:formula="of:=1 / (0.2+(1 -0.2) / [.A128])" office:value-type="float" office:value="4.84732824427481" calcext:value-type="float">
            <text:p>4.84732824427481</text:p>
          </table:table-cell>
          <table:table-cell table:formula="of:=1 / (0.1+(1 -0.1) / [.A128])" office:value-type="float" office:value="9.33823529411765" calcext:value-type="float">
            <text:p>9.33823529411765</text:p>
          </table:table-cell>
          <table:table-cell table:formula="of:=1 / (0.05+(1 - 0.05) / [.A128])" office:value-type="float" office:value="17.3972602739726" calcext:value-type="float">
            <text:p>17.3972602739726</text:p>
          </table:table-cell>
          <table:table-cell table:formula="of:=1 / (0.05+(1 - 0.05) / [.A128])" office:value-type="float" office:value="17.3972602739726" calcext:value-type="float">
            <text:p>17.3972602739726</text:p>
          </table:table-cell>
          <table:table-cell table:formula="of:=1 / (0.001+(1 - 0.001) / [.A128])" office:value-type="float" office:value="112.788632326821" calcext:value-type="float">
            <text:p>112.7886323268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9]" office:value-type="float" office:value="128" calcext:value-type="float">
            <text:p>128</text:p>
          </table:table-cell>
          <table:table-cell table:formula="of:=1 / (0.2+(1 -0.2) / [.A129])" office:value-type="float" office:value="4.84848484848485" calcext:value-type="float">
            <text:p>4.84848484848485</text:p>
          </table:table-cell>
          <table:table-cell table:formula="of:=1 / (0.1+(1 -0.1) / [.A129])" office:value-type="float" office:value="9.34306569343066" calcext:value-type="float">
            <text:p>9.34306569343066</text:p>
          </table:table-cell>
          <table:table-cell table:formula="of:=1 / (0.05+(1 - 0.05) / [.A129])" office:value-type="float" office:value="17.4149659863946" calcext:value-type="float">
            <text:p>17.4149659863946</text:p>
          </table:table-cell>
          <table:table-cell table:formula="of:=1 / (0.05+(1 - 0.05) / [.A129])" office:value-type="float" office:value="17.4149659863946" calcext:value-type="float">
            <text:p>17.4149659863946</text:p>
          </table:table-cell>
          <table:table-cell table:formula="of:=1 / (0.001+(1 - 0.001) / [.A129])" office:value-type="float" office:value="113.57586512866" calcext:value-type="float">
            <text:p>113.57586512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0:08:59.933786808</meta:creation-date>
    <dc:date>2025-11-04T10:30:24.140290399</dc:date>
    <meta:editing-duration>PT8M21S</meta:editing-duration>
    <meta:editing-cycles>2</meta:editing-cycles>
    <meta:generator>LibreOffice/25.2.6.2$Linux_X86_64 LibreOffice_project/40d1a0e1d5bdf1afaeae24d9ece32bbb00fa66a4</meta:generator>
    <meta:document-statistic meta:table-count="1" meta:cell-count="9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633cm" svg:height="14.052cm" xlink:href=".." xlink:type="simple" chart:class="chart:scatter" chart:style-name="ch1">
        <chart:title svg:x="8.002cm" svg:y="0.39cm" chart:style-name="ch2">
          <text:p>Speedup Curves</text:p>
        </chart:title>
        <chart:legend chart:legend-position="end" svg:x="16.826cm" svg:y="5.482cm" style:legend-expansion="high" chart:style-name="ch3"/>
        <chart:plot-area chart:style-name="ch4" svg:x="1.403cm" svg:y="1.53cm" svg:width="15.03cm" svg:height="11.312cm">
          <chart:coordinate-region svg:x="2.228cm" svg:y="1.729cm" svg:width="13.916cm" svg:height="10.466cm"/>
          <chart:axis chart:dimension="x" chart:name="primary-x" chart:style-name="ch5" chartooo:axis-type="auto">
            <chart:title svg:x="7.661cm" svg:y="13.123cm" chart:style-name="ch6">
              <text:p><text:span text:style-name="T1">NUmber of cores</text:span></text:p>
            </chart:title>
            <chart:categories table:cell-range-address="Sheet1.A2:Sheet1.A129"/>
          </chart:axis>
          <chart:axis chart:dimension="y" chart:name="primary-y" chart:style-name="ch7">
            <chart:title svg:x="0.451cm" svg:y="7.879cm" chart:style-name="ch8">
              <text:p><text:span text:style-name="T1">Speedup</text:span></text:p>
            </chart:title>
            <chart:grid chart:style-name="ch9" chart:class="major"/>
          </chart:axis>
          <chart:series chart:style-name="ch10" chart:values-cell-range-address="Sheet1.B2:Sheet1.B129" chart:label-cell-address="Sheet1.B1:Sheet1.B1" chart:class="chart:scatter">
            <chart:domain table:cell-range-address="Sheet1.A2:Sheet1.A129"/>
            <chart:data-point chart:repeated="128"/>
          </chart:series>
          <chart:series chart:style-name="ch11" chart:values-cell-range-address="Sheet1.C2:Sheet1.C129" chart:label-cell-address="Sheet1.C1:Sheet1.C1" chart:class="chart:scatter">
            <chart:data-point chart:repeated="128"/>
          </chart:series>
          <chart:series chart:style-name="ch12" chart:values-cell-range-address="Sheet1.D2:Sheet1.D129" chart:label-cell-address="Sheet1.D1:Sheet1.D1" chart:class="chart:scatter">
            <chart:data-point chart:repeated="128"/>
          </chart:series>
          <chart:series chart:style-name="ch13" chart:values-cell-range-address="Sheet1.E2:Sheet1.E129" chart:label-cell-address="Sheet1.E1:Sheet1.E1" chart:class="chart:scatter">
            <chart:data-point chart:repeated="128"/>
          </chart:series>
          <chart:series chart:style-name="ch14" chart:values-cell-range-address="Sheet1.F2:Sheet1.F129" chart:label-cell-address="Sheet1.F1:Sheet1.F1" chart:class="chart:scatter">
            <chart:data-point chart:repeated="128"/>
          </chart:series>
          <chart:series chart:style-name="ch15" chart:values-cell-range-address="Sheet1.G2:Sheet1.G129" chart:label-cell-address="Sheet1.G1:Sheet1.G1" chart:class="chart:scatter">
            <chart:data-point chart:repeated="1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Sheet1.B1:Sheet1.B1</svg:desc>
                </draw:g>
              </table:table-cell>
              <table:table-cell office:value-type="string">
                <text:p>F = 0.2 </text:p>
                <draw:g>
                  <svg:desc>Sheet1.C1:Sheet1.C1</svg:desc>
                </draw:g>
              </table:table-cell>
              <table:table-cell office:value-type="string">
                <text:p>F = 0.1 </text:p>
                <draw:g>
                  <svg:desc>Sheet1.D1:Sheet1.D1</svg:desc>
                </draw:g>
              </table:table-cell>
              <table:table-cell office:value-type="string">
                <text:p>F = 0.05</text:p>
                <draw:g>
                  <svg:desc>Sheet1.E1:Sheet1.E1</svg:desc>
                </draw:g>
              </table:table-cell>
              <table:table-cell office:value-type="string">
                <text:p>F = 0.01</text:p>
                <draw:g>
                  <svg:desc>Sheet1.F1:Sheet1.F1</svg:desc>
                </draw:g>
              </table:table-cell>
              <table:table-cell office:value-type="string">
                <text:p>F = 0.001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29</svg:desc>
                </draw:g>
              </table:table-cell>
              <table:table-cell office:value-type="float" office:value="1">
                <text:p>1</text:p>
                <draw:g>
                  <svg:desc>Sheet1.B2:Sheet1.B129</svg:desc>
                </draw:g>
              </table:table-cell>
              <table:table-cell office:value-type="float" office:value="1">
                <text:p>1</text:p>
                <draw:g>
                  <svg:desc>Sheet1.C2:Sheet1.C129</svg:desc>
                </draw:g>
              </table:table-cell>
              <table:table-cell office:value-type="float" office:value="1">
                <text:p>1</text:p>
                <draw:g>
                  <svg:desc>Sheet1.D2:Sheet1.D129</svg:desc>
                </draw:g>
              </table:table-cell>
              <table:table-cell office:value-type="float" office:value="1">
                <text:p>1</text:p>
                <draw:g>
                  <svg:desc>Sheet1.E2:Sheet1.E129</svg:desc>
                </draw:g>
              </table:table-cell>
              <table:table-cell office:value-type="float" office:value="1">
                <text:p>1</text:p>
                <draw:g>
                  <svg:desc>Sheet1.F2:Sheet1.F129</svg:desc>
                </draw:g>
              </table:table-cell>
              <table:table-cell office:value-type="float" office:value="1">
                <text:p>1</text:p>
                <draw:g>
                  <svg:desc>Sheet1.G2:Sheet1.G1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.9047619047619">
                <text:p>1.9047619047619</text:p>
              </table:table-cell>
              <table:table-cell office:value-type="float" office:value="1.9047619047619">
                <text:p>1.9047619047619</text:p>
              </table:table-cell>
              <table:table-cell office:value-type="float" office:value="1.998001998002">
                <text:p>1.998001998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5">
                <text:p>2.5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9940119760479">
                <text:p>2.99401197604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3.47826086956522">
                <text:p>3.47826086956522</text:p>
              </table:table-cell>
              <table:table-cell office:value-type="float" office:value="3.47826086956522">
                <text:p>3.47826086956522</text:p>
              </table:table-cell>
              <table:table-cell office:value-type="float" office:value="3.98803589232303">
                <text:p>3.988035892323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9800796812749">
                <text:p>4.98007968127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5.97014925373134">
                <text:p>5.970149253731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4.375">
                <text:p>4.375</text:p>
              </table:table-cell>
              <table:table-cell office:value-type="float" office:value="5.38461538461538">
                <text:p>5.38461538461538</text:p>
              </table:table-cell>
              <table:table-cell office:value-type="float" office:value="5.38461538461538">
                <text:p>5.38461538461538</text:p>
              </table:table-cell>
              <table:table-cell office:value-type="float" office:value="6.95825049701789">
                <text:p>6.958250497017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.70588235294118">
                <text:p>4.70588235294118</text:p>
              </table:table-cell>
              <table:table-cell office:value-type="float" office:value="5.92592592592593">
                <text:p>5.92592592592593</text:p>
              </table:table-cell>
              <table:table-cell office:value-type="float" office:value="5.92592592592593">
                <text:p>5.92592592592593</text:p>
              </table:table-cell>
              <table:table-cell office:value-type="float" office:value="7.94438927507448">
                <text:p>7.944389275074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5">
                <text:p>5</text:p>
              </table:table-cell>
              <table:table-cell office:value-type="float" office:value="6.42857142857143">
                <text:p>6.42857142857143</text:p>
              </table:table-cell>
              <table:table-cell office:value-type="float" office:value="6.42857142857143">
                <text:p>6.42857142857143</text:p>
              </table:table-cell>
              <table:table-cell office:value-type="float" office:value="8.92857142857143">
                <text:p>8.928571428571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9.91080277502478">
                <text:p>9.910802775024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0.8910891089109">
                <text:p>10.89108910891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75">
                <text:p>3.75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7.74193548387097">
                <text:p>7.74193548387097</text:p>
              </table:table-cell>
              <table:table-cell office:value-type="float" office:value="7.74193548387097">
                <text:p>7.74193548387097</text:p>
              </table:table-cell>
              <table:table-cell office:value-type="float" office:value="11.8694362017804">
                <text:p>11.86943620178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82352941176471">
                <text:p>3.82352941176471</text:p>
              </table:table-cell>
              <table:table-cell office:value-type="float" office:value="5.90909090909091">
                <text:p>5.90909090909091</text:p>
              </table:table-cell>
              <table:table-cell office:value-type="float" office:value="8.125">
                <text:p>8.125</text:p>
              </table:table-cell>
              <table:table-cell office:value-type="float" office:value="8.125">
                <text:p>8.125</text:p>
              </table:table-cell>
              <table:table-cell office:value-type="float" office:value="12.8458498023715">
                <text:p>12.84584980237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6.08695652173913">
                <text:p>6.08695652173913</text:p>
              </table:table-cell>
              <table:table-cell office:value-type="float" office:value="8.48484848484848">
                <text:p>8.48484848484848</text:p>
              </table:table-cell>
              <table:table-cell office:value-type="float" office:value="8.48484848484848">
                <text:p>8.48484848484848</text:p>
              </table:table-cell>
              <table:table-cell office:value-type="float" office:value="13.8203356367226">
                <text:p>13.82033563672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94736842105263">
                <text:p>3.94736842105263</text:p>
              </table:table-cell>
              <table:table-cell office:value-type="float" office:value="6.25">
                <text:p>6.25</text:p>
              </table:table-cell>
              <table:table-cell office:value-type="float" office:value="8.82352941176471">
                <text:p>8.82352941176471</text:p>
              </table:table-cell>
              <table:table-cell office:value-type="float" office:value="8.82352941176471">
                <text:p>8.82352941176471</text:p>
              </table:table-cell>
              <table:table-cell office:value-type="float" office:value="14.792899408284">
                <text:p>14.7928994082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.4">
                <text:p>6.4</text:p>
              </table:table-cell>
              <table:table-cell office:value-type="float" office:value="9.14285714285714">
                <text:p>9.14285714285714</text:p>
              </table:table-cell>
              <table:table-cell office:value-type="float" office:value="9.14285714285714">
                <text:p>9.14285714285714</text:p>
              </table:table-cell>
              <table:table-cell office:value-type="float" office:value="15.7635467980296">
                <text:p>15.76354679802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9.44444444444445">
                <text:p>9.44444444444445</text:p>
              </table:table-cell>
              <table:table-cell office:value-type="float" office:value="9.44444444444445">
                <text:p>9.44444444444445</text:p>
              </table:table-cell>
              <table:table-cell office:value-type="float" office:value="16.7322834645669">
                <text:p>16.73228346456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09090909090909">
                <text:p>4.09090909090909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.72972972972973">
                <text:p>9.72972972972973</text:p>
              </table:table-cell>
              <table:table-cell office:value-type="float" office:value="9.72972972972973">
                <text:p>9.72972972972973</text:p>
              </table:table-cell>
              <table:table-cell office:value-type="float" office:value="17.6991150442478">
                <text:p>17.69911504424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1304347826087">
                <text:p>4.1304347826087</text:p>
              </table:table-cell>
              <table:table-cell office:value-type="float" office:value="6.78571428571429">
                <text:p>6.7857142857142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664047151277">
                <text:p>18.66404715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10.2564102564103">
                <text:p>10.2564102564103</text:p>
              </table:table-cell>
              <table:table-cell office:value-type="float" office:value="10.2564102564103">
                <text:p>10.2564102564103</text:p>
              </table:table-cell>
              <table:table-cell office:value-type="float" office:value="19.6270853778214">
                <text:p>19.62708537782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20.5882352941177">
                <text:p>20.58823529411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23076923076923">
                <text:p>4.23076923076923</text:p>
              </table:table-cell>
              <table:table-cell office:value-type="float" office:value="7.09677419354839">
                <text:p>7.09677419354839</text:p>
              </table:table-cell>
              <table:table-cell office:value-type="float" office:value="10.7317073170732">
                <text:p>10.7317073170732</text:p>
              </table:table-cell>
              <table:table-cell office:value-type="float" office:value="10.7317073170732">
                <text:p>10.7317073170732</text:p>
              </table:table-cell>
              <table:table-cell office:value-type="float" office:value="21.5475024485798">
                <text:p>21.54750244857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25925925925926">
                <text:p>4.25925925925926</text:p>
              </table:table-cell>
              <table:table-cell office:value-type="float" office:value="7.1875">
                <text:p>7.1875</text:p>
              </table:table-cell>
              <table:table-cell office:value-type="float" office:value="10.952380952381">
                <text:p>10.952380952381</text:p>
              </table:table-cell>
              <table:table-cell office:value-type="float" office:value="10.952380952381">
                <text:p>10.952380952381</text:p>
              </table:table-cell>
              <table:table-cell office:value-type="float" office:value="22.5048923679061">
                <text:p>22.50489236790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7.27272727272727">
                <text:p>7.27272727272727</text:p>
              </table:table-cell>
              <table:table-cell office:value-type="float" office:value="11.1627906976744">
                <text:p>11.1627906976744</text:p>
              </table:table-cell>
              <table:table-cell office:value-type="float" office:value="11.1627906976744">
                <text:p>11.1627906976744</text:p>
              </table:table-cell>
              <table:table-cell office:value-type="float" office:value="23.4604105571847">
                <text:p>23.46041055718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31034482758621">
                <text:p>4.31034482758621</text:p>
              </table:table-cell>
              <table:table-cell office:value-type="float" office:value="7.35294117647059">
                <text:p>7.35294117647059</text:p>
              </table:table-cell>
              <table:table-cell office:value-type="float" office:value="11.3636363636364">
                <text:p>11.3636363636364</text:p>
              </table:table-cell>
              <table:table-cell office:value-type="float" office:value="11.3636363636364">
                <text:p>11.3636363636364</text:p>
              </table:table-cell>
              <table:table-cell office:value-type="float" office:value="24.4140625">
                <text:p>24.41406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25.3658536585366">
                <text:p>25.36585365853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35483870967742">
                <text:p>4.35483870967742</text:p>
              </table:table-cell>
              <table:table-cell office:value-type="float" office:value="7.5">
                <text:p>7.5</text:p>
              </table:table-cell>
              <table:table-cell office:value-type="float" office:value="11.7391304347826">
                <text:p>11.7391304347826</text:p>
              </table:table-cell>
              <table:table-cell office:value-type="float" office:value="11.7391304347826">
                <text:p>11.7391304347826</text:p>
              </table:table-cell>
              <table:table-cell office:value-type="float" office:value="26.3157894736842">
                <text:p>26.31578947368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375">
                <text:p>4.375</text:p>
              </table:table-cell>
              <table:table-cell office:value-type="float" office:value="7.56756756756757">
                <text:p>7.56756756756757</text:p>
              </table:table-cell>
              <table:table-cell office:value-type="float" office:value="11.9148936170213">
                <text:p>11.9148936170213</text:p>
              </table:table-cell>
              <table:table-cell office:value-type="float" office:value="11.9148936170213">
                <text:p>11.9148936170213</text:p>
              </table:table-cell>
              <table:table-cell office:value-type="float" office:value="27.2638753651412">
                <text:p>27.26387536514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39393939393939">
                <text:p>4.39393939393939</text:p>
              </table:table-cell>
              <table:table-cell office:value-type="float" office:value="7.63157894736842">
                <text:p>7.63157894736842</text:p>
              </table:table-cell>
              <table:table-cell office:value-type="float" office:value="12.0833333333333">
                <text:p>12.0833333333333</text:p>
              </table:table-cell>
              <table:table-cell office:value-type="float" office:value="12.0833333333333">
                <text:p>12.0833333333333</text:p>
              </table:table-cell>
              <table:table-cell office:value-type="float" office:value="28.2101167315175">
                <text:p>28.21011673151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29.1545189504373">
                <text:p>29.15451895043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7.75">
                <text:p>7.75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30.0970873786408">
                <text:p>30.09708737864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44444444444445">
                <text:p>4.44444444444445</text:p>
              </table:table-cell>
              <table:table-cell office:value-type="float" office:value="7.80487804878049">
                <text:p>7.80487804878049</text:p>
              </table:table-cell>
              <table:table-cell office:value-type="float" office:value="12.5490196078431">
                <text:p>12.5490196078431</text:p>
              </table:table-cell>
              <table:table-cell office:value-type="float" office:value="12.5490196078431">
                <text:p>12.5490196078431</text:p>
              </table:table-cell>
              <table:table-cell office:value-type="float" office:value="31.0378273520854">
                <text:p>31.037827352085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45945945945946">
                <text:p>4.45945945945946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12.6923076923077">
                <text:p>12.6923076923077</text:p>
              </table:table-cell>
              <table:table-cell office:value-type="float" office:value="12.6923076923077">
                <text:p>12.6923076923077</text:p>
              </table:table-cell>
              <table:table-cell office:value-type="float" office:value="31.9767441860465">
                <text:p>31.97674418604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47368421052632">
                <text:p>4.47368421052632</text:p>
              </table:table-cell>
              <table:table-cell office:value-type="float" office:value="7.90697674418605">
                <text:p>7.90697674418605</text:p>
              </table:table-cell>
              <table:table-cell office:value-type="float" office:value="12.8301886792453">
                <text:p>12.8301886792453</text:p>
              </table:table-cell>
              <table:table-cell office:value-type="float" office:value="12.8301886792453">
                <text:p>12.8301886792453</text:p>
              </table:table-cell>
              <table:table-cell office:value-type="float" office:value="32.9138431752178">
                <text:p>32.913843175217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48717948717949">
                <text:p>4.48717948717949</text:p>
              </table:table-cell>
              <table:table-cell office:value-type="float" office:value="7.95454545454545">
                <text:p>7.95454545454545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33.8491295938104">
                <text:p>33.84912959381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8">
                <text:p>8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34.7826086956522">
                <text:p>34.78260869565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51219512195122">
                <text:p>4.51219512195122</text:p>
              </table:table-cell>
              <table:table-cell office:value-type="float" office:value="8.04347826086957">
                <text:p>8.04347826086957</text:p>
              </table:table-cell>
              <table:table-cell office:value-type="float" office:value="13.2142857142857">
                <text:p>13.2142857142857</text:p>
              </table:table-cell>
              <table:table-cell office:value-type="float" office:value="13.2142857142857">
                <text:p>13.2142857142857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52380952380952">
                <text:p>4.52380952380952</text:p>
              </table:table-cell>
              <table:table-cell office:value-type="float" office:value="8.08510638297872">
                <text:p>8.0851063829787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6.6441658630665">
                <text:p>36.644165863066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53488372093023">
                <text:p>4.53488372093023</text:p>
              </table:table-cell>
              <table:table-cell office:value-type="float" office:value="8.125">
                <text:p>8.125</text:p>
              </table:table-cell>
              <table:table-cell office:value-type="float" office:value="13.448275862069">
                <text:p>13.448275862069</text:p>
              </table:table-cell>
              <table:table-cell office:value-type="float" office:value="13.448275862069">
                <text:p>13.448275862069</text:p>
              </table:table-cell>
              <table:table-cell office:value-type="float" office:value="37.5722543352601">
                <text:p>37.57225433526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8.16326530612245">
                <text:p>8.16326530612245</text:p>
              </table:table-cell>
              <table:table-cell office:value-type="float" office:value="13.5593220338983">
                <text:p>13.5593220338983</text:p>
              </table:table-cell>
              <table:table-cell office:value-type="float" office:value="13.5593220338983">
                <text:p>13.5593220338983</text:p>
              </table:table-cell>
              <table:table-cell office:value-type="float" office:value="38.4985563041386">
                <text:p>38.49855630413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55555555555556">
                <text:p>4.55555555555556</text:p>
              </table:table-cell>
              <table:table-cell office:value-type="float" office:value="8.2">
                <text:p>8.2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39.4230769230769">
                <text:p>39.42307692307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56521739130435">
                <text:p>4.56521739130435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13.7704918032787">
                <text:p>13.7704918032787</text:p>
              </table:table-cell>
              <table:table-cell office:value-type="float" office:value="13.7704918032787">
                <text:p>13.7704918032787</text:p>
              </table:table-cell>
              <table:table-cell office:value-type="float" office:value="40.3458213256484">
                <text:p>40.34582132564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57446808510638">
                <text:p>4.57446808510638</text:p>
              </table:table-cell>
              <table:table-cell office:value-type="float" office:value="8.26923076923077">
                <text:p>8.26923076923077</text:p>
              </table:table-cell>
              <table:table-cell office:value-type="float" office:value="13.8709677419355">
                <text:p>13.8709677419355</text:p>
              </table:table-cell>
              <table:table-cell office:value-type="float" office:value="13.8709677419355">
                <text:p>13.8709677419355</text:p>
              </table:table-cell>
              <table:table-cell office:value-type="float" office:value="41.2667946257198">
                <text:p>41.266794625719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8.30188679245283">
                <text:p>8.30188679245283</text:p>
              </table:table-cell>
              <table:table-cell office:value-type="float" office:value="13.968253968254">
                <text:p>13.968253968254</text:p>
              </table:table-cell>
              <table:table-cell office:value-type="float" office:value="13.968253968254">
                <text:p>13.968253968254</text:p>
              </table:table-cell>
              <table:table-cell office:value-type="float" office:value="42.1860019175455">
                <text:p>42.18600191754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59183673469388">
                <text:p>4.5918367346938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4.0625">
                <text:p>14.0625</text:p>
              </table:table-cell>
              <table:table-cell office:value-type="float" office:value="14.0625">
                <text:p>14.0625</text:p>
              </table:table-cell>
              <table:table-cell office:value-type="float" office:value="43.1034482758621">
                <text:p>43.10344827586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8.36363636363636">
                <text:p>8.36363636363636</text:p>
              </table:table-cell>
              <table:table-cell office:value-type="float" office:value="14.1538461538462">
                <text:p>14.1538461538462</text:p>
              </table:table-cell>
              <table:table-cell office:value-type="float" office:value="14.1538461538462">
                <text:p>14.1538461538462</text:p>
              </table:table-cell>
              <table:table-cell office:value-type="float" office:value="44.0191387559809">
                <text:p>44.01913875598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6078431372549">
                <text:p>4.6078431372549</text:p>
              </table:table-cell>
              <table:table-cell office:value-type="float" office:value="8.39285714285714">
                <text:p>8.39285714285714</text:p>
              </table:table-cell>
              <table:table-cell office:value-type="float" office:value="14.2424242424242">
                <text:p>14.2424242424242</text:p>
              </table:table-cell>
              <table:table-cell office:value-type="float" office:value="14.2424242424242">
                <text:p>14.2424242424242</text:p>
              </table:table-cell>
              <table:table-cell office:value-type="float" office:value="44.9330783938815">
                <text:p>44.93307839388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8.42105263157895">
                <text:p>8.42105263157895</text:p>
              </table:table-cell>
              <table:table-cell office:value-type="float" office:value="14.3283582089552">
                <text:p>14.3283582089552</text:p>
              </table:table-cell>
              <table:table-cell office:value-type="float" office:value="14.3283582089552">
                <text:p>14.3283582089552</text:p>
              </table:table-cell>
              <table:table-cell office:value-type="float" office:value="45.8452722063037">
                <text:p>45.845272206303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62264150943396">
                <text:p>4.62264150943396</text:p>
              </table:table-cell>
              <table:table-cell office:value-type="float" office:value="8.44827586206896">
                <text:p>8.44827586206896</text:p>
              </table:table-cell>
              <table:table-cell office:value-type="float" office:value="14.4117647058824">
                <text:p>14.4117647058824</text:p>
              </table:table-cell>
              <table:table-cell office:value-type="float" office:value="14.4117647058824">
                <text:p>14.4117647058824</text:p>
              </table:table-cell>
              <table:table-cell office:value-type="float" office:value="46.7557251908397">
                <text:p>46.75572519083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62962962962963">
                <text:p>4.62962962962963</text:p>
              </table:table-cell>
              <table:table-cell office:value-type="float" office:value="8.47457627118644">
                <text:p>8.47457627118644</text:p>
              </table:table-cell>
              <table:table-cell office:value-type="float" office:value="14.4927536231884">
                <text:p>14.4927536231884</text:p>
              </table:table-cell>
              <table:table-cell office:value-type="float" office:value="14.4927536231884">
                <text:p>14.4927536231884</text:p>
              </table:table-cell>
              <table:table-cell office:value-type="float" office:value="47.6644423260248">
                <text:p>47.66444232602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63636363636364">
                <text:p>4.63636363636364</text:p>
              </table:table-cell>
              <table:table-cell office:value-type="float" office:value="8.5">
                <text:p>8.5</text:p>
              </table:table-cell>
              <table:table-cell office:value-type="float" office:value="14.5714285714286">
                <text:p>14.5714285714286</text:p>
              </table:table-cell>
              <table:table-cell office:value-type="float" office:value="14.5714285714286">
                <text:p>14.5714285714286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64285714285714">
                <text:p>4.64285714285714</text:p>
              </table:table-cell>
              <table:table-cell office:value-type="float" office:value="8.52459016393443">
                <text:p>8.52459016393443</text:p>
              </table:table-cell>
              <table:table-cell office:value-type="float" office:value="14.6478873239437">
                <text:p>14.6478873239437</text:p>
              </table:table-cell>
              <table:table-cell office:value-type="float" office:value="14.6478873239437">
                <text:p>14.6478873239437</text:p>
              </table:table-cell>
              <table:table-cell office:value-type="float" office:value="49.476688867745">
                <text:p>49.4766888677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64912280701754">
                <text:p>4.64912280701754</text:p>
              </table:table-cell>
              <table:table-cell office:value-type="float" office:value="8.54838709677419">
                <text:p>8.54838709677419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50.3802281368821">
                <text:p>50.38022813688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6551724137931">
                <text:p>4.6551724137931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14.7945205479452">
                <text:p>14.7945205479452</text:p>
              </table:table-cell>
              <table:table-cell office:value-type="float" office:value="14.7945205479452">
                <text:p>14.7945205479452</text:p>
              </table:table-cell>
              <table:table-cell office:value-type="float" office:value="51.2820512820513">
                <text:p>51.282051282051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66101694915254">
                <text:p>4.66101694915254</text:p>
              </table:table-cell>
              <table:table-cell office:value-type="float" office:value="8.59375">
                <text:p>8.59375</text:p>
              </table:table-cell>
              <table:table-cell office:value-type="float" office:value="14.8648648648649">
                <text:p>14.8648648648649</text:p>
              </table:table-cell>
              <table:table-cell office:value-type="float" office:value="14.8648648648649">
                <text:p>14.8648648648649</text:p>
              </table:table-cell>
              <table:table-cell office:value-type="float" office:value="52.1821631878558">
                <text:p>52.182163187855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8.61538461538462">
                <text:p>8.61538461538462</text:p>
              </table:table-cell>
              <table:table-cell office:value-type="float" office:value="14.9333333333333">
                <text:p>14.9333333333333</text:p>
              </table:table-cell>
              <table:table-cell office:value-type="float" office:value="14.9333333333333">
                <text:p>14.9333333333333</text:p>
              </table:table-cell>
              <table:table-cell office:value-type="float" office:value="53.0805687203792">
                <text:p>53.080568720379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67213114754098">
                <text:p>4.67213114754098</text:p>
              </table:table-cell>
              <table:table-cell office:value-type="float" office:value="8.63636363636364">
                <text:p>8.6363636363636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3.9772727272727">
                <text:p>53.97727272727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67741935483871">
                <text:p>4.67741935483871</text:p>
              </table:table-cell>
              <table:table-cell office:value-type="float" office:value="8.65671641791045">
                <text:p>8.65671641791045</text:p>
              </table:table-cell>
              <table:table-cell office:value-type="float" office:value="15.0649350649351">
                <text:p>15.0649350649351</text:p>
              </table:table-cell>
              <table:table-cell office:value-type="float" office:value="15.0649350649351">
                <text:p>15.0649350649351</text:p>
              </table:table-cell>
              <table:table-cell office:value-type="float" office:value="54.872280037843">
                <text:p>54.8722800378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68253968253968">
                <text:p>4.68253968253968</text:p>
              </table:table-cell>
              <table:table-cell office:value-type="float" office:value="8.67647058823529">
                <text:p>8.67647058823529</text:p>
              </table:table-cell>
              <table:table-cell office:value-type="float" office:value="15.1282051282051">
                <text:p>15.1282051282051</text:p>
              </table:table-cell>
              <table:table-cell office:value-type="float" office:value="15.1282051282051">
                <text:p>15.1282051282051</text:p>
              </table:table-cell>
              <table:table-cell office:value-type="float" office:value="55.765595463138">
                <text:p>55.7655954631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6875">
                <text:p>4.6875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15.1898734177215">
                <text:p>15.1898734177215</text:p>
              </table:table-cell>
              <table:table-cell office:value-type="float" office:value="15.1898734177215">
                <text:p>15.1898734177215</text:p>
              </table:table-cell>
              <table:table-cell office:value-type="float" office:value="56.657223796034">
                <text:p>56.6572237960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69230769230769">
                <text:p>4.69230769230769</text:p>
              </table:table-cell>
              <table:table-cell office:value-type="float" office:value="8.71428571428571">
                <text:p>8.71428571428571</text:p>
              </table:table-cell>
              <table:table-cell office:value-type="float" office:value="15.25">
                <text:p>15.25</text:p>
              </table:table-cell>
              <table:table-cell office:value-type="float" office:value="15.25">
                <text:p>15.25</text:p>
              </table:table-cell>
              <table:table-cell office:value-type="float" office:value="57.5471698113208">
                <text:p>57.547169811320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6969696969697">
                <text:p>4.6969696969697</text:p>
              </table:table-cell>
              <table:table-cell office:value-type="float" office:value="8.73239436619718">
                <text:p>8.73239436619718</text:p>
              </table:table-cell>
              <table:table-cell office:value-type="float" office:value="15.3086419753086">
                <text:p>15.3086419753086</text:p>
              </table:table-cell>
              <table:table-cell office:value-type="float" office:value="15.3086419753086">
                <text:p>15.3086419753086</text:p>
              </table:table-cell>
              <table:table-cell office:value-type="float" office:value="58.435438265787">
                <text:p>58.43543826578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70149253731343">
                <text:p>4.70149253731343</text:p>
              </table:table-cell>
              <table:table-cell office:value-type="float" office:value="8.75">
                <text:p>8.75</text:p>
              </table:table-cell>
              <table:table-cell office:value-type="float" office:value="15.3658536585366">
                <text:p>15.3658536585366</text:p>
              </table:table-cell>
              <table:table-cell office:value-type="float" office:value="15.3658536585366">
                <text:p>15.3658536585366</text:p>
              </table:table-cell>
              <table:table-cell office:value-type="float" office:value="59.3220338983051">
                <text:p>59.32203389830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70588235294118">
                <text:p>4.70588235294118</text:p>
              </table:table-cell>
              <table:table-cell office:value-type="float" office:value="8.76712328767123">
                <text:p>8.76712328767123</text:p>
              </table:table-cell>
              <table:table-cell office:value-type="float" office:value="15.421686746988">
                <text:p>15.421686746988</text:p>
              </table:table-cell>
              <table:table-cell office:value-type="float" office:value="15.421686746988">
                <text:p>15.421686746988</text:p>
              </table:table-cell>
              <table:table-cell office:value-type="float" office:value="60.2069614299153">
                <text:p>60.206961429915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71014492753623">
                <text:p>4.71014492753623</text:p>
              </table:table-cell>
              <table:table-cell office:value-type="float" office:value="8.78378378378378">
                <text:p>8.78378378378378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61.0902255639098">
                <text:p>61.09022556390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8.8">
                <text:p>8.8</text:p>
              </table:table-cell>
              <table:table-cell office:value-type="float" office:value="15.5294117647059">
                <text:p>15.5294117647059</text:p>
              </table:table-cell>
              <table:table-cell office:value-type="float" office:value="15.5294117647059">
                <text:p>15.5294117647059</text:p>
              </table:table-cell>
              <table:table-cell office:value-type="float" office:value="61.9718309859155">
                <text:p>61.971830985915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71830985915493">
                <text:p>4.71830985915493</text:p>
              </table:table-cell>
              <table:table-cell office:value-type="float" office:value="8.81578947368421">
                <text:p>8.81578947368421</text:p>
              </table:table-cell>
              <table:table-cell office:value-type="float" office:value="15.5813953488372">
                <text:p>15.5813953488372</text:p>
              </table:table-cell>
              <table:table-cell office:value-type="float" office:value="15.5813953488372">
                <text:p>15.5813953488372</text:p>
              </table:table-cell>
              <table:table-cell office:value-type="float" office:value="62.8517823639775">
                <text:p>62.85178236397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72222222222222">
                <text:p>4.72222222222222</text:p>
              </table:table-cell>
              <table:table-cell office:value-type="float" office:value="8.83116883116883">
                <text:p>8.83116883116883</text:p>
              </table:table-cell>
              <table:table-cell office:value-type="float" office:value="15.632183908046">
                <text:p>15.632183908046</text:p>
              </table:table-cell>
              <table:table-cell office:value-type="float" office:value="15.632183908046">
                <text:p>15.632183908046</text:p>
              </table:table-cell>
              <table:table-cell office:value-type="float" office:value="63.730084348641">
                <text:p>63.73008434864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72602739726027">
                <text:p>4.72602739726027</text:p>
              </table:table-cell>
              <table:table-cell office:value-type="float" office:value="8.84615384615385">
                <text:p>8.84615384615385</text:p>
              </table:table-cell>
              <table:table-cell office:value-type="float" office:value="15.6818181818182">
                <text:p>15.6818181818182</text:p>
              </table:table-cell>
              <table:table-cell office:value-type="float" office:value="15.6818181818182">
                <text:p>15.6818181818182</text:p>
              </table:table-cell>
              <table:table-cell office:value-type="float" office:value="64.6067415730337">
                <text:p>64.60674157303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72972972972973">
                <text:p>4.72972972972973</text:p>
              </table:table-cell>
              <table:table-cell office:value-type="float" office:value="8.86075949367089">
                <text:p>8.86075949367089</text:p>
              </table:table-cell>
              <table:table-cell office:value-type="float" office:value="15.7303370786517">
                <text:p>15.7303370786517</text:p>
              </table:table-cell>
              <table:table-cell office:value-type="float" office:value="15.7303370786517">
                <text:p>15.7303370786517</text:p>
              </table:table-cell>
              <table:table-cell office:value-type="float" office:value="65.4817586529467">
                <text:p>65.481758652946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8.875">
                <text:p>8.875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66.3551401869159">
                <text:p>66.35514018691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73684210526316">
                <text:p>4.73684210526316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5.8241758241758">
                <text:p>15.8241758241758</text:p>
              </table:table-cell>
              <table:table-cell office:value-type="float" office:value="15.8241758241758">
                <text:p>15.8241758241758</text:p>
              </table:table-cell>
              <table:table-cell office:value-type="float" office:value="67.2268907563025">
                <text:p>67.226890756302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74025974025974">
                <text:p>4.74025974025974</text:p>
              </table:table-cell>
              <table:table-cell office:value-type="float" office:value="8.90243902439024">
                <text:p>8.90243902439024</text:p>
              </table:table-cell>
              <table:table-cell office:value-type="float" office:value="15.8695652173913">
                <text:p>15.8695652173913</text:p>
              </table:table-cell>
              <table:table-cell office:value-type="float" office:value="15.8695652173913">
                <text:p>15.8695652173913</text:p>
              </table:table-cell>
              <table:table-cell office:value-type="float" office:value="68.0970149253731">
                <text:p>68.097014925373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74358974358974">
                <text:p>4.74358974358974</text:p>
              </table:table-cell>
              <table:table-cell office:value-type="float" office:value="8.91566265060241">
                <text:p>8.91566265060241</text:p>
              </table:table-cell>
              <table:table-cell office:value-type="float" office:value="15.9139784946237">
                <text:p>15.9139784946237</text:p>
              </table:table-cell>
              <table:table-cell office:value-type="float" office:value="15.9139784946237">
                <text:p>15.9139784946237</text:p>
              </table:table-cell>
              <table:table-cell office:value-type="float" office:value="68.9655172413793">
                <text:p>68.965517241379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74683544303797">
                <text:p>4.74683544303797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15.9574468085106">
                <text:p>15.9574468085106</text:p>
              </table:table-cell>
              <table:table-cell office:value-type="float" office:value="15.9574468085106">
                <text:p>15.9574468085106</text:p>
              </table:table-cell>
              <table:table-cell office:value-type="float" office:value="69.8324022346369">
                <text:p>69.83240223463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  <table:table-cell office:value-type="float" office:value="8.94117647058824">
                <text:p>8.9411764705882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0.6976744186047">
                <text:p>70.697674418604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75308641975309">
                <text:p>4.75308641975309</text:p>
              </table:table-cell>
              <table:table-cell office:value-type="float" office:value="8.95348837209302">
                <text:p>8.95348837209302</text:p>
              </table:table-cell>
              <table:table-cell office:value-type="float" office:value="16.0416666666667">
                <text:p>16.0416666666667</text:p>
              </table:table-cell>
              <table:table-cell office:value-type="float" office:value="16.0416666666667">
                <text:p>16.0416666666667</text:p>
              </table:table-cell>
              <table:table-cell office:value-type="float" office:value="71.5613382899628">
                <text:p>71.56133828996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75609756097561">
                <text:p>4.75609756097561</text:p>
              </table:table-cell>
              <table:table-cell office:value-type="float" office:value="8.96551724137931">
                <text:p>8.96551724137931</text:p>
              </table:table-cell>
              <table:table-cell office:value-type="float" office:value="16.0824742268041">
                <text:p>16.0824742268041</text:p>
              </table:table-cell>
              <table:table-cell office:value-type="float" office:value="16.0824742268041">
                <text:p>16.0824742268041</text:p>
              </table:table-cell>
              <table:table-cell office:value-type="float" office:value="72.4233983286908">
                <text:p>72.423398328690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75903614457831">
                <text:p>4.75903614457831</text:p>
              </table:table-cell>
              <table:table-cell office:value-type="float" office:value="8.97727272727273">
                <text:p>8.97727272727273</text:p>
              </table:table-cell>
              <table:table-cell office:value-type="float" office:value="16.1224489795918">
                <text:p>16.1224489795918</text:p>
              </table:table-cell>
              <table:table-cell office:value-type="float" office:value="16.1224489795918">
                <text:p>16.1224489795918</text:p>
              </table:table-cell>
              <table:table-cell office:value-type="float" office:value="73.2838589981447">
                <text:p>73.28385899814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8.98876404494382">
                <text:p>8.98876404494382</text:p>
              </table:table-cell>
              <table:table-cell office:value-type="float" office:value="16.1616161616162">
                <text:p>16.1616161616162</text:p>
              </table:table-cell>
              <table:table-cell office:value-type="float" office:value="16.1616161616162">
                <text:p>16.1616161616162</text:p>
              </table:table-cell>
              <table:table-cell office:value-type="float" office:value="74.1427247451344">
                <text:p>74.142724745134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76470588235294">
                <text:p>4.76470588235294</text:p>
              </table:table-cell>
              <table:table-cell office:value-type="float" office:value="9">
                <text:p>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.76744186046512">
                <text:p>4.76744186046512</text:p>
              </table:table-cell>
              <table:table-cell office:value-type="float" office:value="9.01098901098901">
                <text:p>9.01098901098901</text:p>
              </table:table-cell>
              <table:table-cell office:value-type="float" office:value="16.2376237623762">
                <text:p>16.2376237623762</text:p>
              </table:table-cell>
              <table:table-cell office:value-type="float" office:value="16.2376237623762">
                <text:p>16.2376237623762</text:p>
              </table:table-cell>
              <table:table-cell office:value-type="float" office:value="75.8556891766882">
                <text:p>75.85568917668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.77011494252874">
                <text:p>4.77011494252874</text:p>
              </table:table-cell>
              <table:table-cell office:value-type="float" office:value="9.02173913043478">
                <text:p>9.02173913043478</text:p>
              </table:table-cell>
              <table:table-cell office:value-type="float" office:value="16.2745098039216">
                <text:p>16.2745098039216</text:p>
              </table:table-cell>
              <table:table-cell office:value-type="float" office:value="16.2745098039216">
                <text:p>16.2745098039216</text:p>
              </table:table-cell>
              <table:table-cell office:value-type="float" office:value="76.7097966728281">
                <text:p>76.709796672828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.77272727272727">
                <text:p>4.77272727272727</text:p>
              </table:table-cell>
              <table:table-cell office:value-type="float" office:value="9.03225806451613">
                <text:p>9.03225806451613</text:p>
              </table:table-cell>
              <table:table-cell office:value-type="float" office:value="16.3106796116505">
                <text:p>16.3106796116505</text:p>
              </table:table-cell>
              <table:table-cell office:value-type="float" office:value="16.3106796116505">
                <text:p>16.3106796116505</text:p>
              </table:table-cell>
              <table:table-cell office:value-type="float" office:value="77.5623268698061">
                <text:p>77.56232686980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.77528089887641">
                <text:p>4.77528089887641</text:p>
              </table:table-cell>
              <table:table-cell office:value-type="float" office:value="9.04255319148936">
                <text:p>9.04255319148936</text:p>
              </table:table-cell>
              <table:table-cell office:value-type="float" office:value="16.3461538461538">
                <text:p>16.3461538461538</text:p>
              </table:table-cell>
              <table:table-cell office:value-type="float" office:value="16.3461538461538">
                <text:p>16.3461538461538</text:p>
              </table:table-cell>
              <table:table-cell office:value-type="float" office:value="78.4132841328413">
                <text:p>78.413284132841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77777777777778">
                <text:p>4.77777777777778</text:p>
              </table:table-cell>
              <table:table-cell office:value-type="float" office:value="9.05263157894737">
                <text:p>9.05263157894737</text:p>
              </table:table-cell>
              <table:table-cell office:value-type="float" office:value="16.3809523809524">
                <text:p>16.3809523809524</text:p>
              </table:table-cell>
              <table:table-cell office:value-type="float" office:value="16.3809523809524">
                <text:p>16.3809523809524</text:p>
              </table:table-cell>
              <table:table-cell office:value-type="float" office:value="79.2626728110599">
                <text:p>79.26267281105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78021978021978">
                <text:p>4.78021978021978</text:p>
              </table:table-cell>
              <table:table-cell office:value-type="float" office:value="9.0625">
                <text:p>9.0625</text:p>
              </table:table-cell>
              <table:table-cell office:value-type="float" office:value="16.4150943396226">
                <text:p>16.4150943396226</text:p>
              </table:table-cell>
              <table:table-cell office:value-type="float" office:value="16.4150943396226">
                <text:p>16.4150943396226</text:p>
              </table:table-cell>
              <table:table-cell office:value-type="float" office:value="80.1104972375691">
                <text:p>80.11049723756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78260869565217">
                <text:p>4.78260869565217</text:p>
              </table:table-cell>
              <table:table-cell office:value-type="float" office:value="9.07216494845361">
                <text:p>9.07216494845361</text:p>
              </table:table-cell>
              <table:table-cell office:value-type="float" office:value="16.4485981308411">
                <text:p>16.4485981308411</text:p>
              </table:table-cell>
              <table:table-cell office:value-type="float" office:value="16.4485981308411">
                <text:p>16.4485981308411</text:p>
              </table:table-cell>
              <table:table-cell office:value-type="float" office:value="80.9567617295308">
                <text:p>80.95676172953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78494623655914">
                <text:p>4.78494623655914</text:p>
              </table:table-cell>
              <table:table-cell office:value-type="float" office:value="9.08163265306122">
                <text:p>9.08163265306122</text:p>
              </table:table-cell>
              <table:table-cell office:value-type="float" office:value="16.4814814814815">
                <text:p>16.4814814814815</text:p>
              </table:table-cell>
              <table:table-cell office:value-type="float" office:value="16.4814814814815">
                <text:p>16.4814814814815</text:p>
              </table:table-cell>
              <table:table-cell office:value-type="float" office:value="81.8014705882353">
                <text:p>81.80147058823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.78723404255319">
                <text:p>4.78723404255319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16.5137614678899">
                <text:p>16.5137614678899</text:p>
              </table:table-cell>
              <table:table-cell office:value-type="float" office:value="16.5137614678899">
                <text:p>16.5137614678899</text:p>
              </table:table-cell>
              <table:table-cell office:value-type="float" office:value="82.6446280991736">
                <text:p>82.644628099173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.78947368421053">
                <text:p>4.78947368421053</text:p>
              </table:table-cell>
              <table:table-cell office:value-type="float" office:value="9.1">
                <text:p>9.1</text:p>
              </table:table-cell>
              <table:table-cell office:value-type="float" office:value="16.5454545454545">
                <text:p>16.5454545454545</text:p>
              </table:table-cell>
              <table:table-cell office:value-type="float" office:value="16.5454545454545">
                <text:p>16.5454545454545</text:p>
              </table:table-cell>
              <table:table-cell office:value-type="float" office:value="83.4862385321101">
                <text:p>83.48623853211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9.10891089108911">
                <text:p>9.10891089108911</text:p>
              </table:table-cell>
              <table:table-cell office:value-type="float" office:value="16.5765765765766">
                <text:p>16.5765765765766</text:p>
              </table:table-cell>
              <table:table-cell office:value-type="float" office:value="16.5765765765766">
                <text:p>16.5765765765766</text:p>
              </table:table-cell>
              <table:table-cell office:value-type="float" office:value="84.3263061411549">
                <text:p>84.326306141154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.79381443298969">
                <text:p>4.79381443298969</text:p>
              </table:table-cell>
              <table:table-cell office:value-type="float" office:value="9.11764705882353">
                <text:p>9.11764705882353</text:p>
              </table:table-cell>
              <table:table-cell office:value-type="float" office:value="16.6071428571429">
                <text:p>16.6071428571429</text:p>
              </table:table-cell>
              <table:table-cell office:value-type="float" office:value="16.6071428571429">
                <text:p>16.6071428571429</text:p>
              </table:table-cell>
              <table:table-cell office:value-type="float" office:value="85.1648351648352">
                <text:p>85.16483516483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79591836734694">
                <text:p>4.79591836734694</text:p>
              </table:table-cell>
              <table:table-cell office:value-type="float" office:value="9.12621359223301">
                <text:p>9.12621359223301</text:p>
              </table:table-cell>
              <table:table-cell office:value-type="float" office:value="16.6371681415929">
                <text:p>16.6371681415929</text:p>
              </table:table-cell>
              <table:table-cell office:value-type="float" office:value="16.6371681415929">
                <text:p>16.6371681415929</text:p>
              </table:table-cell>
              <table:table-cell office:value-type="float" office:value="86.0018298261665">
                <text:p>86.001829826166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.7979797979798">
                <text:p>4.7979797979798</text:p>
              </table:table-cell>
              <table:table-cell office:value-type="float" office:value="9.13461538461539">
                <text:p>9.13461538461539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6.8372943327239">
                <text:p>86.837294332723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8">
                <text:p>4.8</text:p>
              </table:table-cell>
              <table:table-cell office:value-type="float" office:value="9.14285714285714">
                <text:p>9.14285714285714</text:p>
              </table:table-cell>
              <table:table-cell office:value-type="float" office:value="16.695652173913">
                <text:p>16.695652173913</text:p>
              </table:table-cell>
              <table:table-cell office:value-type="float" office:value="16.695652173913">
                <text:p>16.695652173913</text:p>
              </table:table-cell>
              <table:table-cell office:value-type="float" office:value="87.6712328767123">
                <text:p>87.671232876712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.8019801980198">
                <text:p>4.8019801980198</text:p>
              </table:table-cell>
              <table:table-cell office:value-type="float" office:value="9.15094339622642">
                <text:p>9.15094339622642</text:p>
              </table:table-cell>
              <table:table-cell office:value-type="float" office:value="16.7241379310345">
                <text:p>16.7241379310345</text:p>
              </table:table-cell>
              <table:table-cell office:value-type="float" office:value="16.7241379310345">
                <text:p>16.7241379310345</text:p>
              </table:table-cell>
              <table:table-cell office:value-type="float" office:value="88.5036496350365">
                <text:p>88.503649635036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.80392156862745">
                <text:p>4.80392156862745</text:p>
              </table:table-cell>
              <table:table-cell office:value-type="float" office:value="9.1588785046729">
                <text:p>9.1588785046729</text:p>
              </table:table-cell>
              <table:table-cell office:value-type="float" office:value="16.7521367521368">
                <text:p>16.7521367521368</text:p>
              </table:table-cell>
              <table:table-cell office:value-type="float" office:value="16.7521367521368">
                <text:p>16.7521367521368</text:p>
              </table:table-cell>
              <table:table-cell office:value-type="float" office:value="89.334548769371">
                <text:p>89.33454876937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80582524271845">
                <text:p>4.8058252427184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6.7796610169492">
                <text:p>16.7796610169492</text:p>
              </table:table-cell>
              <table:table-cell office:value-type="float" office:value="16.7796610169492">
                <text:p>16.7796610169492</text:p>
              </table:table-cell>
              <table:table-cell office:value-type="float" office:value="90.1639344262295">
                <text:p>90.16393442622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9.1743119266055">
                <text:p>9.1743119266055</text:p>
              </table:table-cell>
              <table:table-cell office:value-type="float" office:value="16.8067226890756">
                <text:p>16.8067226890756</text:p>
              </table:table-cell>
              <table:table-cell office:value-type="float" office:value="16.8067226890756">
                <text:p>16.8067226890756</text:p>
              </table:table-cell>
              <table:table-cell office:value-type="float" office:value="90.9918107370337">
                <text:p>90.991810737033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.80952380952381">
                <text:p>4.80952380952381</text:p>
              </table:table-cell>
              <table:table-cell office:value-type="float" office:value="9.18181818181818">
                <text:p>9.18181818181818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91.8181818181818">
                <text:p>91.818181818181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.81132075471698">
                <text:p>4.81132075471698</text:p>
              </table:table-cell>
              <table:table-cell office:value-type="float" office:value="9.18918918918919">
                <text:p>9.18918918918919</text:p>
              </table:table-cell>
              <table:table-cell office:value-type="float" office:value="16.8595041322314">
                <text:p>16.8595041322314</text:p>
              </table:table-cell>
              <table:table-cell office:value-type="float" office:value="16.8595041322314">
                <text:p>16.8595041322314</text:p>
              </table:table-cell>
              <table:table-cell office:value-type="float" office:value="92.6430517711172">
                <text:p>92.643051771117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.81308411214953">
                <text:p>4.81308411214953</text:p>
              </table:table-cell>
              <table:table-cell office:value-type="float" office:value="9.19642857142857">
                <text:p>9.19642857142857</text:p>
              </table:table-cell>
              <table:table-cell office:value-type="float" office:value="16.8852459016393">
                <text:p>16.8852459016393</text:p>
              </table:table-cell>
              <table:table-cell office:value-type="float" office:value="16.8852459016393">
                <text:p>16.8852459016393</text:p>
              </table:table-cell>
              <table:table-cell office:value-type="float" office:value="93.4664246823956">
                <text:p>93.466424682395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.81481481481482">
                <text:p>4.81481481481482</text:p>
              </table:table-cell>
              <table:table-cell office:value-type="float" office:value="9.20353982300885">
                <text:p>9.20353982300885</text:p>
              </table:table-cell>
              <table:table-cell office:value-type="float" office:value="16.9105691056911">
                <text:p>16.9105691056911</text:p>
              </table:table-cell>
              <table:table-cell office:value-type="float" office:value="16.9105691056911">
                <text:p>16.9105691056911</text:p>
              </table:table-cell>
              <table:table-cell office:value-type="float" office:value="94.2883046237534">
                <text:p>94.288304623753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.81651376146789">
                <text:p>4.81651376146789</text:p>
              </table:table-cell>
              <table:table-cell office:value-type="float" office:value="9.21052631578947">
                <text:p>9.21052631578947</text:p>
              </table:table-cell>
              <table:table-cell office:value-type="float" office:value="16.9354838709677">
                <text:p>16.9354838709677</text:p>
              </table:table-cell>
              <table:table-cell office:value-type="float" office:value="16.9354838709677">
                <text:p>16.9354838709677</text:p>
              </table:table-cell>
              <table:table-cell office:value-type="float" office:value="95.1086956521739">
                <text:p>95.108695652173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81818181818182">
                <text:p>4.81818181818182</text:p>
              </table:table-cell>
              <table:table-cell office:value-type="float" office:value="9.21739130434783">
                <text:p>9.21739130434783</text:p>
              </table:table-cell>
              <table:table-cell office:value-type="float" office:value="16.96">
                <text:p>16.96</text:p>
              </table:table-cell>
              <table:table-cell office:value-type="float" office:value="16.96">
                <text:p>16.96</text:p>
              </table:table-cell>
              <table:table-cell office:value-type="float" office:value="95.9276018099548">
                <text:p>95.927601809954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81981981981982">
                <text:p>4.81981981981982</text:p>
              </table:table-cell>
              <table:table-cell office:value-type="float" office:value="9.22413793103448">
                <text:p>9.22413793103448</text:p>
              </table:table-cell>
              <table:table-cell office:value-type="float" office:value="16.984126984127">
                <text:p>16.984126984127</text:p>
              </table:table-cell>
              <table:table-cell office:value-type="float" office:value="16.984126984127">
                <text:p>16.984126984127</text:p>
              </table:table-cell>
              <table:table-cell office:value-type="float" office:value="96.745027124774">
                <text:p>96.74502712477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82142857142857">
                <text:p>4.82142857142857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17.007874015748">
                <text:p>17.007874015748</text:p>
              </table:table-cell>
              <table:table-cell office:value-type="float" office:value="17.007874015748">
                <text:p>17.007874015748</text:p>
              </table:table-cell>
              <table:table-cell office:value-type="float" office:value="97.5609756097561">
                <text:p>97.560975609756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82300884955752">
                <text:p>4.82300884955752</text:p>
              </table:table-cell>
              <table:table-cell office:value-type="float" office:value="9.23728813559322">
                <text:p>9.23728813559322</text:p>
              </table:table-cell>
              <table:table-cell office:value-type="float" office:value="17.03125">
                <text:p>17.03125</text:p>
              </table:table-cell>
              <table:table-cell office:value-type="float" office:value="17.03125">
                <text:p>17.03125</text:p>
              </table:table-cell>
              <table:table-cell office:value-type="float" office:value="98.3754512635379">
                <text:p>98.37545126353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82456140350877">
                <text:p>4.82456140350877</text:p>
              </table:table-cell>
              <table:table-cell office:value-type="float" office:value="9.2436974789916">
                <text:p>9.2436974789916</text:p>
              </table:table-cell>
              <table:table-cell office:value-type="float" office:value="17.0542635658915">
                <text:p>17.0542635658915</text:p>
              </table:table-cell>
              <table:table-cell office:value-type="float" office:value="17.0542635658915">
                <text:p>17.0542635658915</text:p>
              </table:table-cell>
              <table:table-cell office:value-type="float" office:value="99.1884580703336">
                <text:p>99.188458070333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.82608695652174">
                <text:p>4.82608695652174</text:p>
              </table:table-cell>
              <table:table-cell office:value-type="float" office:value="9.25">
                <text:p>9.25</text:p>
              </table:table-cell>
              <table:table-cell office:value-type="float" office:value="17.0769230769231">
                <text:p>17.0769230769231</text:p>
              </table:table-cell>
              <table:table-cell office:value-type="float" office:value="17.0769230769231">
                <text:p>17.0769230769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82758620689655">
                <text:p>4.82758620689655</text:p>
              </table:table-cell>
              <table:table-cell office:value-type="float" office:value="9.25619834710744">
                <text:p>9.25619834710744</text:p>
              </table:table-cell>
              <table:table-cell office:value-type="float" office:value="17.0992366412214">
                <text:p>17.0992366412214</text:p>
              </table:table-cell>
              <table:table-cell office:value-type="float" office:value="17.0992366412214">
                <text:p>17.0992366412214</text:p>
              </table:table-cell>
              <table:table-cell office:value-type="float" office:value="100.810081008101">
                <text:p>100.81008100810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.82905982905983">
                <text:p>4.82905982905983</text:p>
              </table:table-cell>
              <table:table-cell office:value-type="float" office:value="9.26229508196721">
                <text:p>9.26229508196721</text:p>
              </table:table-cell>
              <table:table-cell office:value-type="float" office:value="17.1212121212121">
                <text:p>17.1212121212121</text:p>
              </table:table-cell>
              <table:table-cell office:value-type="float" office:value="17.1212121212121">
                <text:p>17.1212121212121</text:p>
              </table:table-cell>
              <table:table-cell office:value-type="float" office:value="101.618705035971">
                <text:p>101.6187050359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83050847457627">
                <text:p>4.83050847457627</text:p>
              </table:table-cell>
              <table:table-cell office:value-type="float" office:value="9.26829268292683">
                <text:p>9.26829268292683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02.425876010782">
                <text:p>102.42587601078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83193277310924">
                <text:p>4.83193277310924</text:p>
              </table:table-cell>
              <table:table-cell office:value-type="float" office:value="9.2741935483871">
                <text:p>9.2741935483871</text:p>
              </table:table-cell>
              <table:table-cell office:value-type="float" office:value="17.1641791044776">
                <text:p>17.1641791044776</text:p>
              </table:table-cell>
              <table:table-cell office:value-type="float" office:value="17.1641791044776">
                <text:p>17.1641791044776</text:p>
              </table:table-cell>
              <table:table-cell office:value-type="float" office:value="103.231597845601">
                <text:p>103.23159784560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9.28">
                <text:p>9.28</text:p>
              </table:table-cell>
              <table:table-cell office:value-type="float" office:value="17.1851851851852">
                <text:p>17.1851851851852</text:p>
              </table:table-cell>
              <table:table-cell office:value-type="float" office:value="17.1851851851852">
                <text:p>17.1851851851852</text:p>
              </table:table-cell>
              <table:table-cell office:value-type="float" office:value="104.035874439462">
                <text:p>104.03587443946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83471074380165">
                <text:p>4.83471074380165</text:p>
              </table:table-cell>
              <table:table-cell office:value-type="float" office:value="9.28571428571429">
                <text:p>9.28571428571429</text:p>
              </table:table-cell>
              <table:table-cell office:value-type="float" office:value="17.2058823529412">
                <text:p>17.2058823529412</text:p>
              </table:table-cell>
              <table:table-cell office:value-type="float" office:value="17.2058823529412">
                <text:p>17.2058823529412</text:p>
              </table:table-cell>
              <table:table-cell office:value-type="float" office:value="104.838709677419">
                <text:p>104.83870967741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83606557377049">
                <text:p>4.83606557377049</text:p>
              </table:table-cell>
              <table:table-cell office:value-type="float" office:value="9.29133858267717">
                <text:p>9.29133858267717</text:p>
              </table:table-cell>
              <table:table-cell office:value-type="float" office:value="17.2262773722628">
                <text:p>17.2262773722628</text:p>
              </table:table-cell>
              <table:table-cell office:value-type="float" office:value="17.2262773722628">
                <text:p>17.2262773722628</text:p>
              </table:table-cell>
              <table:table-cell office:value-type="float" office:value="105.640107430618">
                <text:p>105.64010743061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83739837398374">
                <text:p>4.83739837398374</text:p>
              </table:table-cell>
              <table:table-cell office:value-type="float" office:value="9.296875">
                <text:p>9.296875</text:p>
              </table:table-cell>
              <table:table-cell office:value-type="float" office:value="17.2463768115942">
                <text:p>17.2463768115942</text:p>
              </table:table-cell>
              <table:table-cell office:value-type="float" office:value="17.2463768115942">
                <text:p>17.2463768115942</text:p>
              </table:table-cell>
              <table:table-cell office:value-type="float" office:value="106.440071556351">
                <text:p>106.4400715563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9.30232558139535">
                <text:p>9.30232558139535</text:p>
              </table:table-cell>
              <table:table-cell office:value-type="float" office:value="17.2661870503597">
                <text:p>17.2661870503597</text:p>
              </table:table-cell>
              <table:table-cell office:value-type="float" office:value="17.2661870503597">
                <text:p>17.2661870503597</text:p>
              </table:table-cell>
              <table:table-cell office:value-type="float" office:value="107.238605898123">
                <text:p>107.2386058981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.84">
                <text:p>4.84</text:p>
              </table:table-cell>
              <table:table-cell office:value-type="float" office:value="9.30769230769231">
                <text:p>9.30769230769231</text:p>
              </table:table-cell>
              <table:table-cell office:value-type="float" office:value="17.2857142857143">
                <text:p>17.2857142857143</text:p>
              </table:table-cell>
              <table:table-cell office:value-type="float" office:value="17.2857142857143">
                <text:p>17.2857142857143</text:p>
              </table:table-cell>
              <table:table-cell office:value-type="float" office:value="108.035714285714">
                <text:p>108.03571428571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.84126984126984">
                <text:p>4.84126984126984</text:p>
              </table:table-cell>
              <table:table-cell office:value-type="float" office:value="9.31297709923664">
                <text:p>9.31297709923664</text:p>
              </table:table-cell>
              <table:table-cell office:value-type="float" office:value="17.3049645390071">
                <text:p>17.3049645390071</text:p>
              </table:table-cell>
              <table:table-cell office:value-type="float" office:value="17.3049645390071">
                <text:p>17.3049645390071</text:p>
              </table:table-cell>
              <table:table-cell office:value-type="float" office:value="108.831400535236">
                <text:p>108.83140053523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.84251968503937">
                <text:p>4.84251968503937</text:p>
              </table:table-cell>
              <table:table-cell office:value-type="float" office:value="9.31818181818182">
                <text:p>9.31818181818182</text:p>
              </table:table-cell>
              <table:table-cell office:value-type="float" office:value="17.3239436619718">
                <text:p>17.3239436619718</text:p>
              </table:table-cell>
              <table:table-cell office:value-type="float" office:value="17.3239436619718">
                <text:p>17.3239436619718</text:p>
              </table:table-cell>
              <table:table-cell office:value-type="float" office:value="109.625668449198">
                <text:p>109.62566844919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.84375">
                <text:p>4.84375</text:p>
              </table:table-cell>
              <table:table-cell office:value-type="float" office:value="9.32330827067669">
                <text:p>9.32330827067669</text:p>
              </table:table-cell>
              <table:table-cell office:value-type="float" office:value="17.3426573426573">
                <text:p>17.3426573426573</text:p>
              </table:table-cell>
              <table:table-cell office:value-type="float" office:value="17.3426573426573">
                <text:p>17.3426573426573</text:p>
              </table:table-cell>
              <table:table-cell office:value-type="float" office:value="110.418521816563">
                <text:p>110.41852181656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.84496124031008">
                <text:p>4.84496124031008</text:p>
              </table:table-cell>
              <table:table-cell office:value-type="float" office:value="9.32835820895522">
                <text:p>9.32835820895522</text:p>
              </table:table-cell>
              <table:table-cell office:value-type="float" office:value="17.3611111111111">
                <text:p>17.3611111111111</text:p>
              </table:table-cell>
              <table:table-cell office:value-type="float" office:value="17.3611111111111">
                <text:p>17.3611111111111</text:p>
              </table:table-cell>
              <table:table-cell office:value-type="float" office:value="111.209964412811">
                <text:p>111.20996441281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.84615384615385">
                <text:p>4.84615384615385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84732824427481">
                <text:p>4.84732824427481</text:p>
              </table:table-cell>
              <table:table-cell office:value-type="float" office:value="9.33823529411765">
                <text:p>9.33823529411765</text:p>
              </table:table-cell>
              <table:table-cell office:value-type="float" office:value="17.3972602739726">
                <text:p>17.3972602739726</text:p>
              </table:table-cell>
              <table:table-cell office:value-type="float" office:value="17.3972602739726">
                <text:p>17.3972602739726</text:p>
              </table:table-cell>
              <table:table-cell office:value-type="float" office:value="112.788632326821">
                <text:p>112.7886323268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84848484848485">
                <text:p>4.84848484848485</text:p>
              </table:table-cell>
              <table:table-cell office:value-type="float" office:value="9.34306569343066">
                <text:p>9.34306569343066</text:p>
              </table:table-cell>
              <table:table-cell office:value-type="float" office:value="17.4149659863946">
                <text:p>17.4149659863946</text:p>
              </table:table-cell>
              <table:table-cell office:value-type="float" office:value="17.4149659863946">
                <text:p>17.4149659863946</text:p>
              </table:table-cell>
              <table:table-cell office:value-type="float" office:value="113.57586512866">
                <text:p>113.57586512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